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ffcc"/>
    </style:style>
    <style:style style:name="ce8" style:family="table-cell" style:parent-style-name="Default" style:data-style-name="N0">
      <style:table-cell-properties fo:background-color="#99ff99"/>
    </style:style>
    <style:style style:name="ce9" style:family="table-cell" style:parent-style-name="Default" style:data-style-name="N0">
      <style:table-cell-properties fo:background-color="#99ff99"/>
      <style:text-properties fo:color="#ff6600"/>
    </style:style>
    <style:style style:name="ce10" style:family="table-cell" style:parent-style-name="Default" style:data-style-name="N0">
      <style:table-cell-properties fo:background-color="transparent"/>
      <style:text-properties fo:color="#ff6600"/>
    </style:style>
    <style:style style:name="ce11" style:family="table-cell" style:parent-style-name="Default" style:data-style-name="N0">
      <style:table-cell-properties fo:background-color="#99ff99"/>
      <style:text-properties fo:color="#ff9900"/>
    </style:style>
    <style:style style:name="ce12" style:family="table-cell" style:parent-style-name="Default" style:data-style-name="N0">
      <style:table-cell-properties fo:background-color="transparent"/>
      <style:text-properties fo:color="#ff9900"/>
    </style:style>
    <style:style style:name="ce1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 style:data-style-name="N0">
      <style:table-cell-properties fo:background-color="#99ff99"/>
      <style:text-properties fo:color="#ff3333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  <style:text-properties fo:color="#ff3333"/>
    </style:style>
    <style:style style:name="ce19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ccffcc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background-color="#99ff99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99ff99"/>
      <style:text-properties fo:color="#ff3333"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3 CH3" table:style-name="ta1">
        <table:shapes>
          <draw:frame draw:z-index="0" draw:style-name="gr1" draw:text-style-name="P1" svg:width="159.99mm" svg:height="89.99mm" svg:x="1321.87mm" svg:y="15.52mm">
            <loext:p draw:notify-on-update-of-ranges="'sp3 CH3'.B1:'sp3 CH3'.B1 'sp3 CH3'.D1:'sp3 CH3'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53.38mm" svg:y="16.5mm">
            <loext:p draw:notify-on-update-of-ranges="'sp3 CH3'.B1:'sp3 CH3'.B1 'sp3 CH3'.B1:'sp3 CH3'.B1 'sp3 CH3'.D1:'sp3 CH3'.D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5.07mm" svg:height="89.99mm" svg:x="1485.52mm" svg:y="14.71mm">
            <loext:p draw:notify-on-update-of-ranges="'sp3 CH3'.B1:'sp3 CH3'.B1 'sp3 CH3'.D1:'sp3 CH3'.D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820.37mm" svg:y="15.52mm">
            <loext:p draw:notify-on-update-of-ranges="'sp3 CH3'.B1:'sp3 CH3'.B1 'sp3 CH3'.D1:'sp3 CH3'.D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59.99mm" svg:height="89.99mm" svg:x="1320.15mm" svg:y="113.15mm">
            <loext:p draw:notify-on-update-of-ranges="'sp3 CH3'.B1:'sp3 CH3'.B1 'sp3 CH3'.D1:'sp3 CH3'.D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159.99mm" svg:height="89.99mm" svg:x="1484.37mm" svg:y="113.13mm">
            <loext:p draw:notify-on-update-of-ranges="'sp3 CH3'.B1:'sp3 CH3'.B1 'sp3 CH3'.D1:'sp3 CH3'.D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159.99mm" svg:height="89.99mm" svg:x="1649.27mm" svg:y="113.13mm">
            <loext:p draw:notify-on-update-of-ranges="'sp3 CH3'.B1:'sp3 CH3'.B1 'sp3 CH3'.D1:'sp3 CH3'.D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ce5"/>
        <table:table-column table:style-name="co1" table:default-cell-style-name="ce17"/>
        <table:table-column table:style-name="co1" table:number-columns-repeated="961" table:default-cell-style-name="Default"/>
        <table:table-row table:style-name="ro1">
          <table:table-cell table:style-name="ce1"/>
          <table:table-cell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/>
          <table:table-cell office:value-type="float" office:value="27.2113845" calcext:value-type="float">
            <text:p>27.211384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style-name="ce5" table:number-columns-repeated="13"/>
          <table:table-cell table:number-columns-repeated="948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57"/>
          <table:table-cell table:number-columns-repeated="4"/>
          <table:table-cell table:style-name="ce5" table:number-columns-repeated="14"/>
          <table:table-cell table:style-name="ce1"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CH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(CH3)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16"/>
          <table:table-cell table:number-columns-repeated="4"/>
          <table:table-cell table:style-name="ce5" table:number-columns-repeated="13"/>
          <table:table-cell table:style-name="ce1"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3.284" calcext:value-type="float">
            <text:p>-13.284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2.146" calcext:value-type="float">
            <text:p>-12.146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0.45" calcext:value-type="float">
            <text:p>-10.45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2.369" calcext:value-type="float">
            <text:p>-12.369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9.78" calcext:value-type="float">
            <text:p>-9.78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4.892" calcext:value-type="float">
            <text:p>-14.892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1.518" calcext:value-type="float">
            <text:p>-11.518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8.935" calcext:value-type="float">
            <text:p>-8.935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9.402" calcext:value-type="float">
            <text:p>-9.402</text:p>
          </table:table-cell>
          <table:table-cell table:style-name="ce7"/>
          <table:table-cell table:style-name="ce1"/>
          <table:table-cell/>
          <table:table-cell table:style-name="ce17"/>
          <table:table-cell table:number-columns-repeated="3"/>
          <table:table-cell table:style-name="ce5" table:number-columns-repeated="13"/>
          <table:table-cell table:style-name="ce1"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office:value-type="float" office:value="-79.1525771133" calcext:value-type="float">
            <text:p>-79.152577113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14.9350531276" calcext:value-type="float">
            <text:p>-114.935053127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95.1248145251" calcext:value-type="float">
            <text:p>-95.124814525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227.620441584" calcext:value-type="float">
            <text:p>-227.62044158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644.4350935604" calcext:value-type="float">
            <text:p>-644.435093560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40.1569001698" calcext:value-type="float">
            <text:p>-40.156900169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52.7875861152" calcext:value-type="float">
            <text:p>-152.787586115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459.3670141255" calcext:value-type="float">
            <text:p>-459.367014125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404.557259866" calcext:value-type="float">
            <text:p>-1404.557259866</text:p>
          </table:table-cell>
          <table:table-cell table:style-name="ce1"/>
          <table:table-cell table:style-name="ce7"/>
          <table:table-cell table:style-name="ce1"/>
          <table:table-cell table:number-columns-repeated="5"/>
          <table:table-cell table:style-name="ce5" table:number-columns-repeated="13"/>
          <table:table-cell table:style-name="ce1"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office:value-type="float" office:value="-78.7510146256" calcext:value-type="float">
            <text:p>-78.751014625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14.5181158966" calcext:value-type="float">
            <text:p>-114.518115896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94.898335544" calcext:value-type="float">
            <text:p>-94.89833554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227.4392707416" calcext:value-type="float">
            <text:p>-227.439270741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644.2823688253" calcext:value-type="float">
            <text:p>-644.282368825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39.7413849918" calcext:value-type="float">
            <text:p>-39.741384991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52.6736253505" calcext:value-type="float">
            <text:p>-152.673625350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459.1623073645" calcext:value-type="float">
            <text:p>-459.162307364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/>
          <table:table-cell/>
          <table:table-cell table:style-name="ce17"/>
          <table:table-cell table:number-columns-repeated="3"/>
          <table:table-cell table:style-name="ce5" table:number-columns-repeated="13"/>
          <table:table-cell table:style-name="ce1"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8]-[.G7]" office:value-type="float" office:value="0.401562487699991" calcext:value-type="float">
            <text:p>0.4015624877</text:p>
          </table:table-cell>
          <table:table-cell table:style-name="ce2" table:formula="of:=[.G9]*conv" office:value-type="float" office:value="10.927071253581" calcext:value-type="float">
            <text:p>10.9270712536</text:p>
          </table:table-cell>
          <table:table-cell table:style-name="ce7"/>
          <table:table-cell table:style-name="ce1" table:number-columns-repeated="3"/>
          <table:table-cell table:style-name="ce2" table:formula="of:=[.M8]-[.M7]" office:value-type="float" office:value="0.416937231000006" calcext:value-type="float">
            <text:p>0.416937231</text:p>
          </table:table-cell>
          <table:table-cell table:style-name="ce2" table:formula="of:=[.M9]*conv" office:value-type="float" office:value="11.3454393051065" calcext:value-type="float">
            <text:p>11.3454393051</text:p>
          </table:table-cell>
          <table:table-cell table:style-name="ce7"/>
          <table:table-cell table:style-name="ce1" table:number-columns-repeated="3"/>
          <table:table-cell table:style-name="ce2" table:formula="of:=[.S8]-[.S7]" office:value-type="float" office:value="0.226478981100001" calcext:value-type="float">
            <text:p>0.2264789811</text:p>
          </table:table-cell>
          <table:table-cell table:style-name="ce2" table:formula="of:=[.S9]*conv" office:value-type="float" office:value="6.16280663588037" calcext:value-type="float">
            <text:p>6.1628066359</text:p>
          </table:table-cell>
          <table:table-cell table:style-name="ce7"/>
          <table:table-cell table:style-name="ce1" table:number-columns-repeated="3"/>
          <table:table-cell table:style-name="ce2" table:formula="of:=[.Y8]-[.Y7]" office:value-type="float" office:value="0.181170842399979" calcext:value-type="float">
            <text:p>0.1811708424</text:p>
          </table:table-cell>
          <table:table-cell table:style-name="ce2" table:formula="of:=[.Y9]*conv" office:value-type="float" office:value="4.92990945273473" calcext:value-type="float">
            <text:p>4.9299094527</text:p>
          </table:table-cell>
          <table:table-cell table:style-name="ce7"/>
          <table:table-cell table:style-name="ce1" table:number-columns-repeated="3"/>
          <table:table-cell table:style-name="ce2" table:formula="of:=[.AE8]-[.AE7]" office:value-type="float" office:value="0.152724735100037" calcext:value-type="float">
            <text:p>0.1527247351</text:p>
          </table:table-cell>
          <table:table-cell table:style-name="ce2" table:formula="of:=[.AE9]*conv" office:value-type="float" office:value="4.15585148946775" calcext:value-type="float">
            <text:p>4.1558514895</text:p>
          </table:table-cell>
          <table:table-cell table:style-name="ce7"/>
          <table:table-cell table:style-name="ce1" table:number-columns-repeated="3"/>
          <table:table-cell table:style-name="ce2" table:formula="of:=[.AK8]-[.AK7]" office:value-type="float" office:value="0.415515178" calcext:value-type="float">
            <text:p>0.415515178</text:p>
          </table:table-cell>
          <table:table-cell table:style-name="ce2" table:formula="of:=[.AK9]*conv" office:value-type="float" office:value="11.3067432741439" calcext:value-type="float">
            <text:p>11.3067432741</text:p>
          </table:table-cell>
          <table:table-cell table:style-name="ce7"/>
          <table:table-cell table:style-name="ce1" table:number-columns-repeated="3"/>
          <table:table-cell table:style-name="ce2" table:formula="of:=[.AQ8]-[.AQ7]" office:value-type="float" office:value="0.11396076470001" calcext:value-type="float">
            <text:p>0.1139607647</text:p>
          </table:table-cell>
          <table:table-cell table:style-name="ce2" table:formula="of:=[.AQ9]*conv" office:value-type="float" office:value="3.10103018616601" calcext:value-type="float">
            <text:p>3.1010301862</text:p>
          </table:table-cell>
          <table:table-cell table:style-name="ce7"/>
          <table:table-cell table:style-name="ce1" table:number-columns-repeated="3"/>
          <table:table-cell table:style-name="ce2" table:formula="of:=[.AW8]-[.AW7]" office:value-type="float" office:value="0.204706761000011" calcext:value-type="float">
            <text:p>0.204706761</text:p>
          </table:table-cell>
          <table:table-cell table:style-name="ce2" table:formula="of:=[.AW9]*conv" office:value-type="float" office:value="5.57035438332091" calcext:value-type="float">
            <text:p>5.5703543833</text:p>
          </table:table-cell>
          <table:table-cell table:style-name="ce7"/>
          <table:table-cell table:style-name="ce1" table:number-columns-repeated="3"/>
          <table:table-cell table:style-name="ce2" table:formula="of:=[.BC8]-[.BC7]" office:value-type="float" office:value="1404.557259866" calcext:value-type="float">
            <text:p>1404.557259866</text:p>
          </table:table-cell>
          <table:table-cell table:style-name="ce2" table:formula="of:=[.BC9]*conv" office:value-type="float" office:value="38219.9476504801" calcext:value-type="float">
            <text:p>38219.9476504801</text:p>
          </table:table-cell>
          <table:table-cell table:style-name="ce7"/>
          <table:table-cell table:style-name="ce1"/>
          <table:table-cell table:number-columns-repeated="2"/>
          <table:table-cell table:style-name="ce16" table:number-columns-repeated="2"/>
          <table:table-cell/>
          <table:table-cell table:style-name="ce5" table:number-columns-repeated="13"/>
          <table:table-cell table:style-name="ce1"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78210651247436" calcext:value-type="float">
            <text:p>0.3782106512</text:p>
          </table:table-cell>
          <table:table-cell table:style-name="ce2" table:formula="of:=[.G10]*conv" office:value-type="float" office:value="10.2916354530894" calcext:value-type="float">
            <text:p>10.2916354531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09122361903688" calcext:value-type="float">
            <text:p>0.3091223619</text:p>
          </table:table-cell>
          <table:table-cell table:style-name="ce2" table:formula="of:=[.M10]*conv" office:value-type="float" office:value="8.41164744730941" calcext:value-type="float">
            <text:p>8.4116474473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2516349960189" calcext:value-type="float">
            <text:p>0.27251635</text:p>
          </table:table-cell>
          <table:table-cell table:style-name="ce2" table:formula="of:=[.S10]*conv" office:value-type="float" office:value="7.41554718130326" calcext:value-type="float">
            <text:p>7.4155471813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8281750588106" calcext:value-type="float">
            <text:p>0.2382817506</text:p>
          </table:table-cell>
          <table:table-cell table:style-name="ce2" table:formula="of:=[.Y10]*conv" office:value-type="float" office:value="6.48397633458605" calcext:value-type="float">
            <text:p>6.4839763346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10]*conv" office:value-type="float" office:value="3.3689099116827" calcext:value-type="float">
            <text:p>3.3689099117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AK10]*conv" office:value-type="float" office:value="11.209952898206" calcext:value-type="float">
            <text:p>11.2099528982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6738945139328" calcext:value-type="float">
            <text:p>0.1567389451</text:p>
          </table:table-cell>
          <table:table-cell table:style-name="ce2" table:formula="of:=[.AQ10]*conv" office:value-type="float" office:value="4.26508370231067" calcext:value-type="float">
            <text:p>4.2650837023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11688876711216" calcext:value-type="float">
            <text:p>0.2116888767</text:p>
          </table:table-cell>
          <table:table-cell table:style-name="ce2" table:formula="of:=[.AW10]*conv" office:value-type="float" office:value="5.76034741856198" calcext:value-type="float">
            <text:p>5.7603474186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22580472796905" calcext:value-type="float">
            <text:p>0.2225804728</text:p>
          </table:table-cell>
          <table:table-cell table:style-name="ce2" table:formula="of:=[.BC10]*conv" office:value-type="float" office:value="6.05672282746837" calcext:value-type="float">
            <text:p>6.0567228275</text:p>
          </table:table-cell>
          <table:table-cell table:style-name="ce7"/>
          <table:table-cell table:style-name="ce1"/>
          <table:table-cell table:number-columns-repeated="2"/>
          <table:table-cell table:style-name="ce16" table:number-columns-repeated="2"/>
          <table:table-cell/>
          <table:table-cell table:style-name="ce5" table:number-columns-repeated="13"/>
          <table:table-cell table:style-name="ce1"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office:value-type="float" office:value="-78.7060607" calcext:value-type="float">
            <text:p>-78.706060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14.5750463113" calcext:value-type="float">
            <text:p>-114.575046311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94.8201675674" calcext:value-type="float">
            <text:p>-94.820167567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227.2683839387" calcext:value-type="float">
            <text:p>-227.268383938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644.0862757225" calcext:value-type="float">
            <text:p>-644.086275722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39.6612877607" calcext:value-type="float">
            <text:p>-39.661287760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52.4571001381" calcext:value-type="float">
            <text:p>-152.457100138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459.088231159" calcext:value-type="float">
            <text:p>-459.088231159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404.260532978" calcext:value-type="float">
            <text:p>-1404.260532978</text:p>
          </table:table-cell>
          <table:table-cell table:style-name="ce1"/>
          <table:table-cell table:style-name="ce7"/>
          <table:table-cell table:style-name="ce1"/>
          <table:table-cell table:number-columns-repeated="5"/>
          <table:table-cell table:style-name="ce5" table:number-columns-repeated="13"/>
          <table:table-cell table:style-name="ce1"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11]-[.G7]" office:value-type="float" office:value="0.446516413300003" calcext:value-type="float">
            <text:p>0.4465164133</text:p>
          </table:table-cell>
          <table:table-cell table:style-name="ce1" table:formula="of:=[.G12]*conv" office:value-type="float" office:value="12.1503298078673" calcext:value-type="float">
            <text:p>12.1503298079</text:p>
          </table:table-cell>
          <table:table-cell table:style-name="ce7"/>
          <table:table-cell table:style-name="ce1" table:number-columns-repeated="3"/>
          <table:table-cell table:style-name="ce1" table:formula="of:=[.M11]-[.M7]" office:value-type="float" office:value="0.3600068163" calcext:value-type="float">
            <text:p>0.3600068163</text:p>
          </table:table-cell>
          <table:table-cell table:style-name="ce1" table:formula="of:=[.M12]*conv" office:value-type="float" office:value="9.79628390096018" calcext:value-type="float">
            <text:p>9.796283901</text:p>
          </table:table-cell>
          <table:table-cell table:style-name="ce7"/>
          <table:table-cell table:style-name="ce1" table:number-columns-repeated="3"/>
          <table:table-cell table:style-name="ce1" table:formula="of:=[.S11]-[.S7]" office:value-type="float" office:value="0.304646957700001" calcext:value-type="float">
            <text:p>0.3046469577</text:p>
          </table:table-cell>
          <table:table-cell table:style-name="ce1" table:formula="of:=[.S12]*conv" office:value-type="float" office:value="8.28986550272997" calcext:value-type="float">
            <text:p>8.2898655027</text:p>
          </table:table-cell>
          <table:table-cell table:style-name="ce7"/>
          <table:table-cell table:style-name="ce1" table:number-columns-repeated="3"/>
          <table:table-cell table:style-name="ce1" table:formula="of:=[.Y11]-[.Y7]" office:value-type="float" office:value="0.352057645299993" calcext:value-type="float">
            <text:p>0.3520576453</text:p>
          </table:table-cell>
          <table:table-cell table:style-name="ce1" table:formula="of:=[.Y12]*conv" office:value-type="float" office:value="9.57997595242274" calcext:value-type="float">
            <text:p>9.5799759524</text:p>
          </table:table-cell>
          <table:table-cell table:style-name="ce7"/>
          <table:table-cell table:style-name="ce1" table:number-columns-repeated="3"/>
          <table:table-cell table:style-name="ce1" table:formula="of:=[.AE11]-[.AE7]" office:value-type="float" office:value="0.348817837900015" calcext:value-type="float">
            <text:p>0.3488178379</text:p>
          </table:table-cell>
          <table:table-cell table:style-name="ce1" table:formula="of:=[.AE12]*conv" office:value-type="float" office:value="9.49181630755597" calcext:value-type="float">
            <text:p>9.4918163076</text:p>
          </table:table-cell>
          <table:table-cell table:style-name="ce7"/>
          <table:table-cell table:style-name="ce1" table:number-columns-repeated="3"/>
          <table:table-cell table:style-name="ce1" table:formula="of:=[.AK11]-[.AK7]" office:value-type="float" office:value="0.495612409099998" calcext:value-type="float">
            <text:p>0.4956124091</text:p>
          </table:table-cell>
          <table:table-cell table:style-name="ce1" table:formula="of:=[.AK12]*conv" office:value-type="float" office:value="13.4862998269913" calcext:value-type="float">
            <text:p>13.486299827</text:p>
          </table:table-cell>
          <table:table-cell table:style-name="ce7"/>
          <table:table-cell table:style-name="ce1" table:number-columns-repeated="3"/>
          <table:table-cell table:style-name="ce1" table:formula="of:=[.AQ11]-[.AQ7]" office:value-type="float" office:value="0.330485977100011" calcext:value-type="float">
            <text:p>0.3304859771</text:p>
          </table:table-cell>
          <table:table-cell table:style-name="ce1" table:formula="of:=[.AQ12]*conv" office:value-type="float" office:value="8.9929809947266" calcext:value-type="float">
            <text:p>8.9929809947</text:p>
          </table:table-cell>
          <table:table-cell table:style-name="ce7"/>
          <table:table-cell table:style-name="ce1" table:number-columns-repeated="3"/>
          <table:table-cell table:style-name="ce1" table:formula="of:=[.AW11]-[.AW7]" office:value-type="float" office:value="0.278782966500046" calcext:value-type="float">
            <text:p>0.2787829665</text:p>
          </table:table-cell>
          <table:table-cell table:style-name="ce1" table:formula="of:=[.AW12]*conv" office:value-type="float" office:value="7.58607049348337" calcext:value-type="float">
            <text:p>7.5860704935</text:p>
          </table:table-cell>
          <table:table-cell table:style-name="ce7"/>
          <table:table-cell table:style-name="ce1" table:number-columns-repeated="3"/>
          <table:table-cell table:style-name="ce1" table:formula="of:=[.BC11]-[.BC7]" office:value-type="float" office:value="0.296726888000194" calcext:value-type="float">
            <text:p>0.296726888</text:p>
          </table:table-cell>
          <table:table-cell table:style-name="ce1" table:formula="of:=[.BC12]*conv" office:value-type="float" office:value="8.07434944086171" calcext:value-type="float">
            <text:p>8.0743494409</text:p>
          </table:table-cell>
          <table:table-cell table:style-name="ce7"/>
          <table:table-cell table:style-name="ce1"/>
          <table:table-cell table:number-columns-repeated="5"/>
          <table:table-cell table:style-name="ce5" table:number-columns-repeated="13"/>
          <table:table-cell table:style-name="ce1" table:number-columns-repeated="94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17" table:number-columns-repeated="4"/>
          <table:table-cell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ane</text:p>
          </table:table-cell>
          <table:table-cell table:style-name="ce4" office:value-type="string" calcext:value-type="string">
            <text:p><text:s/>(eclipsed)</text:p>
          </table:table-cell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CH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(CH3)3)3</text:p>
          </table:table-cell>
          <table:table-cell table:style-name="ce4" table:number-columns-repeated="3"/>
          <table:table-cell table:style-name="ce8"/>
          <table:table-cell/>
          <table:table-cell table:style-name="ce16"/>
          <table:table-cell table:number-columns-repeated="4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3.911" calcext:value-type="float">
            <text:p>-13.911</text:p>
          </table:table-cell>
          <table:table-cell table:style-name="ce15" table:formula="of:=[.H6]-[.H15]" office:value-type="float" office:value="0.626999999999999" calcext:value-type="float">
            <text:p>0.627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903" calcext:value-type="float">
            <text:p>-12.903</text:p>
          </table:table-cell>
          <table:table-cell table:style-name="ce15" table:formula="of:=[.N6]-[.N15]" office:value-type="float" office:value="0.757" calcext:value-type="float">
            <text:p>0.757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0.621" calcext:value-type="float">
            <text:p>-10.621</text:p>
          </table:table-cell>
          <table:table-cell table:style-name="ce15" table:formula="of:=[.T6]-[.T15]" office:value-type="float" office:value="0.171000000000001" calcext:value-type="float">
            <text:p>0.171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157" calcext:value-type="float">
            <text:p>-12.157</text:p>
          </table:table-cell>
          <table:table-cell table:style-name="ce15" table:formula="of:=[.Z6]-[.Z15]" office:value-type="float" office:value="-0.212" calcext:value-type="float">
            <text:p>-0.212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9.744" calcext:value-type="float">
            <text:p>-9.744</text:p>
          </table:table-cell>
          <table:table-cell table:style-name="ce15" table:formula="of:=[.AF6]-[.AF15]" office:value-type="float" office:value="-0.0359999999999996" calcext:value-type="float">
            <text:p>-0.036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5.074" calcext:value-type="float">
            <text:p>-15.074</text:p>
          </table:table-cell>
          <table:table-cell table:style-name="ce15" table:formula="of:=[.AL6]-[.AL15]" office:value-type="float" office:value="0.182" calcext:value-type="float">
            <text:p>0.182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1.177" calcext:value-type="float">
            <text:p>-11.177</text:p>
          </table:table-cell>
          <table:table-cell table:style-name="ce15" table:formula="of:=[.AR6]-[.AR15]" office:value-type="float" office:value="-0.341000000000001" calcext:value-type="float">
            <text:p>-0.341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9.299" calcext:value-type="float">
            <text:p>-9.299</text:p>
          </table:table-cell>
          <table:table-cell table:style-name="ce15" table:formula="of:=[.AX6]-[.AX15]" office:value-type="float" office:value="0.363999999999999" calcext:value-type="float">
            <text:p>0.364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BD6]-[.BD15]" office:value-type="float" office:value="-9.402" calcext:value-type="float">
            <text:p>-9.402</text:p>
          </table:table-cell>
          <table:table-cell table:number-columns-repeated="2"/>
          <table:table-cell table:style-name="ce17"/>
          <table:table-cell table:number-columns-repeated="2"/>
          <table:table-cell table:style-name="ce18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office:value-type="float" office:value="-40.3115575671" calcext:value-type="float">
            <text:p>-40.3115575671</text:p>
          </table:table-cell>
          <table:table-cell table:style-name="ce4"/>
          <table:table-cell table:style-name="ce11" table:formula="of:=ABS(([.I15]/[.H15])*100)" office:value-type="float" office:value="4.50722449859822" calcext:value-type="float">
            <text:p>4.5072244986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76.2067478369" calcext:value-type="float">
            <text:p>-76.2067478369</text:p>
          </table:table-cell>
          <table:table-cell table:style-name="ce4"/>
          <table:table-cell table:style-name="ce11" table:formula="of:=ABS(([.O15]/[.N15])*100)" office:value-type="float" office:value="5.86685266992172" calcext:value-type="float">
            <text:p>5.8668526699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56.3626965544" calcext:value-type="float">
            <text:p>-56.3626965544</text:p>
          </table:table-cell>
          <table:table-cell table:style-name="ce4"/>
          <table:table-cell table:style-name="ce11" table:formula="of:=ABS(([.U15]/[.T15])*100)" office:value-type="float" office:value="1.61001788908767" calcext:value-type="float">
            <text:p>1.6100178891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188.8013076478" calcext:value-type="float">
            <text:p>-188.8013076478</text:p>
          </table:table-cell>
          <table:table-cell table:style-name="ce4"/>
          <table:table-cell table:style-name="ce11" table:formula="of:=ABS(([.AA15]/[.Z15])*100)" office:value-type="float" office:value="1.74385127909846" calcext:value-type="float">
            <text:p>1.7438512791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605.6306461309" calcext:value-type="float">
            <text:p>-605.6306461309</text:p>
          </table:table-cell>
          <table:table-cell table:style-name="ce4"/>
          <table:table-cell table:style-name="ce11" table:formula="of:=ABS(([.AG15]/[.AF15])*100)" office:value-type="float" office:value="0.369458128078813" calcext:value-type="float">
            <text:p>0.3694581281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.2833752998" calcext:value-type="float">
            <text:p>-1.2833752998</text:p>
          </table:table-cell>
          <table:table-cell table:style-name="ce4"/>
          <table:table-cell table:style-name="ce11" table:formula="of:=ABS(([.AM15]/[.AL15])*100)" office:value-type="float" office:value="1.20737694042723" calcext:value-type="float">
            <text:p>1.2073769404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13.95995679536" calcext:value-type="float">
            <text:p>-113.9599567954</text:p>
          </table:table-cell>
          <table:table-cell table:style-name="ce4"/>
          <table:table-cell table:style-name="ce11" table:formula="of:=ABS(([.AS15]/[.AR15])*100)" office:value-type="float" office:value="3.05090811487878" calcext:value-type="float">
            <text:p>3.0509081149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936.95394239752" calcext:value-type="float">
            <text:p>-936.9539423975</text:p>
          </table:table-cell>
          <table:table-cell table:style-name="ce4"/>
          <table:table-cell table:style-name="ce11" table:formula="of:=ABS(([.AY15]/[.AX15])*100)" office:value-type="float" office:value="3.9143993977847" calcext:value-type="float">
            <text:p>3.9143993978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BE15]/[.BD15])*100)" office:value-type="string" office:string-value="" calcext:value-type="error">
            <text:p>#DIV/0!</text:p>
          </table:table-cell>
          <table:table-cell table:number-columns-repeated="5"/>
          <table:table-cell table:style-name="ce12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39.9289467352" calcext:value-type="float">
            <text:p>-39.9289467352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75.9046020619" calcext:value-type="float">
            <text:p>-75.9046020619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56.179169142" calcext:value-type="float">
            <text:p>-56.179169142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88.6366153328" calcext:value-type="float">
            <text:p>-188.6366153328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605.4771658403" calcext:value-type="float">
            <text:p>-605.4771658403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0.8902528789" calcext:value-type="float">
            <text:p>-0.8902528789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13.85950613617" calcext:value-type="float">
            <text:p>-113.8595061362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936.75968298525" calcext:value-type="float">
            <text:p>-936.7596829853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17"/>
          <table:table-cell table:number-columns-repeated="2"/>
          <table:table-cell table:style-name="ce5" table:number-columns-repeated="14"/>
          <table:table-cell table:style-name="ce4" table:number-columns-repeated="94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17]-[.G16]" office:value-type="float" office:value="0.382610831900003" calcext:value-type="float">
            <text:p>0.3826108319</text:p>
          </table:table-cell>
          <table:table-cell table:style-name="ce13" table:formula="of:=[.G18]*conv" office:value-type="float" office:value="10.4113704606958" calcext:value-type="float">
            <text:p>10.4113704607</text:p>
          </table:table-cell>
          <table:table-cell table:style-name="ce15" table:formula="of:=[.H9]-[.H18]" office:value-type="float" office:value="0.515700792885129" calcext:value-type="float">
            <text:p>0.5157007929</text:p>
          </table:table-cell>
          <table:table-cell/>
          <table:table-cell table:style-name="ce4"/>
          <table:table-cell/>
          <table:table-cell table:style-name="ce13" table:formula="of:=[.M17]-[.M16]" office:value-type="float" office:value="0.302145775000014" calcext:value-type="float">
            <text:p>0.302145775</text:p>
          </table:table-cell>
          <table:table-cell table:style-name="ce13" table:formula="of:=[.M18]*conv" office:value-type="float" office:value="8.22180485857586" calcext:value-type="float">
            <text:p>8.2218048586</text:p>
          </table:table-cell>
          <table:table-cell table:style-name="ce15" table:formula="of:=[.N9]-[.N18]" office:value-type="float" office:value="3.12363444653061" calcext:value-type="float">
            <text:p>3.1236344465</text:p>
          </table:table-cell>
          <table:table-cell/>
          <table:table-cell table:style-name="ce4"/>
          <table:table-cell/>
          <table:table-cell table:style-name="ce13" table:formula="of:=[.S17]-[.S16]" office:value-type="float" office:value="0.183527412400004" calcext:value-type="float">
            <text:p>0.1835274124</text:p>
          </table:table-cell>
          <table:table-cell table:style-name="ce13" table:formula="of:=[.S18]*conv" office:value-type="float" office:value="4.99403498510657" calcext:value-type="float">
            <text:p>4.9940349851</text:p>
          </table:table-cell>
          <table:table-cell table:style-name="ce15" table:formula="of:=[.T9]-[.T18]" office:value-type="float" office:value="1.1687716507738" calcext:value-type="float">
            <text:p>1.1687716508</text:p>
          </table:table-cell>
          <table:table-cell/>
          <table:table-cell table:style-name="ce4"/>
          <table:table-cell/>
          <table:table-cell table:style-name="ce13" table:formula="of:=[.Y17]-[.Y16]" office:value-type="float" office:value="0.164692314999996" calcext:value-type="float">
            <text:p>0.164692315</text:p>
          </table:table-cell>
          <table:table-cell table:style-name="ce13" table:formula="of:=[.Y18]*conv" office:value-type="float" office:value="4.48150590766002" calcext:value-type="float">
            <text:p>4.4815059077</text:p>
          </table:table-cell>
          <table:table-cell table:style-name="ce15" table:formula="of:=[.Z9]-[.Z18]" office:value-type="float" office:value="0.448403545074712" calcext:value-type="float">
            <text:p>0.4484035451</text:p>
          </table:table-cell>
          <table:table-cell/>
          <table:table-cell table:style-name="ce4"/>
          <table:table-cell/>
          <table:table-cell table:style-name="ce13" table:formula="of:=[.AE17]-[.AE16]" office:value-type="float" office:value="0.153480290599987" calcext:value-type="float">
            <text:p>0.1534802906</text:p>
          </table:table-cell>
          <table:table-cell table:style-name="ce13" table:formula="of:=[.AE18]*conv" office:value-type="float" office:value="4.17641120068798" calcext:value-type="float">
            <text:p>4.1764112007</text:p>
          </table:table-cell>
          <table:table-cell table:style-name="ce15" table:formula="of:=[.AF9]-[.AF18]" office:value-type="float" office:value="-0.0205597112202254" calcext:value-type="float">
            <text:p>-0.0205597112</text:p>
          </table:table-cell>
          <table:table-cell/>
          <table:table-cell table:style-name="ce4" table:number-columns-repeated="2"/>
          <table:table-cell table:style-name="ce13" table:formula="of:=[.AK17]-[.AK16]" office:value-type="float" office:value="0.3931224209" calcext:value-type="float">
            <text:p>0.3931224209</text:p>
          </table:table-cell>
          <table:table-cell table:style-name="ce13" table:formula="of:=[.AK18]*conv" office:value-type="float" office:value="10.6974053506807" calcext:value-type="float">
            <text:p>10.6974053507</text:p>
          </table:table-cell>
          <table:table-cell table:style-name="ce15" table:formula="of:=[.AL9]-[.AL18]" office:value-type="float" office:value="0.609337923463196" calcext:value-type="float">
            <text:p>0.6093379235</text:p>
          </table:table-cell>
          <table:table-cell/>
          <table:table-cell table:style-name="ce4" table:number-columns-repeated="2"/>
          <table:table-cell table:style-name="ce13" table:formula="of:=[.AQ17]-[.AQ16]" office:value-type="float" office:value="0.100450659190003" calcext:value-type="float">
            <text:p>0.1004506592</text:p>
          </table:table-cell>
          <table:table-cell table:style-name="ce13" table:formula="of:=[.AQ18]*conv" office:value-type="float" office:value="2.73340151049762" calcext:value-type="float">
            <text:p>2.7334015105</text:p>
          </table:table-cell>
          <table:table-cell table:style-name="ce15" table:formula="of:=[.AR9]-[.AR18]" office:value-type="float" office:value="0.367628675668393" calcext:value-type="float">
            <text:p>0.3676286757</text:p>
          </table:table-cell>
          <table:table-cell/>
          <table:table-cell table:style-name="ce4" table:number-columns-repeated="2"/>
          <table:table-cell table:style-name="ce13" table:formula="of:=[.AW17]-[.AW16]" office:value-type="float" office:value="0.194259412269957" calcext:value-type="float">
            <text:p>0.1942594123</text:p>
          </table:table-cell>
          <table:table-cell table:style-name="ce13" table:formula="of:=[.AW18]*conv" office:value-type="float" office:value="5.28606756002183" calcext:value-type="float">
            <text:p>5.28606756</text:p>
          </table:table-cell>
          <table:table-cell table:style-name="ce15" table:formula="of:=[.AX9]-[.AX18]" office:value-type="float" office:value="0.284286823299079" calcext:value-type="float">
            <text:p>0.2842868233</text:p>
          </table:table-cell>
          <table:table-cell/>
          <table:table-cell table:style-name="ce4" table:number-columns-repeated="2"/>
          <table:table-cell table:style-name="ce13"/>
          <table:table-cell table:style-name="ce13" table:formula="of:=[.BC18]*conv" office:value-type="float" office:value="0" calcext:value-type="float">
            <text:p>0</text:p>
          </table:table-cell>
          <table:table-cell table:style-name="ce15" table:formula="of:=[.BD9]-[.BD18]" office:value-type="float" office:value="38219.9476504801" calcext:value-type="float">
            <text:p>38219.9476504801</text:p>
          </table:table-cell>
          <table:table-cell table:number-columns-repeated="3"/>
          <table:table-cell table:style-name="ce16" table:number-columns-repeated="2"/>
          <table:table-cell table:style-name="ce18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18]/[.H18])*100)" office:value-type="float" office:value="4.95324601916684" calcext:value-type="float">
            <text:p>4.9532460192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18]/[.N18])*100)" office:value-type="float" office:value="37.9920771687066" calcext:value-type="float">
            <text:p>37.992077168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18]/[.T18])*100)" office:value-type="float" office:value="23.4033532856571" calcext:value-type="float">
            <text:p>23.403353285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18]/[.Z18])*100)" office:value-type="float" office:value="10.0056444042231" calcext:value-type="float">
            <text:p>10.0056444042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18]/[.AF18])*100)" office:value-type="float" office:value="0.492281775722625" calcext:value-type="float">
            <text:p>0.4922817757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18]/[.AL18])*100)" office:value-type="float" office:value="5.69612820574683" calcext:value-type="float">
            <text:p>5.6961282057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18]/[.AR18])*100)" office:value-type="float" office:value="13.449494128708" calcext:value-type="float">
            <text:p>13.4494941287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18]/[.AX18])*100)" office:value-type="float" office:value="5.37803991475859" calcext:value-type="float">
            <text:p>5.3780399148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18]/[.BD18])*100)" office:value-type="string" office:string-value="" calcext:value-type="error">
            <text:p>#DIV/0!</text:p>
          </table:table-cell>
          <table:table-cell table:number-columns-repeated="3"/>
          <table:table-cell table:style-name="ce16" table:number-columns-repeated="2"/>
          <table:table-cell table:style-name="ce12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 office:value-type="float" office:value="0.392906656579651" calcext:value-type="float">
            <text:p>0.3929066566</text:p>
          </table:table-cell>
          <table:table-cell table:style-name="ce13" table:formula="of:=[.G20]*conv" office:value-type="float" office:value="10.6915341047983" calcext:value-type="float">
            <text:p>10.6915341048</text:p>
          </table:table-cell>
          <table:table-cell table:style-name="ce15" table:formula="of:=[.H10]-[.H20]" office:value-type="float" office:value="-0.399898651708952" calcext:value-type="float">
            <text:p>-0.3998986517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314986591819849" calcext:value-type="float">
            <text:p>0.3149865918</text:p>
          </table:table-cell>
          <table:table-cell table:style-name="ce13" table:formula="of:=[.M20]*conv" office:value-type="float" office:value="8.57122126235447" calcext:value-type="float">
            <text:p>8.5712212624</text:p>
          </table:table-cell>
          <table:table-cell table:style-name="ce15" table:formula="of:=[.N10]-[.N20]" office:value-type="float" office:value="-0.159573815045059" calcext:value-type="float">
            <text:p>-0.159573815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55943104067436" calcext:value-type="float">
            <text:p>0.2559431041</text:p>
          </table:table-cell>
          <table:table-cell table:style-name="ce13" table:formula="of:=[.S20]*conv" office:value-type="float" office:value="6.96456621490252" calcext:value-type="float">
            <text:p>6.9645662149</text:p>
          </table:table-cell>
          <table:table-cell table:style-name="ce15" table:formula="of:=[.T10]-[.T20]" office:value-type="float" office:value="0.450980966400748" calcext:value-type="float">
            <text:p>0.4509809664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18457133205118" calcext:value-type="float">
            <text:p>0.2184571332</text:p>
          </table:table-cell>
          <table:table-cell table:style-name="ce13" table:formula="of:=[.Y20]*conv" office:value-type="float" office:value="5.94452104841218" calcext:value-type="float">
            <text:p>5.9445210484</text:p>
          </table:table-cell>
          <table:table-cell table:style-name="ce15" table:formula="of:=[.Z10]-[.Z20]" office:value-type="float" office:value="0.539455286173871" calcext:value-type="float">
            <text:p>0.5394552862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24393020389931" calcext:value-type="float">
            <text:p>0.1243930204</text:p>
          </table:table-cell>
          <table:table-cell table:style-name="ce13" table:formula="of:=[.AE20]*conv" office:value-type="float" office:value="3.38490630694675" calcext:value-type="float">
            <text:p>3.3849063069</text:p>
          </table:table-cell>
          <table:table-cell table:style-name="ce15" table:formula="of:=[.AF10]-[.AF20]" office:value-type="float" office:value="-0.0159963952640538" calcext:value-type="float">
            <text:p>-0.0159963953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388679884244521" calcext:value-type="float">
            <text:p>0.3886798842</text:p>
          </table:table-cell>
          <table:table-cell table:style-name="ce13" table:formula="of:=[.AK20]*conv" office:value-type="float" office:value="10.5765177775932" calcext:value-type="float">
            <text:p>10.5765177776</text:p>
          </table:table-cell>
          <table:table-cell table:style-name="ce15" table:formula="of:=[.AL10]-[.AL20]" office:value-type="float" office:value="0.633435120612841" calcext:value-type="float">
            <text:p>0.6334351206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40015212361485" calcext:value-type="float">
            <text:p>0.1400152124</text:p>
          </table:table-cell>
          <table:table-cell table:style-name="ce13" table:formula="of:=[.AQ20]*conv" office:value-type="float" office:value="3.81000777941752" calcext:value-type="float">
            <text:p>3.8100077794</text:p>
          </table:table-cell>
          <table:table-cell table:style-name="ce15" table:formula="of:=[.AR10]-[.AR20]" office:value-type="float" office:value="0.455075922893154" calcext:value-type="float">
            <text:p>0.4550759229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212181898262837" calcext:value-type="float">
            <text:p>0.2121818983</text:p>
          </table:table-cell>
          <table:table-cell table:style-name="ce13" table:formula="of:=[.AW20]*conv" office:value-type="float" office:value="5.77376321756995" calcext:value-type="float">
            <text:p>5.7737632176</text:p>
          </table:table-cell>
          <table:table-cell table:style-name="ce15" table:formula="of:=[.AX10]-[.AX20]" office:value-type="float" office:value="-0.0134157990079711" calcext:value-type="float">
            <text:p>-0.013415799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BC20]*conv" office:value-type="float" office:value="0" calcext:value-type="float">
            <text:p>0</text:p>
          </table:table-cell>
          <table:table-cell table:style-name="ce15" table:formula="of:=[.BD10]-[.BD20]" office:value-type="float" office:value="6.05672282746837" calcext:value-type="float">
            <text:p>6.0567228275</text:p>
          </table:table-cell>
          <table:table-cell table:number-columns-repeated="3"/>
          <table:table-cell table:style-name="ce16" table:number-columns-repeated="2"/>
          <table:table-cell table:style-name="ce18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20]/[.H20])*100)" office:value-type="float" office:value="3.7403299450682" calcext:value-type="float">
            <text:p>3.740329945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20]/[.N20])*100)" office:value-type="float" office:value="1.86173953700065" calcext:value-type="float">
            <text:p>1.86173953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20]/[.T20])*100)" office:value-type="float" office:value="6.4753633246498" calcext:value-type="float">
            <text:p>6.4753633246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20]/[.Z20])*100)" office:value-type="float" office:value="9.07483179520346" calcext:value-type="float">
            <text:p>9.0748317952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20]/[.AF20])*100)" office:value-type="float" office:value="0.47258014885744" calcext:value-type="float">
            <text:p>0.4725801489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20]/[.AL20])*100)" office:value-type="float" office:value="5.98907063679128" calcext:value-type="float">
            <text:p>5.9890706368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20]/[.AR20])*100)" office:value-type="float" office:value="11.9442255564824" calcext:value-type="float">
            <text:p>11.9442255565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20]/[.AX20])*100)" office:value-type="float" office:value="0.232357970052286" calcext:value-type="float">
            <text:p>0.2323579701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20]/[.BD20])*100)" office:value-type="string" office:string-value="" calcext:value-type="error">
            <text:p>#DIV/0!</text:p>
          </table:table-cell>
          <table:table-cell table:number-columns-repeated="3"/>
          <table:table-cell table:style-name="ce16" table:number-columns-repeated="2"/>
          <table:table-cell table:style-name="ce12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office:value-type="float" office:value="-39.8527218826" calcext:value-type="float">
            <text:p>-39.8527218826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75.7530680484" calcext:value-type="float">
            <text:p>-75.753068048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56.0498782667" calcext:value-type="float">
            <text:p>-56.0498782667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188.4531710645" calcext:value-type="float">
            <text:p>-188.4531710645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605.2838068363" calcext:value-type="float">
            <text:p>-605.2838068363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0.7537277853" calcext:value-type="float">
            <text:p>-0.7537277853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113.6353934516" calcext:value-type="float">
            <text:p>-113.6353934516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936.67321754769" calcext:value-type="float">
            <text:p>-936.6732175477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5"/>
          <table:table-cell table:style-name="ce12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22]-[.G16]" office:value-type="float" office:value="0.458835684500002" calcext:value-type="float">
            <text:p>0.4588356845</text:p>
          </table:table-cell>
          <table:table-cell table:style-name="ce4" table:formula="of:=[.G23]*conv" office:value-type="float" office:value="12.4855542332503" calcext:value-type="float">
            <text:p>12.4855542333</text:p>
          </table:table-cell>
          <table:table-cell table:style-name="ce15" table:formula="of:=[.H12]-[.H23]" office:value-type="float" office:value="-0.335224425383" calcext:value-type="float">
            <text:p>-0.3352244254</text:p>
          </table:table-cell>
          <table:table-cell/>
          <table:table-cell table:style-name="ce4"/>
          <table:table-cell/>
          <table:table-cell table:style-name="ce4" table:formula="of:=[.M22]-[.M16]" office:value-type="float" office:value="0.453679788500011" calcext:value-type="float">
            <text:p>0.4536797885</text:p>
          </table:table-cell>
          <table:table-cell table:style-name="ce4" table:formula="of:=[.M23]*conv" office:value-type="float" office:value="12.3452551647525" calcext:value-type="float">
            <text:p>12.3452551648</text:p>
          </table:table-cell>
          <table:table-cell table:style-name="ce15" table:formula="of:=[.N12]-[.N23]" office:value-type="float" office:value="-2.54897126379231" calcext:value-type="float">
            <text:p>-2.5489712638</text:p>
          </table:table-cell>
          <table:table-cell/>
          <table:table-cell table:style-name="ce4"/>
          <table:table-cell/>
          <table:table-cell table:style-name="ce4" table:formula="of:=[.S22]-[.S16]" office:value-type="float" office:value="0.312818287700004" calcext:value-type="float">
            <text:p>0.3128182877</text:p>
          </table:table-cell>
          <table:table-cell table:style-name="ce4" table:formula="of:=[.S23]*conv" office:value-type="float" office:value="8.51221870523644" calcext:value-type="float">
            <text:p>8.5122187052</text:p>
          </table:table-cell>
          <table:table-cell table:style-name="ce15" table:formula="of:=[.T12]-[.T23]" office:value-type="float" office:value="-0.222353202506474" calcext:value-type="float">
            <text:p>-0.2223532025</text:p>
          </table:table-cell>
          <table:table-cell/>
          <table:table-cell table:style-name="ce4"/>
          <table:table-cell/>
          <table:table-cell table:style-name="ce4" table:formula="of:=[.Y22]-[.Y16]" office:value-type="float" office:value="0.348136583300004" calcext:value-type="float">
            <text:p>0.3481365833</text:p>
          </table:table-cell>
          <table:table-cell table:style-name="ce4" table:formula="of:=[.Y23]*conv" office:value-type="float" office:value="9.47327842669269" calcext:value-type="float">
            <text:p>9.4732784267</text:p>
          </table:table-cell>
          <table:table-cell table:style-name="ce15" table:formula="of:=[.Z12]-[.Z23]" office:value-type="float" office:value="0.106697525730045" calcext:value-type="float">
            <text:p>0.1066975257</text:p>
          </table:table-cell>
          <table:table-cell/>
          <table:table-cell table:style-name="ce4"/>
          <table:table-cell/>
          <table:table-cell table:style-name="ce4" table:formula="of:=[.AE22]-[.AE16]" office:value-type="float" office:value="0.346839294600045" calcext:value-type="float">
            <text:p>0.3468392946</text:p>
          </table:table-cell>
          <table:table-cell table:style-name="ce4" table:formula="of:=[.AE23]*conv" office:value-type="float" office:value="9.4379774050706" calcext:value-type="float">
            <text:p>9.4379774051</text:p>
          </table:table-cell>
          <table:table-cell table:style-name="ce15" table:formula="of:=[.AF12]-[.AF23]" office:value-type="float" office:value="0.0538389024853707" calcext:value-type="float">
            <text:p>0.0538389025</text:p>
          </table:table-cell>
          <table:table-cell/>
          <table:table-cell table:style-name="ce4" table:number-columns-repeated="2"/>
          <table:table-cell table:style-name="ce4" table:formula="of:=[.AK22]-[.AK16]" office:value-type="float" office:value="0.5296475145" calcext:value-type="float">
            <text:p>0.5296475145</text:p>
          </table:table-cell>
          <table:table-cell table:style-name="ce4" table:formula="of:=[.AK23]*conv" office:value-type="float" office:value="14.4124421665288" calcext:value-type="float">
            <text:p>14.4124421665</text:p>
          </table:table-cell>
          <table:table-cell table:style-name="ce15" table:formula="of:=[.AL12]-[.AL23]" office:value-type="float" office:value="-0.926142339537487" calcext:value-type="float">
            <text:p>-0.9261423395</text:p>
          </table:table-cell>
          <table:table-cell/>
          <table:table-cell table:style-name="ce4" table:number-columns-repeated="2"/>
          <table:table-cell table:style-name="ce4" table:formula="of:=[.AQ22]-[.AQ16]" office:value-type="float" office:value="0.324563343760005" calcext:value-type="float">
            <text:p>0.3245633438</text:p>
          </table:table-cell>
          <table:table-cell table:style-name="ce4" table:formula="of:=[.AQ23]*conv" office:value-type="float" office:value="8.83181794165917" calcext:value-type="float">
            <text:p>8.8318179417</text:p>
          </table:table-cell>
          <table:table-cell table:style-name="ce15" table:formula="of:=[.AR12]-[.AR23]" office:value-type="float" office:value="0.161163053067433" calcext:value-type="float">
            <text:p>0.1611630531</text:p>
          </table:table-cell>
          <table:table-cell/>
          <table:table-cell table:style-name="ce4" table:number-columns-repeated="2"/>
          <table:table-cell table:style-name="ce4" table:formula="of:=[.AW22]-[.AW16]" office:value-type="float" office:value="0.280724849829994" calcext:value-type="float">
            <text:p>0.2807248498</text:p>
          </table:table-cell>
          <table:table-cell table:style-name="ce4" table:formula="of:=[.AW23]*conv" office:value-type="float" office:value="7.63891182742873" calcext:value-type="float">
            <text:p>7.6389118274</text:p>
          </table:table-cell>
          <table:table-cell table:style-name="ce15" table:formula="of:=[.AX12]-[.AX23]" office:value-type="float" office:value="-0.0528413339453602" calcext:value-type="float">
            <text:p>-0.0528413339</text:p>
          </table:table-cell>
          <table:table-cell/>
          <table:table-cell table:style-name="ce4" table:number-columns-repeated="2"/>
          <table:table-cell table:style-name="ce4" table:formula="of:=[.BC22]-[.BC16]" office:value-type="float" office:value="0" calcext:value-type="float">
            <text:p>0</text:p>
          </table:table-cell>
          <table:table-cell table:style-name="ce4" table:formula="of:=[.BC23]*conv" office:value-type="float" office:value="0" calcext:value-type="float">
            <text:p>0</text:p>
          </table:table-cell>
          <table:table-cell table:style-name="ce15" table:formula="of:=[.BD12]-[.BD23]" office:value-type="float" office:value="8.07434944086171" calcext:value-type="float">
            <text:p>8.0743494409</text:p>
          </table:table-cell>
          <table:table-cell table:number-columns-repeated="5"/>
          <table:table-cell table:style-name="ce18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23]/[.H23])*100)" office:value-type="float" office:value="2.6848982361573" calcext:value-type="float">
            <text:p>2.6848982362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O23]/[.N23])*100)" office:value-type="float" office:value="20.6473760953115" calcext:value-type="float">
            <text:p>20.6473760953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U23]/[.T23])*100)" office:value-type="float" office:value="2.61216505597641" calcext:value-type="float">
            <text:p>2.612165056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A23]/[.Z23])*100)" office:value-type="float" office:value="1.12629990299245" calcext:value-type="float">
            <text:p>1.126299903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G23]/[.AF23])*100)" office:value-type="float" office:value="0.570449580187016" calcext:value-type="float">
            <text:p>0.5704495802</text:p>
          </table:table-cell>
          <table:table-cell/>
          <table:table-cell table:style-name="ce4" table:number-columns-repeated="4"/>
          <table:table-cell table:style-name="ce11" table:formula="of:=ABS(([.AM23]/[.AL23])*100)" office:value-type="float" office:value="6.42599171491103" calcext:value-type="float">
            <text:p>6.4259917149</text:p>
          </table:table-cell>
          <table:table-cell/>
          <table:table-cell table:style-name="ce4" table:number-columns-repeated="4"/>
          <table:table-cell table:style-name="ce11" table:formula="of:=ABS(([.AS23]/[.AR23])*100)" office:value-type="float" office:value="1.82480044462009" calcext:value-type="float">
            <text:p>1.8248004446</text:p>
          </table:table-cell>
          <table:table-cell/>
          <table:table-cell table:style-name="ce4" table:number-columns-repeated="4"/>
          <table:table-cell table:style-name="ce11" table:formula="of:=ABS(([.AY23]/[.AX23])*100)" office:value-type="float" office:value="0.69173902172329" calcext:value-type="float">
            <text:p>0.6917390217</text:p>
          </table:table-cell>
          <table:table-cell/>
          <table:table-cell table:style-name="ce4" table:number-columns-repeated="4"/>
          <table:table-cell table:style-name="ce11" table:formula="of:=ABS(([.BE23]/[.BD23])*100)" office:value-type="string" office:string-value="" calcext:value-type="error">
            <text:p>#DIV/0!</text:p>
          </table:table-cell>
          <table:table-cell table:number-columns-repeated="5"/>
          <table:table-cell table:style-name="ce12"/>
          <table:table-cell table:style-name="ce5" table:number-columns-repeated="13"/>
          <table:table-cell table:style-name="ce4" table:number-columns-repeated="948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ce5" table:number-columns-repeated="14"/>
          <table:table-cell table:number-columns-repeated="948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57"/>
          <table:table-cell table:number-columns-repeated="4"/>
          <table:table-cell table:style-name="ce5" table:number-columns-repeated="14"/>
          <table:table-cell table:number-columns-repeated="948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CH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(CH3)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16"/>
          <table:table-cell table:number-columns-repeated="965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9.492" calcext:value-type="float">
            <text:p>-9.492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603" calcext:value-type="float">
            <text:p>-7.603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47" calcext:value-type="float">
            <text:p>-6.47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956" calcext:value-type="float">
            <text:p>-7.956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518" calcext:value-type="float">
            <text:p>-7.518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0.924" calcext:value-type="float">
            <text:p>-10.924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357" calcext:value-type="float">
            <text:p>-7.357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706" calcext:value-type="float">
            <text:p>-6.706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536" calcext:value-type="float">
            <text:p>-6.536</text:p>
          </table:table-cell>
          <table:table-cell table:style-name="ce7"/>
          <table:table-cell table:style-name="ce1"/>
          <table:table-cell/>
          <table:table-cell table:style-name="ce17"/>
          <table:table-cell table:number-columns-repeated="964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office:value-type="float" office:value="-79.6448527128" calcext:value-type="float">
            <text:p>-79.644852712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15.4816644148" calcext:value-type="float">
            <text:p>-115.481664414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95.648713672" calcext:value-type="float">
            <text:p>-95.64871367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228.648136802" calcext:value-type="float">
            <text:p>-228.64813680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647.4759523172" calcext:value-type="float">
            <text:p>-647.475952317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40.4182104508" calcext:value-type="float">
            <text:p>-40.418210450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53.525504489" calcext:value-type="float">
            <text:p>-153.525504489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056.33409410942" calcext:value-type="float">
            <text:p>-1056.334094109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409.39544103948" calcext:value-type="float">
            <text:p>-1409.3954410395</text:p>
          </table:table-cell>
          <table:table-cell table:style-name="ce1"/>
          <table:table-cell table:style-name="ce7"/>
          <table:table-cell table:style-name="ce1"/>
          <table:table-cell table:number-columns-repeated="966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office:value-type="float" office:value="-79.2505217382" calcext:value-type="float">
            <text:p>-79.250521738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15.1525108848" calcext:value-type="float">
            <text:p>-115.152510884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95.414445775" calcext:value-type="float">
            <text:p>-95.41444577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228.4480471786" calcext:value-type="float">
            <text:p>-228.448047178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647.3347495945" calcext:value-type="float">
            <text:p>-647.334749594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40.0091124317" calcext:value-type="float">
            <text:p>-40.009112431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53.3935410993" calcext:value-type="float">
            <text:p>-153.393541099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056.12490346081" calcext:value-type="float">
            <text:p>-1056.124903460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409.182069531" calcext:value-type="float">
            <text:p>-1409.182069531</text:p>
          </table:table-cell>
          <table:table-cell table:style-name="ce1"/>
          <table:table-cell table:style-name="ce7"/>
          <table:table-cell table:style-name="ce1"/>
          <table:table-cell/>
          <table:table-cell table:style-name="ce17"/>
          <table:table-cell table:number-columns-repeated="964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30]-[.G29]" office:value-type="float" office:value="0.394330974599995" calcext:value-type="float">
            <text:p>0.3943309746</text:p>
          </table:table-cell>
          <table:table-cell table:style-name="ce2" table:formula="of:=[.G31]*conv" office:value-type="float" office:value="10.7302917701002" calcext:value-type="float">
            <text:p>10.7302917701</text:p>
          </table:table-cell>
          <table:table-cell table:style-name="ce7"/>
          <table:table-cell table:style-name="ce1" table:number-columns-repeated="3"/>
          <table:table-cell table:style-name="ce2" table:formula="of:=[.M30]-[.M29]" office:value-type="float" office:value="0.329153529999999" calcext:value-type="float">
            <text:p>0.32915353</text:p>
          </table:table-cell>
          <table:table-cell table:style-name="ce2" table:formula="of:=[.M31]*conv" office:value-type="float" office:value="8.95672326436227" calcext:value-type="float">
            <text:p>8.9567232644</text:p>
          </table:table-cell>
          <table:table-cell table:style-name="ce7"/>
          <table:table-cell table:style-name="ce1" table:number-columns-repeated="3"/>
          <table:table-cell table:style-name="ce2" table:formula="of:=[.S30]-[.S29]" office:value-type="float" office:value="0.234267896999995" calcext:value-type="float">
            <text:p>0.234267897</text:p>
          </table:table-cell>
          <table:table-cell table:style-name="ce2" table:formula="of:=[.S31]*conv" office:value-type="float" office:value="6.37475382127327" calcext:value-type="float">
            <text:p>6.3747538213</text:p>
          </table:table-cell>
          <table:table-cell table:style-name="ce7"/>
          <table:table-cell table:style-name="ce1" table:number-columns-repeated="3"/>
          <table:table-cell table:style-name="ce2" table:formula="of:=[.Y30]-[.Y29]" office:value-type="float" office:value="0.200089623400004" calcext:value-type="float">
            <text:p>0.2000896234</text:p>
          </table:table-cell>
          <table:table-cell table:style-name="ce2" table:formula="of:=[.Y31]*conv" office:value-type="float" office:value="5.4447156767977" calcext:value-type="float">
            <text:p>5.4447156768</text:p>
          </table:table-cell>
          <table:table-cell table:style-name="ce7"/>
          <table:table-cell table:style-name="ce1" table:number-columns-repeated="3"/>
          <table:table-cell table:style-name="ce2" table:formula="of:=[.AE30]-[.AE29]" office:value-type="float" office:value="0.141202722700086" calcext:value-type="float">
            <text:p>0.1412027227</text:p>
          </table:table-cell>
          <table:table-cell table:style-name="ce2" table:formula="of:=[.AE31]*conv" office:value-type="float" office:value="3.84232157983893" calcext:value-type="float">
            <text:p>3.8423215798</text:p>
          </table:table-cell>
          <table:table-cell table:style-name="ce7"/>
          <table:table-cell table:style-name="ce1" table:number-columns-repeated="3"/>
          <table:table-cell table:style-name="ce2" table:formula="of:=[.AK30]-[.AK29]" office:value-type="float" office:value="0.4090980191" calcext:value-type="float">
            <text:p>0.4090980191</text:p>
          </table:table-cell>
          <table:table-cell table:style-name="ce2" table:formula="of:=[.AK31]*conv" office:value-type="float" office:value="11.1321234959184" calcext:value-type="float">
            <text:p>11.1321234959</text:p>
          </table:table-cell>
          <table:table-cell table:style-name="ce7"/>
          <table:table-cell table:style-name="ce1" table:number-columns-repeated="3"/>
          <table:table-cell table:style-name="ce2" table:formula="of:=[.AQ30]-[.AQ29]" office:value-type="float" office:value="0.131963389700019" calcext:value-type="float">
            <text:p>0.1319633897</text:p>
          </table:table-cell>
          <table:table-cell table:style-name="ce2" table:formula="of:=[.AQ31]*conv" office:value-type="float" office:value="3.59090653705055" calcext:value-type="float">
            <text:p>3.5909065371</text:p>
          </table:table-cell>
          <table:table-cell table:style-name="ce7"/>
          <table:table-cell table:style-name="ce1" table:number-columns-repeated="3"/>
          <table:table-cell table:style-name="ce2" table:formula="of:=[.AW30]-[.AW29]" office:value-type="float" office:value="0.209190648610047" calcext:value-type="float">
            <text:p>0.2091906486</text:p>
          </table:table-cell>
          <table:table-cell table:style-name="ce2" table:formula="of:=[.AW31]*conv" office:value-type="float" office:value="5.69236717313238" calcext:value-type="float">
            <text:p>5.6923671731</text:p>
          </table:table-cell>
          <table:table-cell table:style-name="ce7"/>
          <table:table-cell table:style-name="ce1" table:number-columns-repeated="3"/>
          <table:table-cell table:style-name="ce2" table:formula="of:=[.BC30]-[.BC29]" office:value-type="float" office:value="0.213371508479895" calcext:value-type="float">
            <text:p>0.2133715085</text:p>
          </table:table-cell>
          <table:table-cell table:style-name="ce2" table:formula="of:=[.BC31]*conv" office:value-type="float" office:value="5.80613415859144" calcext:value-type="float">
            <text:p>5.8061341586</text:p>
          </table:table-cell>
          <table:table-cell table:style-name="ce7"/>
          <table:table-cell table:style-name="ce1"/>
          <table:table-cell table:number-columns-repeated="2"/>
          <table:table-cell table:style-name="ce16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50112343295901" calcext:value-type="float">
            <text:p>0.3501123433</text:p>
          </table:table-cell>
          <table:table-cell table:style-name="ce2" table:formula="of:=[.G32]*conv" office:value-type="float" office:value="9.52704159162076" calcext:value-type="float">
            <text:p>9.5270415916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57155061801203" calcext:value-type="float">
            <text:p>0.2571550618</text:p>
          </table:table-cell>
          <table:table-cell table:style-name="ce2" table:formula="of:=[.M32]*conv" office:value-type="float" office:value="6.99754526279379" calcext:value-type="float">
            <text:p>6.9975452628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29208750213517" calcext:value-type="float">
            <text:p>0.2292087502</text:p>
          </table:table-cell>
          <table:table-cell table:style-name="ce2" table:formula="of:=[.S32]*conv" office:value-type="float" office:value="6.23708743282447" calcext:value-type="float">
            <text:p>6.2370874328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9928004213902" calcext:value-type="float">
            <text:p>0.1992800421</text:p>
          </table:table-cell>
          <table:table-cell table:style-name="ce2" table:formula="of:=[.Y32]*conv" office:value-type="float" office:value="5.42268584982107" calcext:value-type="float">
            <text:p>5.4226858498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32]*conv" office:value-type="float" office:value="3.3689099116827" calcext:value-type="float">
            <text:p>3.3689099117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07195642293938" calcext:value-type="float">
            <text:p>0.4071956423</text:p>
          </table:table-cell>
          <table:table-cell table:style-name="ce2" table:formula="of:=[.AK32]*conv" office:value-type="float" office:value="11.0803571891848" calcext:value-type="float">
            <text:p>11.0803571892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32105487518442" calcext:value-type="float">
            <text:p>0.1321054875</text:p>
          </table:table-cell>
          <table:table-cell table:style-name="ce2" table:formula="of:=[.AQ32]*conv" office:value-type="float" office:value="3.59477321542428" calcext:value-type="float">
            <text:p>3.5947732154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95206534812612" calcext:value-type="float">
            <text:p>0.1952065348</text:p>
          </table:table-cell>
          <table:table-cell table:style-name="ce2" table:formula="of:=[.AW32]*conv" office:value-type="float" office:value="5.31184007569861" calcext:value-type="float">
            <text:p>5.3118400757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01847811482964" calcext:value-type="float">
            <text:p>0.2018478115</text:p>
          </table:table-cell>
          <table:table-cell table:style-name="ce2" table:formula="of:=[.BC32]*conv" office:value-type="float" office:value="5.49255840874646" calcext:value-type="float">
            <text:p>5.4925584087</text:p>
          </table:table-cell>
          <table:table-cell table:style-name="ce7"/>
          <table:table-cell table:style-name="ce1"/>
          <table:table-cell table:number-columns-repeated="2"/>
          <table:table-cell table:style-name="ce16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office:value-type="float" office:value="-79.1649968883" calcext:value-type="float">
            <text:p>-79.164996888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15.088516932" calcext:value-type="float">
            <text:p>-115.08851693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95.304169574" calcext:value-type="float">
            <text:p>-95.30416957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228.2567862208" calcext:value-type="float">
            <text:p>-228.256786220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647.13665777943" calcext:value-type="float">
            <text:p>-647.136657779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39.8964345385" calcext:value-type="float">
            <text:p>-39.896434538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53.1552079359" calcext:value-type="float">
            <text:p>-153.1552079359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056.00533146599" calcext:value-type="float">
            <text:p>-1056.00533146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409.080748533" calcext:value-type="float">
            <text:p>-1409.080748533</text:p>
          </table:table-cell>
          <table:table-cell table:style-name="ce1"/>
          <table:table-cell table:style-name="ce7"/>
          <table:table-cell table:style-name="ce1"/>
          <table:table-cell table:number-columns-repeated="966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33]-[.G29]" office:value-type="float" office:value="0.479855824500007" calcext:value-type="float">
            <text:p>0.4798558245</text:p>
          </table:table-cell>
          <table:table-cell table:style-name="ce1" table:formula="of:=[.G34]*conv" office:value-type="float" office:value="13.0575413450342" calcext:value-type="float">
            <text:p>13.057541345</text:p>
          </table:table-cell>
          <table:table-cell table:style-name="ce7"/>
          <table:table-cell table:style-name="ce1" table:number-columns-repeated="3"/>
          <table:table-cell table:style-name="ce1" table:formula="of:=[.M33]-[.M29]" office:value-type="float" office:value="0.393147482799989" calcext:value-type="float">
            <text:p>0.3931474828</text:p>
          </table:table-cell>
          <table:table-cell table:style-name="ce1" table:formula="of:=[.M34]*conv" office:value-type="float" office:value="10.6980873196776" calcext:value-type="float">
            <text:p>10.6980873197</text:p>
          </table:table-cell>
          <table:table-cell table:style-name="ce7"/>
          <table:table-cell table:style-name="ce1" table:number-columns-repeated="3"/>
          <table:table-cell table:style-name="ce1" table:formula="of:=[.S33]-[.S29]" office:value-type="float" office:value="0.344544098" calcext:value-type="float">
            <text:p>0.344544098</text:p>
          </table:table-cell>
          <table:table-cell table:style-name="ce1" table:formula="of:=[.S34]*conv" office:value-type="float" office:value="9.37552192788368" calcext:value-type="float">
            <text:p>9.3755219279</text:p>
          </table:table-cell>
          <table:table-cell table:style-name="ce7"/>
          <table:table-cell table:style-name="ce1" table:number-columns-repeated="3"/>
          <table:table-cell table:style-name="ce1" table:formula="of:=[.Y33]-[.Y29]" office:value-type="float" office:value="0.391350581200015" calcext:value-type="float">
            <text:p>0.3913505812</text:p>
          </table:table-cell>
          <table:table-cell table:style-name="ce1" table:formula="of:=[.Y34]*conv" office:value-type="float" office:value="10.6491911393321" calcext:value-type="float">
            <text:p>10.6491911393</text:p>
          </table:table-cell>
          <table:table-cell table:style-name="ce7"/>
          <table:table-cell table:style-name="ce1" table:number-columns-repeated="3"/>
          <table:table-cell table:style-name="ce1" table:formula="of:=[.AE33]-[.AE29]" office:value-type="float" office:value="0.339294537770002" calcext:value-type="float">
            <text:p>0.3392945378</text:p>
          </table:table-cell>
          <table:table-cell table:style-name="ce1" table:formula="of:=[.AE34]*conv" office:value-type="float" office:value="9.23267412600929" calcext:value-type="float">
            <text:p>9.232674126</text:p>
          </table:table-cell>
          <table:table-cell table:style-name="ce7"/>
          <table:table-cell table:style-name="ce1" table:number-columns-repeated="3"/>
          <table:table-cell table:style-name="ce1" table:formula="of:=[.AK33]-[.AK29]" office:value-type="float" office:value="0.521775912299994" calcext:value-type="float">
            <text:p>0.5217759123</text:p>
          </table:table-cell>
          <table:table-cell table:style-name="ce1" table:formula="of:=[.AK34]*conv" office:value-type="float" office:value="14.1982449724334" calcext:value-type="float">
            <text:p>14.1982449724</text:p>
          </table:table-cell>
          <table:table-cell table:style-name="ce7"/>
          <table:table-cell table:style-name="ce1" table:number-columns-repeated="3"/>
          <table:table-cell table:style-name="ce1" table:formula="of:=[.AQ33]-[.AQ29]" office:value-type="float" office:value="0.370296553100019" calcext:value-type="float">
            <text:p>0.3702965531</text:p>
          </table:table-cell>
          <table:table-cell table:style-name="ce1" table:formula="of:=[.AQ34]*conv" office:value-type="float" office:value="10.0762818854293" calcext:value-type="float">
            <text:p>10.0762818854</text:p>
          </table:table-cell>
          <table:table-cell table:style-name="ce7"/>
          <table:table-cell table:style-name="ce1" table:number-columns-repeated="3"/>
          <table:table-cell table:style-name="ce1" table:formula="of:=[.AW33]-[.AW29]" office:value-type="float" office:value="0.328762643430082" calcext:value-type="float">
            <text:p>0.3287626434</text:p>
          </table:table-cell>
          <table:table-cell table:style-name="ce1" table:formula="of:=[.AW34]*conv" office:value-type="float" office:value="8.94608669961236" calcext:value-type="float">
            <text:p>8.9460866996</text:p>
          </table:table-cell>
          <table:table-cell table:style-name="ce7"/>
          <table:table-cell table:style-name="ce1" table:number-columns-repeated="3"/>
          <table:table-cell table:style-name="ce1" table:formula="of:=[.BC33]-[.BC29]" office:value-type="float" office:value="0.314692506480014" calcext:value-type="float">
            <text:p>0.3146925065</text:p>
          </table:table-cell>
          <table:table-cell table:style-name="ce1" table:formula="of:=[.BC34]*conv" office:value-type="float" office:value="8.56321879309641" calcext:value-type="float">
            <text:p>8.5632187931</text:p>
          </table:table-cell>
          <table:table-cell table:style-name="ce7"/>
          <table:table-cell table:style-name="ce1"/>
          <table:table-cell table:number-columns-repeated="966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17" table:number-columns-repeated="4"/>
          <table:table-cell table:number-columns-repeated="962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ane</text:p>
          </table:table-cell>
          <table:table-cell table:style-name="ce4" office:value-type="string" calcext:value-type="string">
            <text:p><text:s/>(eclipsed)</text:p>
          </table:table-cell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CH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(CH3)3)3</text:p>
          </table:table-cell>
          <table:table-cell table:style-name="ce4" table:number-columns-repeated="3"/>
          <table:table-cell table:style-name="ce8"/>
          <table:table-cell/>
          <table:table-cell table:style-name="ce16"/>
          <table:table-cell table:number-columns-repeated="96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0.14" calcext:value-type="float">
            <text:p>-10.14</text:p>
          </table:table-cell>
          <table:table-cell table:style-name="ce15" table:formula="of:=[.H28]-[.H37]" office:value-type="float" office:value="0.648" calcext:value-type="float">
            <text:p>0.648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8.196" calcext:value-type="float">
            <text:p>-8.196</text:p>
          </table:table-cell>
          <table:table-cell table:style-name="ce15" table:formula="of:=[.N28]-[.N37]" office:value-type="float" office:value="0.593" calcext:value-type="float">
            <text:p>0.593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713" calcext:value-type="float">
            <text:p>-6.713</text:p>
          </table:table-cell>
          <table:table-cell table:style-name="ce15" table:formula="of:=[.T28]-[.T37]" office:value-type="float" office:value="0.243" calcext:value-type="float">
            <text:p>0.243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7.86" calcext:value-type="float">
            <text:p>-7.86</text:p>
          </table:table-cell>
          <table:table-cell table:style-name="ce15" table:formula="of:=[.Z28]-[.Z37]" office:value-type="float" office:value="-0.0960000000000001" calcext:value-type="float">
            <text:p>-0.096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7.518" calcext:value-type="float">
            <text:p>-7.518</text:p>
          </table:table-cell>
          <table:table-cell table:style-name="ce15" table:formula="of:=[.AF28]-[.AF37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1.084" calcext:value-type="float">
            <text:p>-11.084</text:p>
          </table:table-cell>
          <table:table-cell table:style-name="ce15" table:formula="of:=[.AL28]-[.AL37]" office:value-type="float" office:value="0.16" calcext:value-type="float">
            <text:p>0.16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7.113" calcext:value-type="float">
            <text:p>-7.113</text:p>
          </table:table-cell>
          <table:table-cell table:style-name="ce15" table:formula="of:=[.AR28]-[.AR37]" office:value-type="float" office:value="-0.244" calcext:value-type="float">
            <text:p>-0.244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549" calcext:value-type="float">
            <text:p>-6.549</text:p>
          </table:table-cell>
          <table:table-cell table:style-name="ce15" table:formula="of:=[.AX28]-[.AX37]" office:value-type="float" office:value="-0.156999999999999" calcext:value-type="float">
            <text:p>-0.157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BD28]-[.BD37]" office:value-type="float" office:value="-6.536" calcext:value-type="float">
            <text:p>-6.536</text:p>
          </table:table-cell>
          <table:table-cell table:number-columns-repeated="2"/>
          <table:table-cell table:style-name="ce17"/>
          <table:table-cell table:number-columns-repeated="2"/>
          <table:table-cell table:style-name="ce18"/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office:value-type="float" office:value="-40.58645390254" calcext:value-type="float">
            <text:p>-40.5864539025</text:p>
          </table:table-cell>
          <table:table-cell table:style-name="ce4"/>
          <table:table-cell table:style-name="ce11" table:formula="of:=ABS(([.I37]/[.H37])*100)" office:value-type="float" office:value="6.3905325443787" calcext:value-type="float">
            <text:p>6.3905325444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76.5232387158" calcext:value-type="float">
            <text:p>-76.5232387158</text:p>
          </table:table-cell>
          <table:table-cell table:style-name="ce4"/>
          <table:table-cell table:style-name="ce11" table:formula="of:=ABS(([.O37]/[.N37])*100)" office:value-type="float" office:value="7.23523670082967" calcext:value-type="float">
            <text:p>7.2352367008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56.6578101677" calcext:value-type="float">
            <text:p>-56.6578101677</text:p>
          </table:table-cell>
          <table:table-cell table:style-name="ce4"/>
          <table:table-cell table:style-name="ce11" table:formula="of:=ABS(([.U37]/[.T37])*100)" office:value-type="float" office:value="3.61984209742292" calcext:value-type="float">
            <text:p>3.6198420974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189.6070908796" calcext:value-type="float">
            <text:p>-189.6070908796</text:p>
          </table:table-cell>
          <table:table-cell table:style-name="ce4"/>
          <table:table-cell table:style-name="ce11" table:formula="of:=ABS(([.AA37]/[.Z37])*100)" office:value-type="float" office:value="1.22137404580153" calcext:value-type="float">
            <text:p>1.2213740458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608.4363311461" calcext:value-type="float">
            <text:p>-608.4363311461</text:p>
          </table:table-cell>
          <table:table-cell table:style-name="ce4"/>
          <table:table-cell table:style-name="ce11" table:formula="of:=ABS(([.AG37]/[.AF37])*100)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.3263122087" calcext:value-type="float">
            <text:p>-1.3263122087</text:p>
          </table:table-cell>
          <table:table-cell table:style-name="ce4"/>
          <table:table-cell table:style-name="ce11" table:formula="of:=ABS(([.AM37]/[.AL37])*100)" office:value-type="float" office:value="1.44352219415374" calcext:value-type="float">
            <text:p>1.4435221942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14.4741706876" calcext:value-type="float">
            <text:p>-114.4741706876</text:p>
          </table:table-cell>
          <table:table-cell table:style-name="ce4"/>
          <table:table-cell table:style-name="ce11" table:formula="of:=ABS(([.AS37]/[.AR37])*100)" office:value-type="float" office:value="3.43033881625193" calcext:value-type="float">
            <text:p>3.4303388163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939.02479387704" calcext:value-type="float">
            <text:p>-939.024793877</text:p>
          </table:table-cell>
          <table:table-cell table:style-name="ce4"/>
          <table:table-cell table:style-name="ce11" table:formula="of:=ABS(([.AY37]/[.AX37])*100)" office:value-type="float" office:value="2.39731256680408" calcext:value-type="float">
            <text:p>2.3973125668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BE37]/[.BD37])*100)" office:value-type="string" office:string-value="" calcext:value-type="error">
            <text:p>#DIV/0!</text:p>
          </table:table-cell>
          <table:table-cell table:number-columns-repeated="5"/>
          <table:table-cell table:style-name="ce12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40.20663770769" calcext:value-type="float">
            <text:p>-40.2066377077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76.1628016167" calcext:value-type="float">
            <text:p>-76.1628016167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56.4162337461" calcext:value-type="float">
            <text:p>-56.4162337461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89.4244490969" calcext:value-type="float">
            <text:p>-189.4244490969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608.2943230183" calcext:value-type="float">
            <text:p>-608.2943230183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0.934714201" calcext:value-type="float">
            <text:p>-0.934714201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14.3532904212" calcext:value-type="float">
            <text:p>-114.3532904212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938.83441735225" calcext:value-type="float">
            <text:p>-938.8344173523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17"/>
          <table:table-cell table:number-columns-repeated="2"/>
          <table:table-cell table:style-name="ce5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39]-[.G38]" office:value-type="float" office:value="0.379816194850001" calcext:value-type="float">
            <text:p>0.3798161949</text:p>
          </table:table-cell>
          <table:table-cell table:style-name="ce13" table:formula="of:=[.G40]*conv" office:value-type="float" office:value="10.3353245173903" calcext:value-type="float">
            <text:p>10.3353245174</text:p>
          </table:table-cell>
          <table:table-cell table:style-name="ce15" table:formula="of:=[.H31]-[.H40]" office:value-type="float" office:value="0.394967252709904" calcext:value-type="float">
            <text:p>0.3949672527</text:p>
          </table:table-cell>
          <table:table-cell/>
          <table:table-cell table:style-name="ce4"/>
          <table:table-cell/>
          <table:table-cell table:style-name="ce13" table:formula="of:=[.M39]-[.M38]" office:value-type="float" office:value="0.360437099100011" calcext:value-type="float">
            <text:p>0.3604370991</text:p>
          </table:table-cell>
          <table:table-cell table:style-name="ce13" table:formula="of:=[.M40]*conv" office:value-type="float" office:value="9.807992491675" calcext:value-type="float">
            <text:p>9.8079924917</text:p>
          </table:table-cell>
          <table:table-cell table:style-name="ce15" table:formula="of:=[.N31]-[.N40]" office:value-type="float" office:value="-0.851269227312734" calcext:value-type="float">
            <text:p>-0.8512692273</text:p>
          </table:table-cell>
          <table:table-cell/>
          <table:table-cell table:style-name="ce4"/>
          <table:table-cell/>
          <table:table-cell table:style-name="ce13" table:formula="of:=[.S39]-[.S38]" office:value-type="float" office:value="0.241576421600001" calcext:value-type="float">
            <text:p>0.2415764216</text:p>
          </table:table-cell>
          <table:table-cell table:style-name="ce13" table:formula="of:=[.S40]*conv" office:value-type="float" office:value="6.57362889429174" calcext:value-type="float">
            <text:p>6.5736288943</text:p>
          </table:table-cell>
          <table:table-cell table:style-name="ce15" table:formula="of:=[.T31]-[.T40]" office:value-type="float" office:value="-0.198875073018473" calcext:value-type="float">
            <text:p>-0.198875073</text:p>
          </table:table-cell>
          <table:table-cell/>
          <table:table-cell table:style-name="ce4"/>
          <table:table-cell/>
          <table:table-cell table:style-name="ce13" table:formula="of:=[.Y39]-[.Y38]" office:value-type="float" office:value="0.182641782700017" calcext:value-type="float">
            <text:p>0.1826417827</text:p>
          </table:table-cell>
          <table:table-cell table:style-name="ce13" table:formula="of:=[.Y40]*conv" office:value-type="float" office:value="4.96993577481561" calcext:value-type="float">
            <text:p>4.9699357748</text:p>
          </table:table-cell>
          <table:table-cell table:style-name="ce15" table:formula="of:=[.Z31]-[.Z40]" office:value-type="float" office:value="0.474779901982087" calcext:value-type="float">
            <text:p>0.474779902</text:p>
          </table:table-cell>
          <table:table-cell/>
          <table:table-cell table:style-name="ce4"/>
          <table:table-cell/>
          <table:table-cell table:style-name="ce13" table:formula="of:=[.AE39]-[.AE38]" office:value-type="float" office:value="0.142008127799954" calcext:value-type="float">
            <text:p>0.1420081278</text:p>
          </table:table-cell>
          <table:table-cell table:style-name="ce13" table:formula="of:=[.AE40]*conv" office:value-type="float" office:value="3.8642377676897" calcext:value-type="float">
            <text:p>3.8642377677</text:p>
          </table:table-cell>
          <table:table-cell table:style-name="ce15" table:formula="of:=[.AF31]-[.AF40]" office:value-type="float" office:value="-0.0219161878507661" calcext:value-type="float">
            <text:p>-0.0219161879</text:p>
          </table:table-cell>
          <table:table-cell/>
          <table:table-cell table:style-name="ce4" table:number-columns-repeated="2"/>
          <table:table-cell table:style-name="ce13" table:formula="of:=[.AK39]-[.AK38]" office:value-type="float" office:value="0.3915980077" calcext:value-type="float">
            <text:p>0.3915980077</text:p>
          </table:table-cell>
          <table:table-cell table:style-name="ce13" table:formula="of:=[.AK40]*conv" office:value-type="float" office:value="10.6559239569587" calcext:value-type="float">
            <text:p>10.655923957</text:p>
          </table:table-cell>
          <table:table-cell table:style-name="ce15" table:formula="of:=[.AL31]-[.AL40]" office:value-type="float" office:value="0.476199538959737" calcext:value-type="float">
            <text:p>0.476199539</text:p>
          </table:table-cell>
          <table:table-cell/>
          <table:table-cell table:style-name="ce4" table:number-columns-repeated="2"/>
          <table:table-cell table:style-name="ce13" table:formula="of:=[.AQ39]-[.AQ38]" office:value-type="float" office:value="0.120880266399993" calcext:value-type="float">
            <text:p>0.1208802664</text:p>
          </table:table-cell>
          <table:table-cell table:style-name="ce13" table:formula="of:=[.AQ40]*conv" office:value-type="float" office:value="3.28931940747265" calcext:value-type="float">
            <text:p>3.2893194075</text:p>
          </table:table-cell>
          <table:table-cell table:style-name="ce15" table:formula="of:=[.AR31]-[.AR40]" office:value-type="float" office:value="0.301587129577902" calcext:value-type="float">
            <text:p>0.3015871296</text:p>
          </table:table-cell>
          <table:table-cell/>
          <table:table-cell table:style-name="ce4" table:number-columns-repeated="2"/>
          <table:table-cell table:style-name="ce13" table:formula="of:=[.AW39]-[.AW38]" office:value-type="float" office:value="0.190376524790054" calcext:value-type="float">
            <text:p>0.1903765248</text:p>
          </table:table-cell>
          <table:table-cell table:style-name="ce13" table:formula="of:=[.AW40]*conv" office:value-type="float" office:value="5.18040881583593" calcext:value-type="float">
            <text:p>5.1804088158</text:p>
          </table:table-cell>
          <table:table-cell table:style-name="ce15" table:formula="of:=[.AX31]-[.AX40]" office:value-type="float" office:value="0.511958357296446" calcext:value-type="float">
            <text:p>0.5119583573</text:p>
          </table:table-cell>
          <table:table-cell/>
          <table:table-cell table:style-name="ce4" table:number-columns-repeated="2"/>
          <table:table-cell table:style-name="ce13"/>
          <table:table-cell table:style-name="ce13" table:formula="of:=[.BC40]*conv" office:value-type="float" office:value="0" calcext:value-type="float">
            <text:p>0</text:p>
          </table:table-cell>
          <table:table-cell table:style-name="ce15" table:formula="of:=[.BD31]-[.BD40]" office:value-type="float" office:value="5.80613415859144" calcext:value-type="float">
            <text:p>5.8061341586</text:p>
          </table:table-cell>
          <table:table-cell table:number-columns-repeated="3"/>
          <table:table-cell table:style-name="ce16" table:number-columns-repeated="2"/>
          <table:table-cell table:style-name="ce18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40]/[.H40])*100)" office:value-type="float" office:value="3.8215273458064" calcext:value-type="float">
            <text:p>3.8215273458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40]/[.N40])*100)" office:value-type="float" office:value="8.67934215931843" calcext:value-type="float">
            <text:p>8.6793421593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40]/[.T40])*100)" office:value-type="float" office:value="3.0253468246613" calcext:value-type="float">
            <text:p>3.025346824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40]/[.Z40])*100)" office:value-type="float" office:value="9.55303898267582" calcext:value-type="float">
            <text:p>9.553038982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40]/[.AF40])*100)" office:value-type="float" office:value="0.567154227258358" calcext:value-type="float">
            <text:p>0.5671542273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40]/[.AL40])*100)" office:value-type="float" office:value="4.46887140789667" calcext:value-type="float">
            <text:p>4.4688714079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40]/[.AR40])*100)" office:value-type="float" office:value="9.16867875137815" calcext:value-type="float">
            <text:p>9.1686787514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40]/[.AX40])*100)" office:value-type="float" office:value="9.88258601775686" calcext:value-type="float">
            <text:p>9.8825860178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40]/[.BD40])*100)" office:value-type="string" office:string-value="" calcext:value-type="error">
            <text:p>#DIV/0!</text:p>
          </table:table-cell>
          <table:table-cell table:number-columns-repeated="3"/>
          <table:table-cell table:style-name="ce16" table:number-columns-repeated="2"/>
          <table:table-cell table:style-name="ce12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 office:value-type="float" office:value="0.358009115793284" calcext:value-type="float">
            <text:p>0.3580091158</text:p>
          </table:table-cell>
          <table:table-cell table:style-name="ce13" table:formula="of:=[.G42]*conv" office:value-type="float" office:value="9.74192370435606" calcext:value-type="float">
            <text:p>9.7419237044</text:p>
          </table:table-cell>
          <table:table-cell table:style-name="ce15" table:formula="of:=[.H32]-[.H42]" office:value-type="float" office:value="-0.214882112735303" calcext:value-type="float">
            <text:p>-0.2148821127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76942307655903" calcext:value-type="float">
            <text:p>0.2769423077</text:p>
          </table:table-cell>
          <table:table-cell table:style-name="ce13" table:formula="of:=[.M42]*conv" office:value-type="float" office:value="7.53598361794206" calcext:value-type="float">
            <text:p>7.5359836179</text:p>
          </table:table-cell>
          <table:table-cell table:style-name="ce15" table:formula="of:=[.N32]-[.N42]" office:value-type="float" office:value="-0.538438355148273" calcext:value-type="float">
            <text:p>-0.5384383551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35941751813166" calcext:value-type="float">
            <text:p>0.2359417518</text:p>
          </table:table-cell>
          <table:table-cell table:style-name="ce13" table:formula="of:=[.S42]*conv" office:value-type="float" office:value="6.42030172819162" calcext:value-type="float">
            <text:p>6.4203017282</text:p>
          </table:table-cell>
          <table:table-cell table:style-name="ce15" table:formula="of:=[.T32]-[.T42]" office:value-type="float" office:value="-0.183214295367151" calcext:value-type="float">
            <text:p>-0.1832142954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8345280235003" calcext:value-type="float">
            <text:p>0.1834528024</text:p>
          </table:table-cell>
          <table:table-cell table:style-name="ce13" table:formula="of:=[.Y42]*conv" office:value-type="float" office:value="4.99200474234918" calcext:value-type="float">
            <text:p>4.9920047423</text:p>
          </table:table-cell>
          <table:table-cell table:style-name="ce15" table:formula="of:=[.Z32]-[.Z42]" office:value-type="float" office:value="0.430681107471892" calcext:value-type="float">
            <text:p>0.4306811075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39797153637402" calcext:value-type="float">
            <text:p>0.1397971536</text:p>
          </table:table-cell>
          <table:table-cell table:style-name="ce13" table:formula="of:=[.AE42]*conv" office:value-type="float" office:value="3.80407409963292" calcext:value-type="float">
            <text:p>3.8040740996</text:p>
          </table:table-cell>
          <table:table-cell table:style-name="ce15" table:formula="of:=[.AF32]-[.AF42]" office:value-type="float" office:value="-0.435164187950224" calcext:value-type="float">
            <text:p>-0.435164188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367399057073582" calcext:value-type="float">
            <text:p>0.3673990571</text:p>
          </table:table-cell>
          <table:table-cell table:style-name="ce13" table:formula="of:=[.AK42]*conv" office:value-type="float" office:value="9.99743700696669" calcext:value-type="float">
            <text:p>9.997437007</text:p>
          </table:table-cell>
          <table:table-cell table:style-name="ce15" table:formula="of:=[.AL32]-[.AL42]" office:value-type="float" office:value="1.08292018221811" calcext:value-type="float">
            <text:p>1.0829201822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21760634798682" calcext:value-type="float">
            <text:p>0.1217606348</text:p>
          </table:table-cell>
          <table:table-cell table:style-name="ce13" table:formula="of:=[.AQ42]*conv" office:value-type="float" office:value="3.31327545047102" calcext:value-type="float">
            <text:p>3.3132754505</text:p>
          </table:table-cell>
          <table:table-cell table:style-name="ce15" table:formula="of:=[.AR32]-[.AR42]" office:value-type="float" office:value="0.281497764953256" calcext:value-type="float">
            <text:p>0.281497765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68546945192293" calcext:value-type="float">
            <text:p>0.1685469452</text:p>
          </table:table-cell>
          <table:table-cell table:style-name="ce13" table:formula="of:=[.AW42]*conv" office:value-type="float" office:value="4.5863957319279" calcext:value-type="float">
            <text:p>4.5863957319</text:p>
          </table:table-cell>
          <table:table-cell table:style-name="ce15" table:formula="of:=[.AX32]-[.AX42]" office:value-type="float" office:value="0.725444343770711" calcext:value-type="float">
            <text:p>0.7254443438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BC42]*conv" office:value-type="float" office:value="0" calcext:value-type="float">
            <text:p>0</text:p>
          </table:table-cell>
          <table:table-cell table:style-name="ce15" table:formula="of:=[.BD32]-[.BD42]" office:value-type="float" office:value="5.49255840874646" calcext:value-type="float">
            <text:p>5.4925584087</text:p>
          </table:table-cell>
          <table:table-cell table:number-columns-repeated="3"/>
          <table:table-cell table:style-name="ce16" table:number-columns-repeated="2"/>
          <table:table-cell table:style-name="ce18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42]/[.H42])*100)" office:value-type="float" office:value="2.20574620841281" calcext:value-type="float">
            <text:p>2.2057462084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42]/[.N42])*100)" office:value-type="float" office:value="7.14489816387513" calcext:value-type="float">
            <text:p>7.1448981639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42]/[.T42])*100)" office:value-type="float" office:value="2.85367110649418" calcext:value-type="float">
            <text:p>2.8536711065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42]/[.Z42])*100)" office:value-type="float" office:value="8.62741783512846" calcext:value-type="float">
            <text:p>8.627417835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42]/[.AF42])*100)" office:value-type="float" office:value="11.4394245893427" calcext:value-type="float">
            <text:p>11.4394245893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42]/[.AL42])*100)" office:value-type="float" office:value="10.8319780506092" calcext:value-type="float">
            <text:p>10.8319780506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42]/[.AR42])*100)" office:value-type="float" office:value="8.496056822358" calcext:value-type="float">
            <text:p>8.4960568224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42]/[.AX42])*100)" office:value-type="float" office:value="15.8173081036287" calcext:value-type="float">
            <text:p>15.8173081036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42]/[.BD42])*100)" office:value-type="string" office:string-value="" calcext:value-type="error">
            <text:p>#DIV/0!</text:p>
          </table:table-cell>
          <table:table-cell table:number-columns-repeated="3"/>
          <table:table-cell table:style-name="ce16" table:number-columns-repeated="2"/>
          <table:table-cell table:style-name="ce12"/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office:value-type="float" office:value="-40.08436835655" calcext:value-type="float">
            <text:p>-40.0843683566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76.0231861057" calcext:value-type="float">
            <text:p>-76.0231861057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56.2965154156" calcext:value-type="float">
            <text:p>-56.2965154156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189.2114410934" calcext:value-type="float">
            <text:p>-189.211441093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608.0953954444" calcext:value-type="float">
            <text:p>-608.0953954444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0.7587820789" calcext:value-type="float">
            <text:p>-0.7587820789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114.1017875806" calcext:value-type="float">
            <text:p>-114.1017875806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938.70028234069" calcext:value-type="float">
            <text:p>-938.7002823407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5"/>
          <table:table-cell table:style-name="ce12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44]-[.G38]" office:value-type="float" office:value="0.502085545989999" calcext:value-type="float">
            <text:p>0.502085546</text:p>
          </table:table-cell>
          <table:table-cell table:style-name="ce4" table:formula="of:=[.G45]*conv" office:value-type="float" office:value="13.6624428438263" calcext:value-type="float">
            <text:p>13.6624428438</text:p>
          </table:table-cell>
          <table:table-cell table:style-name="ce15" table:formula="of:=[.H34]-[.H45]" office:value-type="float" office:value="-0.604901498792099" calcext:value-type="float">
            <text:p>-0.6049014988</text:p>
          </table:table-cell>
          <table:table-cell/>
          <table:table-cell table:style-name="ce4"/>
          <table:table-cell/>
          <table:table-cell table:style-name="ce4" table:formula="of:=[.M44]-[.M38]" office:value-type="float" office:value="0.500052610099999" calcext:value-type="float">
            <text:p>0.5000526101</text:p>
          </table:table-cell>
          <table:table-cell table:style-name="ce4" table:formula="of:=[.M45]*conv" office:value-type="float" office:value="13.6071238436597" calcext:value-type="float">
            <text:p>13.6071238437</text:p>
          </table:table-cell>
          <table:table-cell table:style-name="ce15" table:formula="of:=[.N34]-[.N45]" office:value-type="float" office:value="-2.90903652398202" calcext:value-type="float">
            <text:p>-2.909036524</text:p>
          </table:table-cell>
          <table:table-cell/>
          <table:table-cell table:style-name="ce4"/>
          <table:table-cell/>
          <table:table-cell table:style-name="ce4" table:formula="of:=[.S44]-[.S38]" office:value-type="float" office:value="0.361294752100001" calcext:value-type="float">
            <text:p>0.3612947521</text:p>
          </table:table-cell>
          <table:table-cell table:style-name="ce4" table:formula="of:=[.S45]*conv" office:value-type="float" office:value="9.83133041722531" calcext:value-type="float">
            <text:p>9.8313304172</text:p>
          </table:table-cell>
          <table:table-cell table:style-name="ce15" table:formula="of:=[.T34]-[.T45]" office:value-type="float" office:value="-0.455808489341624" calcext:value-type="float">
            <text:p>-0.4558084893</text:p>
          </table:table-cell>
          <table:table-cell/>
          <table:table-cell table:style-name="ce4"/>
          <table:table-cell/>
          <table:table-cell table:style-name="ce4" table:formula="of:=[.Y44]-[.Y38]" office:value-type="float" office:value="0.395649786200011" calcext:value-type="float">
            <text:p>0.3956497862</text:p>
          </table:table-cell>
          <table:table-cell table:style-name="ce4" table:formula="of:=[.Y45]*conv" office:value-type="float" office:value="10.7661784596313" calcext:value-type="float">
            <text:p>10.7661784596</text:p>
          </table:table-cell>
          <table:table-cell table:style-name="ce15" table:formula="of:=[.Z34]-[.Z45]" office:value-type="float" office:value="-0.116987320299193" calcext:value-type="float">
            <text:p>-0.1169873203</text:p>
          </table:table-cell>
          <table:table-cell/>
          <table:table-cell table:style-name="ce4"/>
          <table:table-cell/>
          <table:table-cell table:style-name="ce4" table:formula="of:=[.AE44]-[.AE38]" office:value-type="float" office:value="0.340935701700005" calcext:value-type="float">
            <text:p>0.3409357017</text:p>
          </table:table-cell>
          <table:table-cell table:style-name="ce4" table:formula="of:=[.AE45]*conv" office:value-type="float" office:value="9.27733246873613" calcext:value-type="float">
            <text:p>9.2773324687</text:p>
          </table:table-cell>
          <table:table-cell table:style-name="ce15" table:formula="of:=[.AF34]-[.AF45]" office:value-type="float" office:value="-0.0446583427268408" calcext:value-type="float">
            <text:p>-0.0446583427</text:p>
          </table:table-cell>
          <table:table-cell/>
          <table:table-cell table:style-name="ce4" table:number-columns-repeated="2"/>
          <table:table-cell table:style-name="ce4" table:formula="of:=[.AK44]-[.AK38]" office:value-type="float" office:value="0.5675301298" calcext:value-type="float">
            <text:p>0.5675301298</text:p>
          </table:table-cell>
          <table:table-cell table:style-name="ce4" table:formula="of:=[.AK45]*conv" office:value-type="float" office:value="15.4432805773227" calcext:value-type="float">
            <text:p>15.4432805773</text:p>
          </table:table-cell>
          <table:table-cell table:style-name="ce15" table:formula="of:=[.AL34]-[.AL45]" office:value-type="float" office:value="-1.2450356048893" calcext:value-type="float">
            <text:p>-1.2450356049</text:p>
          </table:table-cell>
          <table:table-cell/>
          <table:table-cell table:style-name="ce4" table:number-columns-repeated="2"/>
          <table:table-cell table:style-name="ce4" table:formula="of:=[.AQ44]-[.AQ38]" office:value-type="float" office:value="0.37238310699999" calcext:value-type="float">
            <text:p>0.372383107</text:p>
          </table:table-cell>
          <table:table-cell table:style-name="ce4" table:formula="of:=[.AQ45]*conv" office:value-type="float" office:value="10.1330599058814" calcext:value-type="float">
            <text:p>10.1330599059</text:p>
          </table:table-cell>
          <table:table-cell table:style-name="ce15" table:formula="of:=[.AR34]-[.AR45]" office:value-type="float" office:value="-0.0567780204520982" calcext:value-type="float">
            <text:p>-0.0567780205</text:p>
          </table:table-cell>
          <table:table-cell/>
          <table:table-cell table:style-name="ce4" table:number-columns-repeated="2"/>
          <table:table-cell table:style-name="ce4" table:formula="of:=[.AW44]-[.AW38]" office:value-type="float" office:value="0.324511536349974" calcext:value-type="float">
            <text:p>0.3245115363</text:p>
          </table:table-cell>
          <table:table-cell table:style-name="ce4" table:formula="of:=[.AW45]*conv" office:value-type="float" office:value="8.83040819030486" calcext:value-type="float">
            <text:p>8.8304081903</text:p>
          </table:table-cell>
          <table:table-cell table:style-name="ce15" table:formula="of:=[.AX34]-[.AX45]" office:value-type="float" office:value="0.1156785093075" calcext:value-type="float">
            <text:p>0.1156785093</text:p>
          </table:table-cell>
          <table:table-cell/>
          <table:table-cell table:style-name="ce4" table:number-columns-repeated="2"/>
          <table:table-cell table:style-name="ce4" table:formula="of:=[.BC44]-[.BC38]" office:value-type="float" office:value="0" calcext:value-type="float">
            <text:p>0</text:p>
          </table:table-cell>
          <table:table-cell table:style-name="ce4" table:formula="of:=[.BC45]*conv" office:value-type="float" office:value="0" calcext:value-type="float">
            <text:p>0</text:p>
          </table:table-cell>
          <table:table-cell table:style-name="ce15" table:formula="of:=[.BD34]-[.BD45]" office:value-type="float" office:value="8.56321879309641" calcext:value-type="float">
            <text:p>8.5632187931</text:p>
          </table:table-cell>
          <table:table-cell table:number-columns-repeated="5"/>
          <table:table-cell table:style-name="ce18"/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45]/[.H45])*100)" office:value-type="float" office:value="4.42747688467321" calcext:value-type="float">
            <text:p>4.4274768847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O45]/[.N45])*100)" office:value-type="float" office:value="21.3787759809176" calcext:value-type="float">
            <text:p>21.3787759809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U45]/[.T45])*100)" office:value-type="float" office:value="4.6362849176853" calcext:value-type="float">
            <text:p>4.6362849177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A45]/[.Z45])*100)" office:value-type="float" office:value="1.0866188103592" calcext:value-type="float">
            <text:p>1.0866188104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G45]/[.AF45])*100)" office:value-type="float" office:value="0.481370511160787" calcext:value-type="float">
            <text:p>0.4813705112</text:p>
          </table:table-cell>
          <table:table-cell/>
          <table:table-cell table:style-name="ce4" table:number-columns-repeated="4"/>
          <table:table-cell table:style-name="ce11" table:formula="of:=ABS(([.AM45]/[.AL45])*100)" office:value-type="float" office:value="8.06198915221124" calcext:value-type="float">
            <text:p>8.0619891522</text:p>
          </table:table-cell>
          <table:table-cell/>
          <table:table-cell table:style-name="ce4" table:number-columns-repeated="4"/>
          <table:table-cell table:style-name="ce11" table:formula="of:=ABS(([.AS45]/[.AR45])*100)" office:value-type="float" office:value="0.560324531577509" calcext:value-type="float">
            <text:p>0.5603245316</text:p>
          </table:table-cell>
          <table:table-cell/>
          <table:table-cell table:style-name="ce4" table:number-columns-repeated="4"/>
          <table:table-cell table:style-name="ce11" table:formula="of:=ABS(([.AY45]/[.AX45])*100)" office:value-type="float" office:value="1.31000183473406" calcext:value-type="float">
            <text:p>1.3100018347</text:p>
          </table:table-cell>
          <table:table-cell/>
          <table:table-cell table:style-name="ce4" table:number-columns-repeated="4"/>
          <table:table-cell table:style-name="ce11" table:formula="of:=ABS(([.BE45]/[.BD45])*100)" office:value-type="string" office:string-value="" calcext:value-type="error">
            <text:p>#DIV/0!</text:p>
          </table:table-cell>
          <table:table-cell table:number-columns-repeated="5"/>
          <table:table-cell table:style-name="ce12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ce5"/>
          <table:table-cell table:number-columns-repeated="961"/>
        </table:table-row>
        <table:table-row table:style-name="ro1">
          <table:table-cell table:style-name="ce2" office:value-type="string" calcext:value-type="string">
            <text:p>PBE</text:p>
          </table:table-cell>
          <table:table-cell table:style-name="ce1" table:number-columns-repeated="57"/>
          <table:table-cell table:number-columns-repeated="4"/>
          <table:table-cell table:style-name="ce5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CH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(CH3)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16"/>
          <table:table-cell table:number-columns-repeated="965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5.776" calcext:value-type="float">
            <text:p>-5.776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4.895" calcext:value-type="float">
            <text:p>-4.895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194" calcext:value-type="float">
            <text:p>-6.194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168" calcext:value-type="float">
            <text:p>-6.168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5.689" calcext:value-type="float">
            <text:p>-5.689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5.445" calcext:value-type="float">
            <text:p>-5.445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5.262" calcext:value-type="float">
            <text:p>-5.262</text:p>
          </table:table-cell>
          <table:table-cell table:style-name="ce7"/>
          <table:table-cell table:style-name="ce1"/>
          <table:table-cell/>
          <table:table-cell table:style-name="ce17"/>
          <table:table-cell table:number-columns-repeated="964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15.47188912644" calcext:value-type="float">
            <text:p>-115.471889126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95.63351942735" calcext:value-type="float">
            <text:p>-95.633519427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228.643494717" calcext:value-type="float">
            <text:p>-228.64349471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647.45969298818" calcext:value-type="float">
            <text:p>-647.459692988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53.51705145149" calcext:value-type="float">
            <text:p>-153.517051451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056.28341655655" calcext:value-type="float">
            <text:p>-1056.283416556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409.26601118837" calcext:value-type="float">
            <text:p>-1409.2660111884</text:p>
          </table:table-cell>
          <table:table-cell table:style-name="ce1"/>
          <table:table-cell table:style-name="ce7"/>
          <table:table-cell table:style-name="ce1"/>
          <table:table-cell table:number-columns-repeated="966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15.22230907047" calcext:value-type="float">
            <text:p>-115.222309070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95.40727348013" calcext:value-type="float">
            <text:p>-95.407273480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228.4455785181" calcext:value-type="float">
            <text:p>-228.445578518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647.32714388097" calcext:value-type="float">
            <text:p>-647.32714388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53.38523570622" calcext:value-type="float">
            <text:p>-153.385235706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056.08605719832" calcext:value-type="float">
            <text:p>-1056.086057198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409.266011188" calcext:value-type="float">
            <text:p>-1409.266011188</text:p>
          </table:table-cell>
          <table:table-cell table:style-name="ce1"/>
          <table:table-cell table:style-name="ce7"/>
          <table:table-cell table:style-name="ce1"/>
          <table:table-cell/>
          <table:table-cell table:style-name="ce17"/>
          <table:table-cell table:number-columns-repeated="964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52]-[.G51]" office:value-type="float" office:value="0" calcext:value-type="float">
            <text:p>0</text:p>
          </table:table-cell>
          <table:table-cell table:style-name="ce2" table:formula="of:=[.G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M52]-[.M51]" office:value-type="float" office:value="0.24958005597" calcext:value-type="float">
            <text:p>0.249580056</text:p>
          </table:table-cell>
          <table:table-cell table:style-name="ce2" table:formula="of:=[.M53]*conv" office:value-type="float" office:value="6.79141886653119" calcext:value-type="float">
            <text:p>6.7914188665</text:p>
          </table:table-cell>
          <table:table-cell table:style-name="ce7"/>
          <table:table-cell table:style-name="ce1" table:number-columns-repeated="3"/>
          <table:table-cell table:style-name="ce2" table:formula="of:=[.S52]-[.S51]" office:value-type="float" office:value="0.226245947219994" calcext:value-type="float">
            <text:p>0.2262459472</text:p>
          </table:table-cell>
          <table:table-cell table:style-name="ce2" table:formula="of:=[.S53]*conv" office:value-type="float" office:value="6.15646546136995" calcext:value-type="float">
            <text:p>6.1564654614</text:p>
          </table:table-cell>
          <table:table-cell table:style-name="ce7"/>
          <table:table-cell table:style-name="ce1" table:number-columns-repeated="3"/>
          <table:table-cell table:style-name="ce2" table:formula="of:=[.Y52]-[.Y51]" office:value-type="float" office:value="0.197916198900003" calcext:value-type="float">
            <text:p>0.1979161989</text:p>
          </table:table-cell>
          <table:table-cell table:style-name="ce2" table:formula="of:=[.Y53]*conv" office:value-type="float" office:value="5.38557378704647" calcext:value-type="float">
            <text:p>5.385573787</text:p>
          </table:table-cell>
          <table:table-cell table:style-name="ce7"/>
          <table:table-cell table:style-name="ce1" table:number-columns-repeated="3"/>
          <table:table-cell table:style-name="ce2" table:formula="of:=[.AE52]-[.AE51]" office:value-type="float" office:value="0.132549107210025" calcext:value-type="float">
            <text:p>0.1325491072</text:p>
          </table:table-cell>
          <table:table-cell table:style-name="ce2" table:formula="of:=[.AE53]*conv" office:value-type="float" office:value="3.60684472142371" calcext:value-type="float">
            <text:p>3.6068447214</text:p>
          </table:table-cell>
          <table:table-cell table:style-name="ce7"/>
          <table:table-cell table:style-name="ce1" table:number-columns-repeated="3"/>
          <table:table-cell table:style-name="ce2" table:formula="of:=[.AK52]-[.AK51]" office:value-type="float" office:value="0" calcext:value-type="float">
            <text:p>0</text:p>
          </table:table-cell>
          <table:table-cell table:style-name="ce2" table:formula="of:=[.AK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AQ52]-[.AQ51]" office:value-type="float" office:value="0.131815745270018" calcext:value-type="float">
            <text:p>0.1318157453</text:p>
          </table:table-cell>
          <table:table-cell table:style-name="ce2" table:formula="of:=[.AQ53]*conv" office:value-type="float" office:value="3.58688892769651" calcext:value-type="float">
            <text:p>3.5868889277</text:p>
          </table:table-cell>
          <table:table-cell table:style-name="ce7"/>
          <table:table-cell table:style-name="ce1" table:number-columns-repeated="3"/>
          <table:table-cell table:style-name="ce2" table:formula="of:=[.AW52]-[.AW51]" office:value-type="float" office:value="0.19735935822996" calcext:value-type="float">
            <text:p>0.1973593582</text:p>
          </table:table-cell>
          <table:table-cell table:style-name="ce2" table:formula="of:=[.AW53]*conv" office:value-type="float" office:value="5.37042138146868" calcext:value-type="float">
            <text:p>5.3704213815</text:p>
          </table:table-cell>
          <table:table-cell table:style-name="ce7"/>
          <table:table-cell table:style-name="ce1" table:number-columns-repeated="3"/>
          <table:table-cell table:style-name="ce2" table:formula="of:=[.BC52]-[.BC51]" office:value-type="float" office:value="0.000000000369936969946139" calcext:value-type="float">
            <text:p>3.69936969946139E-10</text:p>
          </table:table-cell>
          <table:table-cell table:style-name="ce2" table:formula="of:=[.BC53]*conv" office:value-type="float" office:value="0.0000000100664971299693" calcext:value-type="float">
            <text:p>1.00664971299693E-08</text:p>
          </table:table-cell>
          <table:table-cell table:style-name="ce7"/>
          <table:table-cell table:style-name="ce1"/>
          <table:table-cell table:number-columns-repeated="2"/>
          <table:table-cell table:style-name="ce16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0363461763077" calcext:value-type="float">
            <text:p>0.2303634618</text:p>
          </table:table-cell>
          <table:table-cell table:style-name="ce2" table:formula="of:=[.M54]*conv" office:value-type="float" office:value="6.26850873278613" calcext:value-type="float">
            <text:p>6.2685087328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0584074144251" calcext:value-type="float">
            <text:p>0.2058407414</text:p>
          </table:table-cell>
          <table:table-cell table:style-name="ce2" table:formula="of:=[.S54]*conv" office:value-type="float" office:value="5.60121156115722" calcext:value-type="float">
            <text:p>5.6012115612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86176820296676" calcext:value-type="float">
            <text:p>0.1861768203</text:p>
          </table:table-cell>
          <table:table-cell table:style-name="ce2" table:formula="of:=[.Y54]*conv" office:value-type="float" office:value="5.06612904208026" calcext:value-type="float">
            <text:p>5.0661290421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7341225444509" calcext:value-type="float">
            <text:p>0.1273412254</text:p>
          </table:table-cell>
          <table:table-cell table:style-name="ce2" table:formula="of:=[.AE54]*conv" office:value-type="float" office:value="3.46513104827172" calcext:value-type="float">
            <text:p>3.4651310483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K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5198350987463" calcext:value-type="float">
            <text:p>0.125198351</text:p>
          </table:table-cell>
          <table:table-cell table:style-name="ce2" table:formula="of:=[.AQ54]*conv" office:value-type="float" office:value="3.40682046748582" calcext:value-type="float">
            <text:p>3.4068204675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67663221643265" calcext:value-type="float">
            <text:p>0.1676632216</text:p>
          </table:table-cell>
          <table:table-cell table:style-name="ce2" table:formula="of:=[.AW54]*conv" office:value-type="float" office:value="4.56234839064361" calcext:value-type="float">
            <text:p>4.5623483906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69271496071176" calcext:value-type="float">
            <text:p>0.1692714961</text:p>
          </table:table-cell>
          <table:table-cell table:style-name="ce2" table:formula="of:=[.BC54]*conv" office:value-type="float" office:value="4.60611176448302" calcext:value-type="float">
            <text:p>4.6061117645</text:p>
          </table:table-cell>
          <table:table-cell table:style-name="ce7"/>
          <table:table-cell table:style-name="ce1"/>
          <table:table-cell table:number-columns-repeated="2"/>
          <table:table-cell table:style-name="ce16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15.08668103062" calcext:value-type="float">
            <text:p>-115.086681030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95.29132707455" calcext:value-type="float">
            <text:p>-95.291327074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228.2590584283" calcext:value-type="float">
            <text:p>-228.259058428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647.14048884521" calcext:value-type="float">
            <text:p>-647.140488845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53.15179686562" calcext:value-type="float">
            <text:p>-153.151796865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055.94498982299" calcext:value-type="float">
            <text:p>-1055.94498982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66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55]-[.G51]" office:value-type="float" office:value="0" calcext:value-type="float">
            <text:p>0</text:p>
          </table:table-cell>
          <table:table-cell table:style-name="ce1" table:formula="of:=[.G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M55]-[.M51]" office:value-type="float" office:value="0.385208095820005" calcext:value-type="float">
            <text:p>0.3852080958</text:p>
          </table:table-cell>
          <table:table-cell table:style-name="ce1" table:formula="of:=[.M56]*conv" office:value-type="float" office:value="10.482045607871" calcext:value-type="float">
            <text:p>10.4820456079</text:p>
          </table:table-cell>
          <table:table-cell table:style-name="ce7"/>
          <table:table-cell table:style-name="ce1" table:number-columns-repeated="3"/>
          <table:table-cell table:style-name="ce1" table:formula="of:=[.S55]-[.S51]" office:value-type="float" office:value="0.342192352799998" calcext:value-type="float">
            <text:p>0.3421923528</text:p>
          </table:table-cell>
          <table:table-cell table:style-name="ce1" table:formula="of:=[.S56]*conv" office:value-type="float" office:value="9.3115276850004" calcext:value-type="float">
            <text:p>9.311527685</text:p>
          </table:table-cell>
          <table:table-cell table:style-name="ce7"/>
          <table:table-cell table:style-name="ce1" table:number-columns-repeated="3"/>
          <table:table-cell table:style-name="ce1" table:formula="of:=[.Y55]-[.Y51]" office:value-type="float" office:value="0.384436288700016" calcext:value-type="float">
            <text:p>0.3844362887</text:p>
          </table:table-cell>
          <table:table-cell table:style-name="ce1" table:formula="of:=[.Y56]*conv" office:value-type="float" office:value="10.4610436675691" calcext:value-type="float">
            <text:p>10.4610436676</text:p>
          </table:table-cell>
          <table:table-cell table:style-name="ce7"/>
          <table:table-cell table:style-name="ce1" table:number-columns-repeated="3"/>
          <table:table-cell table:style-name="ce1" table:formula="of:=[.AE55]-[.AE51]" office:value-type="float" office:value="0.319204142969966" calcext:value-type="float">
            <text:p>0.319204143</text:p>
          </table:table-cell>
          <table:table-cell table:style-name="ce1" table:formula="of:=[.AE56]*conv" office:value-type="float" office:value="8.68598666834871" calcext:value-type="float">
            <text:p>8.6859866683</text:p>
          </table:table-cell>
          <table:table-cell table:style-name="ce7"/>
          <table:table-cell table:style-name="ce1" table:number-columns-repeated="3"/>
          <table:table-cell table:style-name="ce1" table:formula="of:=[.AK55]-[.AK51]" office:value-type="float" office:value="0" calcext:value-type="float">
            <text:p>0</text:p>
          </table:table-cell>
          <table:table-cell table:style-name="ce1" table:formula="of:=[.AK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AQ55]-[.AQ51]" office:value-type="float" office:value="0.365254585869991" calcext:value-type="float">
            <text:p>0.3652545859</text:p>
          </table:table-cell>
          <table:table-cell table:style-name="ce1" table:formula="of:=[.AQ56]*conv" office:value-type="float" office:value="9.93908297649659" calcext:value-type="float">
            <text:p>9.9390829765</text:p>
          </table:table-cell>
          <table:table-cell table:style-name="ce7"/>
          <table:table-cell table:style-name="ce1" table:number-columns-repeated="3"/>
          <table:table-cell table:style-name="ce1" table:formula="of:=[.AW55]-[.AW51]" office:value-type="float" office:value="0.338426733560027" calcext:value-type="float">
            <text:p>0.3384267336</text:p>
          </table:table-cell>
          <table:table-cell table:style-name="ce1" table:formula="of:=[.AW56]*conv" office:value-type="float" office:value="9.20905997198095" calcext:value-type="float">
            <text:p>9.209059972</text:p>
          </table:table-cell>
          <table:table-cell table:style-name="ce7"/>
          <table:table-cell table:style-name="ce1" table:number-columns-repeated="3"/>
          <table:table-cell table:style-name="ce1" table:formula="of:=[.BC55]-[.BC51]" office:value-type="float" office:value="1409.26601118837" calcext:value-type="float">
            <text:p>1409.2660111884</text:p>
          </table:table-cell>
          <table:table-cell table:style-name="ce1" table:formula="of:=[.BC56]*conv" office:value-type="float" office:value="38348.079293228" calcext:value-type="float">
            <text:p>38348.079293228</text:p>
          </table:table-cell>
          <table:table-cell table:style-name="ce7"/>
          <table:table-cell table:style-name="ce1"/>
          <table:table-cell table:number-columns-repeated="966"/>
        </table:table-row>
        <table:table-row table:style-name="ro1">
          <table:table-cell table:style-name="ce3" office:value-type="string" calcext:value-type="string">
            <text:p>PBE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17" table:number-columns-repeated="4"/>
          <table:table-cell table:number-columns-repeated="962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ane</text:p>
          </table:table-cell>
          <table:table-cell table:style-name="ce4" office:value-type="string" calcext:value-type="string">
            <text:p><text:s/>(eclipsed)</text:p>
          </table:table-cell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CH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(CH3)3)3</text:p>
          </table:table-cell>
          <table:table-cell table:style-name="ce4" table:number-columns-repeated="3"/>
          <table:table-cell table:style-name="ce8"/>
          <table:table-cell/>
          <table:table-cell table:style-name="ce16"/>
          <table:table-cell table:number-columns-repeated="96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H50]-[.H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357" calcext:value-type="float">
            <text:p>-6.357</text:p>
          </table:table-cell>
          <table:table-cell table:style-name="ce15" table:formula="of:=[.N50]-[.N59]" office:value-type="float" office:value="0.581" calcext:value-type="float">
            <text:p>0.581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5.268" calcext:value-type="float">
            <text:p>-5.268</text:p>
          </table:table-cell>
          <table:table-cell table:style-name="ce15" table:formula="of:=[.T50]-[.T59]" office:value-type="float" office:value="0.373" calcext:value-type="float">
            <text:p>0.373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173" calcext:value-type="float">
            <text:p>-6.173</text:p>
          </table:table-cell>
          <table:table-cell table:style-name="ce15" table:formula="of:=[.Z50]-[.Z59]" office:value-type="float" office:value="-0.0209999999999999" calcext:value-type="float">
            <text:p>-0.021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211" calcext:value-type="float">
            <text:p>-6.211</text:p>
          </table:table-cell>
          <table:table-cell table:style-name="ce15" table:formula="of:=[.AF50]-[.AF59]" office:value-type="float" office:value="0.0430000000000002" calcext:value-type="float">
            <text:p>0.043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L50]-[.AL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5.581" calcext:value-type="float">
            <text:p>-5.581</text:p>
          </table:table-cell>
          <table:table-cell table:style-name="ce15" table:formula="of:=[.AR50]-[.AR59]" office:value-type="float" office:value="-0.108000000000001" calcext:value-type="float">
            <text:p>-0.108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5.365" calcext:value-type="float">
            <text:p>-5.365</text:p>
          </table:table-cell>
          <table:table-cell table:style-name="ce15" table:formula="of:=[.AX50]-[.AX59]" office:value-type="float" office:value="-0.0800000000000001" calcext:value-type="float">
            <text:p>-0.08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BD50]-[.BD59]" office:value-type="float" office:value="-5.262" calcext:value-type="float">
            <text:p>-5.262</text:p>
          </table:table-cell>
          <table:table-cell table:number-columns-repeated="2"/>
          <table:table-cell table:style-name="ce17"/>
          <table:table-cell table:number-columns-repeated="2"/>
          <table:table-cell table:style-name="ce18"/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I59]/[.H59])*100)" office:value-type="string" office:string-value="" calcext:value-type="error">
            <text:p>#DIV/0!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76.51511962638" calcext:value-type="float">
            <text:p>-76.5151196264</text:p>
          </table:table-cell>
          <table:table-cell table:style-name="ce4"/>
          <table:table-cell table:style-name="ce11" table:formula="of:=ABS(([.O59]/[.N59])*100)" office:value-type="float" office:value="9.1395312254208" calcext:value-type="float">
            <text:p>9.1395312254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56.64795592326" calcext:value-type="float">
            <text:p>-56.6479559233</text:p>
          </table:table-cell>
          <table:table-cell table:style-name="ce4"/>
          <table:table-cell table:style-name="ce11" table:formula="of:=ABS(([.U59]/[.T59])*100)" office:value-type="float" office:value="7.08048595292332" calcext:value-type="float">
            <text:p>7.0804859529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189.60827551473" calcext:value-type="float">
            <text:p>-189.6082755147</text:p>
          </table:table-cell>
          <table:table-cell table:style-name="ce4"/>
          <table:table-cell table:style-name="ce11" table:formula="of:=ABS(([.AA59]/[.Z59])*100)" office:value-type="float" office:value="0.340191155029968" calcext:value-type="float">
            <text:p>0.340191155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608.42642837347" calcext:value-type="float">
            <text:p>-608.4264283735</text:p>
          </table:table-cell>
          <table:table-cell table:style-name="ce4"/>
          <table:table-cell table:style-name="ce11" table:formula="of:=ABS(([.AG59]/[.AF59])*100)" office:value-type="float" office:value="0.692320077282244" calcext:value-type="float">
            <text:p>0.6923200773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M59]/[.AL59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14.47367086403" calcext:value-type="float">
            <text:p>-114.473670864</text:p>
          </table:table-cell>
          <table:table-cell table:style-name="ce4"/>
          <table:table-cell table:style-name="ce11" table:formula="of:=ABS(([.AS59]/[.AR59])*100)" office:value-type="float" office:value="1.93513707220929" calcext:value-type="float">
            <text:p>1.9351370722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938.99300505201" calcext:value-type="float">
            <text:p>-938.993005052</text:p>
          </table:table-cell>
          <table:table-cell table:style-name="ce4"/>
          <table:table-cell table:style-name="ce11" table:formula="of:=ABS(([.AY59]/[.AX59])*100)" office:value-type="float" office:value="1.49114631873253" calcext:value-type="float">
            <text:p>1.4911463187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BE59]/[.BD59])*100)" office:value-type="string" office:string-value="" calcext:value-type="error">
            <text:p>#DIV/0!</text:p>
          </table:table-cell>
          <table:table-cell table:number-columns-repeated="5"/>
          <table:table-cell table:style-name="ce12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76.23677551736" calcext:value-type="float">
            <text:p>-76.2367755174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56.40923524951" calcext:value-type="float">
            <text:p>-56.4092352495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89.4273887568" calcext:value-type="float">
            <text:p>-189.4273887568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608.29274763856" calcext:value-type="float">
            <text:p>-608.2927476386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14.35687297569" calcext:value-type="float">
            <text:p>-114.3568729757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938.81772497149" calcext:value-type="float">
            <text:p>-938.8177249715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17"/>
          <table:table-cell table:number-columns-repeated="2"/>
          <table:table-cell table:style-name="ce5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61]-[.G60]" office:value-type="float" office:value="0" calcext:value-type="float">
            <text:p>0</text:p>
          </table:table-cell>
          <table:table-cell table:style-name="ce13" table:formula="of:=[.G62]*conv" office:value-type="float" office:value="0" calcext:value-type="float">
            <text:p>0</text:p>
          </table:table-cell>
          <table:table-cell table:style-name="ce15" table:formula="of:=[.H53]-[.H62]" office:value-type="float" office:value="0" calcext:value-type="float">
            <text:p>0</text:p>
          </table:table-cell>
          <table:table-cell/>
          <table:table-cell table:style-name="ce4"/>
          <table:table-cell/>
          <table:table-cell table:style-name="ce13" table:formula="of:=[.M61]-[.M60]" office:value-type="float" office:value="0.278344109019997" calcext:value-type="float">
            <text:p>0.278344109</text:p>
          </table:table-cell>
          <table:table-cell table:style-name="ce13" table:formula="of:=[.M62]*conv" office:value-type="float" office:value="7.57412857385306" calcext:value-type="float">
            <text:p>7.5741285739</text:p>
          </table:table-cell>
          <table:table-cell table:style-name="ce15" table:formula="of:=[.N53]-[.N62]" office:value-type="float" office:value="-0.782709707321868" calcext:value-type="float">
            <text:p>-0.7827097073</text:p>
          </table:table-cell>
          <table:table-cell/>
          <table:table-cell table:style-name="ce4"/>
          <table:table-cell/>
          <table:table-cell table:style-name="ce13" table:formula="of:=[.S61]-[.S60]" office:value-type="float" office:value="0.238720673750002" calcext:value-type="float">
            <text:p>0.2387206738</text:p>
          </table:table-cell>
          <table:table-cell table:style-name="ce13" table:formula="of:=[.S62]*conv" office:value-type="float" office:value="6.49592004151037" calcext:value-type="float">
            <text:p>6.4959200415</text:p>
          </table:table-cell>
          <table:table-cell table:style-name="ce15" table:formula="of:=[.T53]-[.T62]" office:value-type="float" office:value="-0.339454580140417" calcext:value-type="float">
            <text:p>-0.3394545801</text:p>
          </table:table-cell>
          <table:table-cell/>
          <table:table-cell table:style-name="ce4"/>
          <table:table-cell/>
          <table:table-cell table:style-name="ce13" table:formula="of:=[.Y61]-[.Y60]" office:value-type="float" office:value="0.180886757929983" calcext:value-type="float">
            <text:p>0.1808867579</text:p>
          </table:table-cell>
          <table:table-cell table:style-name="ce13" table:formula="of:=[.Y62]*conv" office:value-type="float" office:value="4.92217912099119" calcext:value-type="float">
            <text:p>4.922179121</text:p>
          </table:table-cell>
          <table:table-cell table:style-name="ce15" table:formula="of:=[.Z53]-[.Z62]" office:value-type="float" office:value="0.463394666055279" calcext:value-type="float">
            <text:p>0.4633946661</text:p>
          </table:table-cell>
          <table:table-cell/>
          <table:table-cell table:style-name="ce4"/>
          <table:table-cell/>
          <table:table-cell table:style-name="ce13" table:formula="of:=[.AE61]-[.AE60]" office:value-type="float" office:value="0.133680734910058" calcext:value-type="float">
            <text:p>0.1336807349</text:p>
          </table:table-cell>
          <table:table-cell table:style-name="ce13" table:formula="of:=[.AE62]*conv" office:value-type="float" office:value="3.63763787788017" calcext:value-type="float">
            <text:p>3.6376378779</text:p>
          </table:table-cell>
          <table:table-cell table:style-name="ce15" table:formula="of:=[.AF53]-[.AF62]" office:value-type="float" office:value="-0.0307931564564563" calcext:value-type="float">
            <text:p>-0.0307931565</text:p>
          </table:table-cell>
          <table:table-cell/>
          <table:table-cell table:style-name="ce4" table:number-columns-repeated="2"/>
          <table:table-cell table:style-name="ce13" table:formula="of:=[.AK61]-[.AK60]" office:value-type="float" office:value="0" calcext:value-type="float">
            <text:p>0</text:p>
          </table:table-cell>
          <table:table-cell table:style-name="ce13" table:formula="of:=[.AK62]*conv" office:value-type="float" office:value="0" calcext:value-type="float">
            <text:p>0</text:p>
          </table:table-cell>
          <table:table-cell table:style-name="ce15" table:formula="of:=[.AL53]-[.AL62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AQ61]-[.AQ60]" office:value-type="float" office:value="0.116797888340002" calcext:value-type="float">
            <text:p>0.1167978883</text:p>
          </table:table-cell>
          <table:table-cell table:style-name="ce13" table:formula="of:=[.AQ62]*conv" office:value-type="float" office:value="3.17823224840787" calcext:value-type="float">
            <text:p>3.1782322484</text:p>
          </table:table-cell>
          <table:table-cell table:style-name="ce15" table:formula="of:=[.AR53]-[.AR62]" office:value-type="float" office:value="0.408656679288634" calcext:value-type="float">
            <text:p>0.4086566793</text:p>
          </table:table-cell>
          <table:table-cell/>
          <table:table-cell table:style-name="ce4" table:number-columns-repeated="2"/>
          <table:table-cell table:style-name="ce13" table:formula="of:=[.AW61]-[.AW60]" office:value-type="float" office:value="0.175280080519997" calcext:value-type="float">
            <text:p>0.1752800805</text:p>
          </table:table-cell>
          <table:table-cell table:style-name="ce13" table:formula="of:=[.AW62]*conv" office:value-type="float" office:value="4.76961366622059" calcext:value-type="float">
            <text:p>4.7696136662</text:p>
          </table:table-cell>
          <table:table-cell table:style-name="ce15" table:formula="of:=[.AX53]-[.AX62]" office:value-type="float" office:value="0.600807715248089" calcext:value-type="float">
            <text:p>0.6008077152</text:p>
          </table:table-cell>
          <table:table-cell/>
          <table:table-cell table:style-name="ce4" table:number-columns-repeated="2"/>
          <table:table-cell table:style-name="ce13"/>
          <table:table-cell table:style-name="ce13" table:formula="of:=[.BC62]*conv" office:value-type="float" office:value="0" calcext:value-type="float">
            <text:p>0</text:p>
          </table:table-cell>
          <table:table-cell table:style-name="ce15" table:formula="of:=[.BD53]-[.BD62]" office:value-type="float" office:value="0.0000000100664971299693" calcext:value-type="float">
            <text:p>1.00664971299693E-08</text:p>
          </table:table-cell>
          <table:table-cell table:number-columns-repeated="3"/>
          <table:table-cell table:style-name="ce16" table:number-columns-repeated="2"/>
          <table:table-cell table:style-name="ce18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62]/[.H62])*100)" office:value-type="string" office:string-value="" calcext:value-type="error">
            <text:p>#DIV/0!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62]/[.N62])*100)" office:value-type="float" office:value="10.3339902364992" calcext:value-type="float">
            <text:p>10.3339902365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62]/[.T62])*100)" office:value-type="float" office:value="5.22565822810668" calcext:value-type="float">
            <text:p>5.225658228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62]/[.Z62])*100)" office:value-type="float" office:value="9.41442102501066" calcext:value-type="float">
            <text:p>9.414421025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62]/[.AF62])*100)" office:value-type="float" office:value="0.846515169739793" calcext:value-type="float">
            <text:p>0.8465151697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62]/[.AL6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62]/[.AR62])*100)" office:value-type="float" office:value="12.8579866840552" calcext:value-type="float">
            <text:p>12.8579866841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62]/[.AX62])*100)" office:value-type="float" office:value="12.5965698124176" calcext:value-type="float">
            <text:p>12.5965698124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62]/[.BD62])*100)" office:value-type="string" office:string-value="" calcext:value-type="error">
            <text:p>#DIV/0!</text:p>
          </table:table-cell>
          <table:table-cell table:number-columns-repeated="3"/>
          <table:table-cell table:style-name="ce16" table:number-columns-repeated="2"/>
          <table:table-cell table:style-name="ce12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64]*conv" office:value-type="float" office:value="0" calcext:value-type="float">
            <text:p>0</text:p>
          </table:table-cell>
          <table:table-cell table:style-name="ce15" table:formula="of:=[.H54]-[.H64]" office:value-type="float" office:value="0" calcext:value-type="float">
            <text:p>0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45384705270577" calcext:value-type="float">
            <text:p>0.2453847053</text:p>
          </table:table-cell>
          <table:table-cell table:style-name="ce13" table:formula="of:=[.M64]*conv" office:value-type="float" office:value="6.67725756553686" calcext:value-type="float">
            <text:p>6.6772575655</text:p>
          </table:table-cell>
          <table:table-cell table:style-name="ce15" table:formula="of:=[.N54]-[.N64]" office:value-type="float" office:value="-0.408748832750722" calcext:value-type="float">
            <text:p>-0.4087488328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12555598918037" calcext:value-type="float">
            <text:p>0.2125555989</text:p>
          </table:table-cell>
          <table:table-cell table:style-name="ce13" table:formula="of:=[.S64]*conv" office:value-type="float" office:value="5.7839321297865" calcext:value-type="float">
            <text:p>5.7839321298</text:p>
          </table:table-cell>
          <table:table-cell table:style-name="ce15" table:formula="of:=[.T54]-[.T64]" office:value-type="float" office:value="-0.182720568629276" calcext:value-type="float">
            <text:p>-0.1827205686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70936337005924" calcext:value-type="float">
            <text:p>0.170936337</text:p>
          </table:table-cell>
          <table:table-cell table:style-name="ce13" table:formula="of:=[.Y64]*conv" office:value-type="float" office:value="4.65141439128977" calcext:value-type="float">
            <text:p>4.6514143913</text:p>
          </table:table-cell>
          <table:table-cell table:style-name="ce15" table:formula="of:=[.Z54]-[.Z64]" office:value-type="float" office:value="0.414714650790484" calcext:value-type="float">
            <text:p>0.4147146508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29862663830757" calcext:value-type="float">
            <text:p>0.1298626638</text:p>
          </table:table-cell>
          <table:table-cell table:style-name="ce13" table:formula="of:=[.AE64]*conv" office:value-type="float" office:value="3.53374287769296" calcext:value-type="float">
            <text:p>3.5337428777</text:p>
          </table:table-cell>
          <table:table-cell table:style-name="ce15" table:formula="of:=[.AF54]-[.AF64]" office:value-type="float" office:value="-0.0686118294212403" calcext:value-type="float">
            <text:p>-0.0686118294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AK64]*conv" office:value-type="float" office:value="0" calcext:value-type="float">
            <text:p>0</text:p>
          </table:table-cell>
          <table:table-cell table:style-name="ce15" table:formula="of:=[.AL54]-[.AL64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11767626883293" calcext:value-type="float">
            <text:p>0.1117676269</text:p>
          </table:table-cell>
          <table:table-cell table:style-name="ce13" table:formula="of:=[.AQ64]*conv" office:value-type="float" office:value="3.04135186977383" calcext:value-type="float">
            <text:p>3.0413518698</text:p>
          </table:table-cell>
          <table:table-cell table:style-name="ce15" table:formula="of:=[.AR54]-[.AR64]" office:value-type="float" office:value="0.365468597711988" calcext:value-type="float">
            <text:p>0.3654685977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32468213027569" calcext:value-type="float">
            <text:p>0.132468213</text:p>
          </table:table-cell>
          <table:table-cell table:style-name="ce13" table:formula="of:=[.AW64]*conv" office:value-type="float" office:value="3.60464347872109" calcext:value-type="float">
            <text:p>3.6046434787</text:p>
          </table:table-cell>
          <table:table-cell table:style-name="ce15" table:formula="of:=[.AX54]-[.AX64]" office:value-type="float" office:value="0.957704911922519" calcext:value-type="float">
            <text:p>0.9577049119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BC64]*conv" office:value-type="float" office:value="0" calcext:value-type="float">
            <text:p>0</text:p>
          </table:table-cell>
          <table:table-cell table:style-name="ce15" table:formula="of:=[.BD54]-[.BD64]" office:value-type="float" office:value="4.60611176448302" calcext:value-type="float">
            <text:p>4.6061117645</text:p>
          </table:table-cell>
          <table:table-cell table:number-columns-repeated="3"/>
          <table:table-cell table:style-name="ce16" table:number-columns-repeated="2"/>
          <table:table-cell table:style-name="ce18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64]/[.H64])*100)" office:value-type="string" office:string-value="" calcext:value-type="error">
            <text:p>#DIV/0!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64]/[.N64])*100)" office:value-type="float" office:value="6.12150765099112" calcext:value-type="float">
            <text:p>6.12150765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64]/[.T64])*100)" office:value-type="float" office:value="3.15910637485334" calcext:value-type="float">
            <text:p>3.1591063749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64]/[.Z64])*100)" office:value-type="float" office:value="8.91588269510189" calcext:value-type="float">
            <text:p>8.915882695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64]/[.AF64])*100)" office:value-type="float" office:value="1.94161917819086" calcext:value-type="float">
            <text:p>1.9416191782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64]/[.AL64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64]/[.AR64])*100)" office:value-type="float" office:value="12.0166496137511" calcext:value-type="float">
            <text:p>12.0166496138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64]/[.AX64])*100)" office:value-type="float" office:value="26.5686445157763" calcext:value-type="float">
            <text:p>26.5686445158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64]/[.BD64])*100)" office:value-type="string" office:string-value="" calcext:value-type="error">
            <text:p>#DIV/0!</text:p>
          </table:table-cell>
          <table:table-cell table:number-columns-repeated="3"/>
          <table:table-cell table:style-name="ce16" table:number-columns-repeated="2"/>
          <table:table-cell table:style-name="ce12"/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76.08229011436" calcext:value-type="float">
            <text:p>-76.082290114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56.27988824137" calcext:value-type="float">
            <text:p>-56.279888241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189.21518570581" calcext:value-type="float">
            <text:p>-189.2151857058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608.10509495213" calcext:value-type="float">
            <text:p>-608.1050949521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114.10129085892" calcext:value-type="float">
            <text:p>-114.1012908589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938.67261993846" calcext:value-type="float">
            <text:p>-938.6726199385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5"/>
          <table:table-cell table:style-name="ce12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66]-[.G60]" office:value-type="float" office:value="0" calcext:value-type="float">
            <text:p>0</text:p>
          </table:table-cell>
          <table:table-cell table:style-name="ce4" table:formula="of:=[.G67]*conv" office:value-type="float" office:value="0" calcext:value-type="float">
            <text:p>0</text:p>
          </table:table-cell>
          <table:table-cell table:style-name="ce15" table:formula="of:=[.H56]-[.H67]" office:value-type="float" office:value="0" calcext:value-type="float">
            <text:p>0</text:p>
          </table:table-cell>
          <table:table-cell/>
          <table:table-cell table:style-name="ce4"/>
          <table:table-cell/>
          <table:table-cell table:style-name="ce4" table:formula="of:=[.M66]-[.M60]" office:value-type="float" office:value="0.432829512019993" calcext:value-type="float">
            <text:p>0.432829512</text:p>
          </table:table-cell>
          <table:table-cell table:style-name="ce4" table:formula="of:=[.M67]*conv" office:value-type="float" office:value="11.7778902745234" calcext:value-type="float">
            <text:p>11.7778902745</text:p>
          </table:table-cell>
          <table:table-cell table:style-name="ce15" table:formula="of:=[.N56]-[.N67]" office:value-type="float" office:value="-1.29584466665239" calcext:value-type="float">
            <text:p>-1.2958446667</text:p>
          </table:table-cell>
          <table:table-cell/>
          <table:table-cell table:style-name="ce4"/>
          <table:table-cell/>
          <table:table-cell table:style-name="ce4" table:formula="of:=[.S66]-[.S60]" office:value-type="float" office:value="0.368067681889997" calcext:value-type="float">
            <text:p>0.3680676819</text:p>
          </table:table-cell>
          <table:table-cell table:style-name="ce4" table:formula="of:=[.S67]*conv" office:value-type="float" office:value="10.0156312139324" calcext:value-type="float">
            <text:p>10.0156312139</text:p>
          </table:table-cell>
          <table:table-cell table:style-name="ce15" table:formula="of:=[.T56]-[.T67]" office:value-type="float" office:value="-0.704103528931995" calcext:value-type="float">
            <text:p>-0.7041035289</text:p>
          </table:table-cell>
          <table:table-cell/>
          <table:table-cell table:style-name="ce4"/>
          <table:table-cell/>
          <table:table-cell table:style-name="ce4" table:formula="of:=[.Y66]-[.Y60]" office:value-type="float" office:value="0.393089808919996" calcext:value-type="float">
            <text:p>0.3930898089</text:p>
          </table:table-cell>
          <table:table-cell table:style-name="ce4" table:formula="of:=[.Y67]*conv" office:value-type="float" office:value="10.6965179335535" calcext:value-type="float">
            <text:p>10.6965179336</text:p>
          </table:table-cell>
          <table:table-cell table:style-name="ce15" table:formula="of:=[.Z56]-[.Z67]" office:value-type="float" office:value="-0.235474265984395" calcext:value-type="float">
            <text:p>-0.235474266</text:p>
          </table:table-cell>
          <table:table-cell/>
          <table:table-cell table:style-name="ce4"/>
          <table:table-cell/>
          <table:table-cell table:style-name="ce4" table:formula="of:=[.AE66]-[.AE60]" office:value-type="float" office:value="0.32133342134" calcext:value-type="float">
            <text:p>0.3213334213</text:p>
          </table:table-cell>
          <table:table-cell table:style-name="ce4" table:formula="of:=[.AE67]*conv" office:value-type="float" office:value="8.74392728078325" calcext:value-type="float">
            <text:p>8.7439272808</text:p>
          </table:table-cell>
          <table:table-cell table:style-name="ce15" table:formula="of:=[.AF56]-[.AF67]" office:value-type="float" office:value="-0.0579406124345443" calcext:value-type="float">
            <text:p>-0.0579406124</text:p>
          </table:table-cell>
          <table:table-cell/>
          <table:table-cell table:style-name="ce4" table:number-columns-repeated="2"/>
          <table:table-cell table:style-name="ce4" table:formula="of:=[.AK66]-[.AK60]" office:value-type="float" office:value="0" calcext:value-type="float">
            <text:p>0</text:p>
          </table:table-cell>
          <table:table-cell table:style-name="ce4" table:formula="of:=[.AK67]*conv" office:value-type="float" office:value="0" calcext:value-type="float">
            <text:p>0</text:p>
          </table:table-cell>
          <table:table-cell table:style-name="ce15" table:formula="of:=[.AL56]-[.AL67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AQ66]-[.AQ60]" office:value-type="float" office:value="0.372380005110003" calcext:value-type="float">
            <text:p>0.3723800051</text:p>
          </table:table-cell>
          <table:table-cell table:style-name="ce4" table:formula="of:=[.AQ67]*conv" office:value-type="float" office:value="10.1329754991603" calcext:value-type="float">
            <text:p>10.1329754992</text:p>
          </table:table-cell>
          <table:table-cell table:style-name="ce15" table:formula="of:=[.AR56]-[.AR67]" office:value-type="float" office:value="-0.19389252266366" calcext:value-type="float">
            <text:p>-0.1938925227</text:p>
          </table:table-cell>
          <table:table-cell/>
          <table:table-cell table:style-name="ce4" table:number-columns-repeated="2"/>
          <table:table-cell table:style-name="ce4" table:formula="of:=[.AW66]-[.AW60]" office:value-type="float" office:value="0.320385113549946" calcext:value-type="float">
            <text:p>0.3203851135</text:p>
          </table:table-cell>
          <table:table-cell table:style-name="ce4" table:formula="of:=[.AW67]*conv" office:value-type="float" office:value="8.71812251288375" calcext:value-type="float">
            <text:p>8.7181225129</text:p>
          </table:table-cell>
          <table:table-cell table:style-name="ce15" table:formula="of:=[.AX56]-[.AX67]" office:value-type="float" office:value="0.490937459097204" calcext:value-type="float">
            <text:p>0.4909374591</text:p>
          </table:table-cell>
          <table:table-cell/>
          <table:table-cell table:style-name="ce4" table:number-columns-repeated="2"/>
          <table:table-cell table:style-name="ce4" table:formula="of:=[.BC66]-[.BC60]" office:value-type="float" office:value="0" calcext:value-type="float">
            <text:p>0</text:p>
          </table:table-cell>
          <table:table-cell table:style-name="ce4" table:formula="of:=[.BC67]*conv" office:value-type="float" office:value="0" calcext:value-type="float">
            <text:p>0</text:p>
          </table:table-cell>
          <table:table-cell table:style-name="ce15" table:formula="of:=[.BD56]-[.BD67]" office:value-type="float" office:value="38348.079293228" calcext:value-type="float">
            <text:p>38348.079293228</text:p>
          </table:table-cell>
          <table:table-cell table:number-columns-repeated="5"/>
          <table:table-cell table:style-name="ce18"/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67]/[.H67])*100)" office:value-type="string" office:string-value="" calcext:value-type="error">
            <text:p>#DIV/0!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O67]/[.N67])*100)" office:value-type="float" office:value="11.002349626702" calcext:value-type="float">
            <text:p>11.0023496267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U67]/[.T67])*100)" office:value-type="float" office:value="7.0300464732821" calcext:value-type="float">
            <text:p>7.0300464733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A67]/[.Z67])*100)" office:value-type="float" office:value="2.20141047252157" calcext:value-type="float">
            <text:p>2.2014104725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G67]/[.AF67])*100)" office:value-type="float" office:value="0.662638315415566" calcext:value-type="float">
            <text:p>0.6626383154</text:p>
          </table:table-cell>
          <table:table-cell/>
          <table:table-cell table:style-name="ce4" table:number-columns-repeated="4"/>
          <table:table-cell table:style-name="ce11" table:formula="of:=ABS(([.AM67]/[.AL67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S67]/[.AR67])*100)" office:value-type="float" office:value="1.91348062254496" calcext:value-type="float">
            <text:p>1.9134806225</text:p>
          </table:table-cell>
          <table:table-cell/>
          <table:table-cell table:style-name="ce4" table:number-columns-repeated="4"/>
          <table:table-cell table:style-name="ce11" table:formula="of:=ABS(([.AY67]/[.AX67])*100)" office:value-type="float" office:value="5.63122918233473" calcext:value-type="float">
            <text:p>5.6312291823</text:p>
          </table:table-cell>
          <table:table-cell/>
          <table:table-cell table:style-name="ce4" table:number-columns-repeated="4"/>
          <table:table-cell table:style-name="ce11" table:formula="of:=ABS(([.BE67]/[.BD67])*100)" office:value-type="string" office:string-value="" calcext:value-type="error">
            <text:p>#DIV/0!</text:p>
          </table:table-cell>
          <table:table-cell table:number-columns-repeated="5"/>
          <table:table-cell table:style-name="ce12"/>
          <table:table-cell table:number-columns-repeated="961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5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GEOMETRY OPTIMISATION</text:p>
          </table:table-cell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HF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ane</text:p>
          </table:table-cell>
          <table:table-cell table:style-name="ce6"/>
          <table:table-cell table:style-name="ce6" office:value-type="string" calcext:value-type="string">
            <text:p>Methanol</text:p>
          </table:table-cell>
          <table:table-cell table:style-name="ce6"/>
          <table:table-cell table:style-name="ce6" office:value-type="string" calcext:value-type="string">
            <text:p>Methylamine</text:p>
          </table:table-cell>
          <table:table-cell table:style-name="ce6"/>
          <table:table-cell table:style-name="ce6" office:value-type="string" calcext:value-type="string">
            <text:p>Acetic Acid</text:p>
          </table:table-cell>
          <table:table-cell table:style-name="ce6"/>
          <table:table-cell table:style-name="ce6" office:value-type="string" calcext:value-type="string">
            <text:p>Aspirin</text:p>
          </table:table-cell>
          <table:table-cell table:style-name="ce6"/>
          <table:table-cell table:style-name="ce6" office:value-type="string" calcext:value-type="string">
            <text:p>Methane</text:p>
          </table:table-cell>
          <table:table-cell table:style-name="ce6"/>
          <table:table-cell table:style-name="ce6" office:value-type="string" calcext:value-type="string">
            <text:p>Ethanal</text:p>
          </table:table-cell>
          <table:table-cell table:style-name="ce6"/>
          <table:table-cell table:style-name="ce6" office:value-type="string" calcext:value-type="string">
            <text:p>Toluene</text:p>
          </table:table-cell>
          <table:table-cell table:style-name="ce6"/>
          <table:table-cell table:style-name="ce6" office:value-type="string" calcext:value-type="string">
            <text:p>Peptide</text:p>
          </table:table-cell>
          <table:table-cell table:style-name="ce6" table:number-columns-repeated="3"/>
          <table:table-cell table:style-name="ce6" office:value-type="string" calcext:value-type="string">
            <text:p>ClAuP(CH3)3</text:p>
          </table:table-cell>
          <table:table-cell table:style-name="ce6"/>
          <table:table-cell table:style-name="ce6" office:value-type="string" calcext:value-type="string">
            <text:p>ClAuP(C(CH3)3)3</text:p>
          </table:table-cell>
          <table:table-cell table:style-name="ce6" table:number-columns-repeated="99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H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/>
          <table:table-cell office:value-type="float" office:value="2.90969" calcext:value-type="float">
            <text:p>2.90969</text:p>
          </table:table-cell>
          <table:table-cell table:number-columns-repeated="2"/>
          <table:table-cell table:style-name="Default"/>
          <table:table-cell office:value-type="float" office:value="2.73578" calcext:value-type="float">
            <text:p>2.73578</text:p>
          </table:table-cell>
          <table:table-cell table:style-name="Default"/>
          <table:table-cell office:value-type="float" office:value="2.84167" calcext:value-type="float">
            <text:p>2.84167</text:p>
          </table:table-cell>
          <table:table-cell table:number-columns-repeated="2"/>
          <table:table-cell table:style-name="Default"/>
          <table:table-cell office:value-type="float" office:value="2.0643" calcext:value-type="float">
            <text:p>2.0643</text:p>
          </table:table-cell>
          <table:table-cell table:style-name="Default"/>
          <table:table-cell table:number-columns-repeated="2"/>
          <table:table-cell office:value-type="float" office:value="2.08552" calcext:value-type="float">
            <text:p>2.08552</text:p>
          </table:table-cell>
          <table:table-cell table:style-name="Default"/>
          <table:table-cell office:value-type="float" office:value="2.86237" calcext:value-type="float">
            <text:p>2.86237</text:p>
          </table:table-cell>
          <table:table-cell table:style-name="Default"/>
          <table:table-cell office:value-type="float" office:value="2.73076" calcext:value-type="float">
            <text:p>2.73076</text:p>
          </table:table-cell>
          <table:table-cell/>
          <table:table-cell office:value-type="float" office:value="3.4627" calcext:value-type="float">
            <text:p>3.4627</text:p>
          </table:table-cell>
          <table:table-cell table:style-name="Default"/>
          <table:table-cell office:value-type="float" office:value="2.92563" calcext:value-type="float">
            <text:p>2.92563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/>
          <table:table-cell office:value-type="float" office:value="2.88518" calcext:value-type="float">
            <text:p>2.88518</text:p>
          </table:table-cell>
          <table:table-cell table:style-name="ce14" table:formula="of:=[.G75]-[.G76]" office:value-type="float" office:value="0.0245100000000003" calcext:value-type="float">
            <text:p>0.02451</text:p>
          </table:table-cell>
          <table:table-cell/>
          <table:table-cell table:style-name="ce14" table:formula="of:=[.I75]-[.I76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Default"/>
          <table:table-cell office:value-type="float" office:value="2.89013" calcext:value-type="float">
            <text:p>2.89013</text:p>
          </table:table-cell>
          <table:table-cell table:style-name="ce14" table:formula="of:=[.M75]-[.M76]" office:value-type="float" office:value="-0.04846" calcext:value-type="float">
            <text:p>-0.04846</text:p>
          </table:table-cell>
          <table:table-cell/>
          <table:table-cell table:style-name="ce14" table:formula="of:=[.O75]-[.O76]" office:value-type="float" office:value="0" calcext:value-type="float">
            <text:p>0</text:p>
          </table:table-cell>
          <table:table-cell office:value-type="float" office:value="3.485" calcext:value-type="float">
            <text:p>3.485</text:p>
          </table:table-cell>
          <table:table-cell table:style-name="ce14" table:formula="of:=[.Q75]-[.Q76]" office:value-type="float" office:value="-1.4207" calcext:value-type="float">
            <text:p>-1.4207</text:p>
          </table:table-cell>
          <table:table-cell/>
          <table:table-cell table:style-name="ce14" table:formula="of:=[.S75]-[.S76]" office:value-type="float" office:value="0" calcext:value-type="float">
            <text:p>0</text:p>
          </table:table-cell>
          <table:table-cell/>
          <table:table-cell table:style-name="ce14" table:formula="of:=[.U75]-[.U76]" office:value-type="float" office:value="2.08552" calcext:value-type="float">
            <text:p>2.08552</text:p>
          </table:table-cell>
          <table:table-cell office:value-type="float" office:value="2.90737" calcext:value-type="float">
            <text:p>2.90737</text:p>
          </table:table-cell>
          <table:table-cell table:style-name="ce14" table:formula="of:=[.W75]-[.W76]" office:value-type="float" office:value="-0.0449999999999999" calcext:value-type="float">
            <text:p>-0.045</text:p>
          </table:table-cell>
          <table:table-cell office:value-type="float" office:value="2.6551" calcext:value-type="float">
            <text:p>2.6551</text:p>
          </table:table-cell>
          <table:table-cell table:style-name="ce14" table:formula="of:=[.Y75]-[.Y76]" office:value-type="float" office:value="0.0756600000000001" calcext:value-type="float">
            <text:p>0.07566</text:p>
          </table:table-cell>
          <table:table-cell office:value-type="float" office:value="3.0245" calcext:value-type="float">
            <text:p>3.0245</text:p>
          </table:table-cell>
          <table:table-cell table:style-name="ce14" table:formula="of:=[.AA75]-[.AA76]" office:value-type="float" office:value="0.4382" calcext:value-type="float">
            <text:p>0.4382</text:p>
          </table:table-cell>
          <table:table-cell office:value-type="float" office:value="2.90282" calcext:value-type="float">
            <text:p>2.90282</text:p>
          </table:table-cell>
          <table:table-cell table:style-name="ce14" table:formula="of:=[.AC75]-[.AC76]" office:value-type="float" office:value="0.0228099999999998" calcext:value-type="float">
            <text:p>0.0228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76]/[.G76])*100)" office:value-type="float" office:value="0.849513721847519" calcext:value-type="float">
            <text:p>0.8495137218</text:p>
          </table:table-cell>
          <table:table-cell/>
          <table:table-cell table:style-name="ce12" table:formula="of:=ABS(([.J76]/[.I76])*100)" office:value-type="string" office:string-value="" calcext:value-type="error">
            <text:p>#DIV/0!</text:p>
          </table:table-cell>
          <table:table-cell/>
          <table:table-cell table:style-name="Default"/>
          <table:table-cell/>
          <table:table-cell table:style-name="ce12" table:formula="of:=ABS(([.N76]/[.M76])*100)" office:value-type="float" office:value="1.67674118465259" calcext:value-type="float">
            <text:p>1.6767411847</text:p>
          </table:table-cell>
          <table:table-cell/>
          <table:table-cell table:style-name="ce12" table:formula="of:=ABS(([.P76]/[.O76])*100)" office:value-type="string" office:string-value="" calcext:value-type="error">
            <text:p>#DIV/0!</text:p>
          </table:table-cell>
          <table:table-cell/>
          <table:table-cell table:style-name="ce12" table:formula="of:=ABS(([.R76]/[.Q76])*100)" office:value-type="float" office:value="40.7661406025825" calcext:value-type="float">
            <text:p>40.7661406026</text:p>
          </table:table-cell>
          <table:table-cell/>
          <table:table-cell table:style-name="ce12" table:formula="of:=ABS(([.T76]/[.S76])*100)" office:value-type="string" office:string-value="" calcext:value-type="error">
            <text:p>#DIV/0!</text:p>
          </table:table-cell>
          <table:table-cell/>
          <table:table-cell table:style-name="ce12" table:formula="of:=ABS(([.V76]/[.U76])*100)" office:value-type="string" office:string-value="" calcext:value-type="error">
            <text:p>#DIV/0!</text:p>
          </table:table-cell>
          <table:table-cell/>
          <table:table-cell table:style-name="ce12" table:formula="of:=ABS(([.X76]/[.W76])*100)" office:value-type="float" office:value="1.54779061488562" calcext:value-type="float">
            <text:p>1.5477906149</text:p>
          </table:table-cell>
          <table:table-cell/>
          <table:table-cell table:style-name="ce12" table:formula="of:=ABS(([.Z76]/[.Y76])*100)" office:value-type="float" office:value="2.84961018417386" calcext:value-type="float">
            <text:p>2.8496101842</text:p>
          </table:table-cell>
          <table:table-cell/>
          <table:table-cell table:style-name="ce12" table:formula="of:=ABS(([.AB76]/[.AA76])*100)" office:value-type="float" office:value="14.4883451810216" calcext:value-type="float">
            <text:p>14.488345181</text:p>
          </table:table-cell>
          <table:table-cell/>
          <table:table-cell table:style-name="ce12" table:formula="of:=ABS(([.AD76]/[.AC76])*100)" office:value-type="float" office:value="0.78578761342418" calcext:value-type="float">
            <text:p>0.7857876134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4"/>
          <table:table-cell table:style-name="Default"/>
          <table:table-cell office:value-type="string" calcext:value-type="string">
            <text:p>geom break</text:p>
          </table:table-cell>
          <table:table-cell table:style-name="Default"/>
          <table:table-cell table:number-columns-repeated="2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break</text:p>
          </table:table-cell>
          <table:table-cell table:style-name="Default"/>
          <table:table-cell office:value-type="string" calcext:value-type="string">
            <text:p>pbe0</text:p>
          </table:table-cell>
          <table:table-cell/>
          <table:table-cell office:value-type="string" calcext:value-type="string">
            <text:p>no frangle needed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calcs to do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frangle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PBE0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ane</text:p>
          </table:table-cell>
          <table:table-cell table:style-name="ce6"/>
          <table:table-cell table:style-name="ce6" office:value-type="string" calcext:value-type="string">
            <text:p>Methanol</text:p>
          </table:table-cell>
          <table:table-cell table:style-name="ce6"/>
          <table:table-cell table:style-name="ce6" office:value-type="string" calcext:value-type="string">
            <text:p>Methylamine</text:p>
          </table:table-cell>
          <table:table-cell table:style-name="ce6"/>
          <table:table-cell table:style-name="ce6" office:value-type="string" calcext:value-type="string">
            <text:p>Acetic Acid</text:p>
          </table:table-cell>
          <table:table-cell table:style-name="ce6"/>
          <table:table-cell table:style-name="ce6" office:value-type="string" calcext:value-type="string">
            <text:p>Aspirin</text:p>
          </table:table-cell>
          <table:table-cell table:style-name="ce6"/>
          <table:table-cell table:style-name="ce6" office:value-type="string" calcext:value-type="string">
            <text:p>Methane</text:p>
          </table:table-cell>
          <table:table-cell table:style-name="ce6"/>
          <table:table-cell table:style-name="ce6" office:value-type="string" calcext:value-type="string">
            <text:p>Ethanal</text:p>
          </table:table-cell>
          <table:table-cell table:style-name="ce6"/>
          <table:table-cell table:style-name="ce6" office:value-type="string" calcext:value-type="string">
            <text:p>Toluene</text:p>
          </table:table-cell>
          <table:table-cell table:style-name="ce6"/>
          <table:table-cell table:style-name="ce6" office:value-type="string" calcext:value-type="string">
            <text:p>Peptide</text:p>
          </table:table-cell>
          <table:table-cell table:style-name="ce6" table:number-columns-repeated="3"/>
          <table:table-cell table:style-name="ce6" office:value-type="string" calcext:value-type="string">
            <text:p>ClAuP(CH3)3</text:p>
          </table:table-cell>
          <table:table-cell table:style-name="ce6"/>
          <table:table-cell table:style-name="ce6" office:value-type="string" calcext:value-type="string">
            <text:p>ClAuP(C(CH3)3)3</text:p>
          </table:table-cell>
          <table:table-cell table:style-name="ce6" table:number-columns-repeated="99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H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float" office:value="2.85268" calcext:value-type="float">
            <text:p>2.8526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 table:number-columns-repeated="3"/>
          <table:table-cell office:value-type="float" office:value="2.6424" calcext:value-type="float">
            <text:p>2.6424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2.8491" calcext:value-type="float">
            <text:p>2.8491</text:p>
          </table:table-cell>
          <table:table-cell table:style-name="Default"/>
          <table:table-cell/>
          <table:table-cell table:style-name="Default"/>
          <table:table-cell office:value-type="float" office:value="2.94066" calcext:value-type="float">
            <text:p>2.9406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 table:number-columns-repeated="2"/>
          <table:table-cell table:style-name="ce14" table:formula="of:=[.G84]-[.G85]" office:value-type="float" office:value="0" calcext:value-type="float">
            <text:p>0</text:p>
          </table:table-cell>
          <table:table-cell office:value-type="float" office:value="2.53985" calcext:value-type="float">
            <text:p>2.53985</text:p>
          </table:table-cell>
          <table:table-cell table:style-name="ce14" table:formula="of:=[.I84]-[.I85]" office:value-type="float" office:value="0.10255" calcext:value-type="float">
            <text:p>0.10255</text:p>
          </table:table-cell>
          <table:table-cell office:value-type="string" calcext:value-type="string">
            <text:p>-</text:p>
          </table:table-cell>
          <table:table-cell table:style-name="ce14" table:formula="of:=[.K84]-[.K85]" office:value-type="string" office:string-value="" calcext:value-type="error">
            <text:p>#VALUE!</text:p>
          </table:table-cell>
          <table:table-cell/>
          <table:table-cell table:style-name="ce14" table:formula="of:=[.M84]-[.M85]" office:value-type="float" office:value="0" calcext:value-type="float">
            <text:p>0</text:p>
          </table:table-cell>
          <table:table-cell/>
          <table:table-cell table:style-name="ce14" table:formula="of:=[.O84]-[.O85]" office:value-type="float" office:value="2.8491" calcext:value-type="float">
            <text:p>2.8491</text:p>
          </table:table-cell>
          <table:table-cell/>
          <table:table-cell table:style-name="ce14" table:formula="of:=[.Q84]-[.Q85]" office:value-type="float" office:value="0" calcext:value-type="float">
            <text:p>0</text:p>
          </table:table-cell>
          <table:table-cell/>
          <table:table-cell table:style-name="ce14" table:formula="of:=[.S84]-[.S85]" office:value-type="float" office:value="2.94066" calcext:value-type="float">
            <text:p>2.94066</text:p>
          </table:table-cell>
          <table:table-cell/>
          <table:table-cell table:style-name="ce14" table:formula="of:=[.U84]-[.U85]" office:value-type="float" office:value="0" calcext:value-type="float">
            <text:p>0</text:p>
          </table:table-cell>
          <table:table-cell/>
          <table:table-cell table:style-name="ce14" table:formula="of:=[.W84]-[.W85]" office:value-type="float" office:value="0" calcext:value-type="float">
            <text:p>0</text:p>
          </table:table-cell>
          <table:table-cell/>
          <table:table-cell table:style-name="ce14" table:formula="of:=[.Y84]-[.Y85]" office:value-type="float" office:value="0" calcext:value-type="float">
            <text:p>0</text:p>
          </table:table-cell>
          <table:table-cell/>
          <table:table-cell table:style-name="ce14" table:formula="of:=[.AA84]-[.AA85]" office:value-type="float" office:value="0" calcext:value-type="float">
            <text:p>0</text:p>
          </table:table-cell>
          <table:table-cell/>
          <table:table-cell table:style-name="ce14" table:formula="of:=[.AC84]-[.AC85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85]/[.G85])*100)" office:value-type="string" office:string-value="" calcext:value-type="error">
            <text:p>#DIV/0!</text:p>
          </table:table-cell>
          <table:table-cell/>
          <table:table-cell table:style-name="ce12" table:formula="of:=ABS(([.J85]/[.I85])*100)" office:value-type="float" office:value="4.03764001811132" calcext:value-type="float">
            <text:p>4.0376400181</text:p>
          </table:table-cell>
          <table:table-cell/>
          <table:table-cell table:style-name="ce12" table:formula="of:=ABS(([.L85]/[.K85])*100)" office:value-type="string" office:string-value="" calcext:value-type="error">
            <text:p>#VALUE!</text:p>
          </table:table-cell>
          <table:table-cell/>
          <table:table-cell table:style-name="ce12" table:formula="of:=ABS(([.N85]/[.M85])*100)" office:value-type="string" office:string-value="" calcext:value-type="error">
            <text:p>#DIV/0!</text:p>
          </table:table-cell>
          <table:table-cell/>
          <table:table-cell table:style-name="ce12" table:formula="of:=ABS(([.P85]/[.O85])*100)" office:value-type="string" office:string-value="" calcext:value-type="error">
            <text:p>#DIV/0!</text:p>
          </table:table-cell>
          <table:table-cell/>
          <table:table-cell table:style-name="ce12" table:formula="of:=ABS(([.R85]/[.Q85])*100)" office:value-type="string" office:string-value="" calcext:value-type="error">
            <text:p>#DIV/0!</text:p>
          </table:table-cell>
          <table:table-cell/>
          <table:table-cell table:style-name="ce12" table:formula="of:=ABS(([.T85]/[.S85])*100)" office:value-type="string" office:string-value="" calcext:value-type="error">
            <text:p>#DIV/0!</text:p>
          </table:table-cell>
          <table:table-cell/>
          <table:table-cell table:style-name="ce12" table:formula="of:=ABS(([.V85]/[.U85])*100)" office:value-type="string" office:string-value="" calcext:value-type="error">
            <text:p>#DIV/0!</text:p>
          </table:table-cell>
          <table:table-cell/>
          <table:table-cell table:style-name="ce12" table:formula="of:=ABS(([.X85]/[.W85])*100)" office:value-type="string" office:string-value="" calcext:value-type="error">
            <text:p>#DIV/0!</text:p>
          </table:table-cell>
          <table:table-cell/>
          <table:table-cell table:style-name="ce12" table:formula="of:=ABS(([.Z85]/[.Y85])*100)" office:value-type="string" office:string-value="" calcext:value-type="error">
            <text:p>#DIV/0!</text:p>
          </table:table-cell>
          <table:table-cell/>
          <table:table-cell table:style-name="ce12" table:formula="of:=ABS(([.AB85]/[.AA85])*100)" office:value-type="string" office:string-value="" calcext:value-type="error">
            <text:p>#DIV/0!</text:p>
          </table:table-cell>
          <table:table-cell/>
          <table:table-cell table:style-name="ce12" table:formula="of:=ABS(([.AD85]/[.AC85])*100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geom break</text:p>
          </table:table-cell>
          <table:table-cell table:style-name="Default"/>
          <table:table-cell table:number-columns-repeated="2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break</text:p>
          </table:table-cell>
          <table:table-cell table:style-name="Default"/>
          <table:table-cell office:value-type="string" calcext:value-type="string">
            <text:p>pbe0</text:p>
          </table:table-cell>
          <table:table-cell/>
          <table:table-cell office:value-type="string" calcext:value-type="string">
            <text:p>no frangle needed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PBE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ane</text:p>
          </table:table-cell>
          <table:table-cell table:style-name="ce6"/>
          <table:table-cell table:style-name="ce6" office:value-type="string" calcext:value-type="string">
            <text:p>Methanol</text:p>
          </table:table-cell>
          <table:table-cell table:style-name="ce6"/>
          <table:table-cell table:style-name="ce6" office:value-type="string" calcext:value-type="string">
            <text:p>Methylamine</text:p>
          </table:table-cell>
          <table:table-cell table:style-name="ce6"/>
          <table:table-cell table:style-name="ce6" office:value-type="string" calcext:value-type="string">
            <text:p>Acetic Acid</text:p>
          </table:table-cell>
          <table:table-cell table:style-name="ce6"/>
          <table:table-cell table:style-name="ce6" office:value-type="string" calcext:value-type="string">
            <text:p>Aspirin</text:p>
          </table:table-cell>
          <table:table-cell table:style-name="ce6"/>
          <table:table-cell table:style-name="ce6" office:value-type="string" calcext:value-type="string">
            <text:p>Methane</text:p>
          </table:table-cell>
          <table:table-cell table:style-name="ce6"/>
          <table:table-cell table:style-name="ce6" office:value-type="string" calcext:value-type="string">
            <text:p>Ethanal</text:p>
          </table:table-cell>
          <table:table-cell table:style-name="ce6"/>
          <table:table-cell table:style-name="ce6" office:value-type="string" calcext:value-type="string">
            <text:p>Toluene</text:p>
          </table:table-cell>
          <table:table-cell table:style-name="ce6"/>
          <table:table-cell table:style-name="ce6" office:value-type="string" calcext:value-type="string">
            <text:p>Peptide</text:p>
          </table:table-cell>
          <table:table-cell table:style-name="ce6" table:number-columns-repeated="3"/>
          <table:table-cell table:style-name="ce6" office:value-type="string" calcext:value-type="string">
            <text:p>ClAuP(CH3)3</text:p>
          </table:table-cell>
          <table:table-cell table:style-name="ce6"/>
          <table:table-cell table:style-name="ce6" office:value-type="string" calcext:value-type="string">
            <text:p>ClAuP(C(CH3)3)3</text:p>
          </table:table-cell>
          <table:table-cell table:style-name="ce6" table:number-columns-repeated="99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H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 table:number-columns-repeated="2"/>
          <table:table-cell table:style-name="ce14" table:formula="of:=[.G93]-[.G94]" office:value-type="float" office:value="0" calcext:value-type="float">
            <text:p>0</text:p>
          </table:table-cell>
          <table:table-cell/>
          <table:table-cell table:style-name="ce14" table:formula="of:=[.I93]-[.I94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4" table:formula="of:=[.K93]-[.K94]" office:value-type="string" office:string-value="" calcext:value-type="error">
            <text:p>#VALUE!</text:p>
          </table:table-cell>
          <table:table-cell/>
          <table:table-cell table:style-name="ce14" table:formula="of:=[.M93]-[.M94]" office:value-type="float" office:value="0" calcext:value-type="float">
            <text:p>0</text:p>
          </table:table-cell>
          <table:table-cell/>
          <table:table-cell table:style-name="ce14" table:formula="of:=[.O93]-[.O94]" office:value-type="float" office:value="0" calcext:value-type="float">
            <text:p>0</text:p>
          </table:table-cell>
          <table:table-cell/>
          <table:table-cell table:style-name="ce14" table:formula="of:=[.Q93]-[.Q94]" office:value-type="float" office:value="0" calcext:value-type="float">
            <text:p>0</text:p>
          </table:table-cell>
          <table:table-cell/>
          <table:table-cell table:style-name="ce14" table:formula="of:=[.S93]-[.S94]" office:value-type="float" office:value="0" calcext:value-type="float">
            <text:p>0</text:p>
          </table:table-cell>
          <table:table-cell/>
          <table:table-cell table:style-name="ce14" table:formula="of:=[.U93]-[.U94]" office:value-type="float" office:value="0" calcext:value-type="float">
            <text:p>0</text:p>
          </table:table-cell>
          <table:table-cell/>
          <table:table-cell table:style-name="ce14" table:formula="of:=[.W93]-[.W94]" office:value-type="float" office:value="0" calcext:value-type="float">
            <text:p>0</text:p>
          </table:table-cell>
          <table:table-cell/>
          <table:table-cell table:style-name="ce14" table:formula="of:=[.Y93]-[.Y94]" office:value-type="float" office:value="0" calcext:value-type="float">
            <text:p>0</text:p>
          </table:table-cell>
          <table:table-cell/>
          <table:table-cell table:style-name="ce14" table:formula="of:=[.AA93]-[.AA94]" office:value-type="float" office:value="0" calcext:value-type="float">
            <text:p>0</text:p>
          </table:table-cell>
          <table:table-cell/>
          <table:table-cell table:style-name="ce14" table:formula="of:=[.AC93]-[.AC94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94]/[.G94])*100)" office:value-type="string" office:string-value="" calcext:value-type="error">
            <text:p>#DIV/0!</text:p>
          </table:table-cell>
          <table:table-cell/>
          <table:table-cell table:style-name="ce12" table:formula="of:=ABS(([.J94]/[.I94])*100)" office:value-type="string" office:string-value="" calcext:value-type="error">
            <text:p>#DIV/0!</text:p>
          </table:table-cell>
          <table:table-cell/>
          <table:table-cell table:style-name="ce12" table:formula="of:=ABS(([.L94]/[.K94])*100)" office:value-type="string" office:string-value="" calcext:value-type="error">
            <text:p>#VALUE!</text:p>
          </table:table-cell>
          <table:table-cell/>
          <table:table-cell table:style-name="ce12" table:formula="of:=ABS(([.N94]/[.M94])*100)" office:value-type="string" office:string-value="" calcext:value-type="error">
            <text:p>#DIV/0!</text:p>
          </table:table-cell>
          <table:table-cell/>
          <table:table-cell table:style-name="ce12" table:formula="of:=ABS(([.P94]/[.O94])*100)" office:value-type="string" office:string-value="" calcext:value-type="error">
            <text:p>#DIV/0!</text:p>
          </table:table-cell>
          <table:table-cell/>
          <table:table-cell table:style-name="ce12" table:formula="of:=ABS(([.R94]/[.Q94])*100)" office:value-type="string" office:string-value="" calcext:value-type="error">
            <text:p>#DIV/0!</text:p>
          </table:table-cell>
          <table:table-cell/>
          <table:table-cell table:style-name="ce12" table:formula="of:=ABS(([.T94]/[.S94])*100)" office:value-type="string" office:string-value="" calcext:value-type="error">
            <text:p>#DIV/0!</text:p>
          </table:table-cell>
          <table:table-cell/>
          <table:table-cell table:style-name="ce12" table:formula="of:=ABS(([.V94]/[.U94])*100)" office:value-type="string" office:string-value="" calcext:value-type="error">
            <text:p>#DIV/0!</text:p>
          </table:table-cell>
          <table:table-cell/>
          <table:table-cell table:style-name="ce12" table:formula="of:=ABS(([.X94]/[.W94])*100)" office:value-type="string" office:string-value="" calcext:value-type="error">
            <text:p>#DIV/0!</text:p>
          </table:table-cell>
          <table:table-cell/>
          <table:table-cell table:style-name="ce12" table:formula="of:=ABS(([.Z94]/[.Y94])*100)" office:value-type="string" office:string-value="" calcext:value-type="error">
            <text:p>#DIV/0!</text:p>
          </table:table-cell>
          <table:table-cell/>
          <table:table-cell table:style-name="ce12" table:formula="of:=ABS(([.AB94]/[.AA94])*100)" office:value-type="string" office:string-value="" calcext:value-type="error">
            <text:p>#DIV/0!</text:p>
          </table:table-cell>
          <table:table-cell/>
          <table:table-cell table:style-name="ce12" table:formula="of:=ABS(([.AD94]/[.AC94])*100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geom break</text:p>
          </table:table-cell>
          <table:table-cell table:style-name="Default"/>
          <table:table-cell table:number-columns-repeated="2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break</text:p>
          </table:table-cell>
          <table:table-cell table:style-name="Default"/>
          <table:table-cell office:value-type="string" calcext:value-type="string">
            <text:p>pbe0</text:p>
          </table:table-cell>
          <table:table-cell/>
          <table:table-cell office:value-type="string" calcext:value-type="string">
            <text:p>no frangle needed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6"/>
          <table:table-cell table:number-columns-repeated="961"/>
        </table:table-row>
      </table:table>
      <table:table table:name="sp3 CH2" table:style-name="ta1">
        <table:shapes>
          <draw:frame draw:z-index="0" draw:style-name="gr1" draw:text-style-name="P1" svg:width="159.99mm" svg:height="89.99mm" svg:x="1375.34mm" svg:y="15.72mm">
            <loext:p draw:notify-on-update-of-ranges="'sp3 CH2'.B1:'sp3 CH2'.B1 'sp3 CH2'.D1:'sp3 CH2'.D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49.97mm" svg:y="15.87mm">
            <loext:p draw:notify-on-update-of-ranges="'sp3 CH2'.B1:'sp3 CH2'.B1 'sp3 CH2'.D1:'sp3 CH2'.D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1212.25mm" svg:y="15.37mm">
            <loext:p draw:notify-on-update-of-ranges="'sp3 CH2'.B1:'sp3 CH2'.B1 'sp3 CH2'.D1:'sp3 CH2'.D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1538.66mm" svg:y="14.79mm">
            <loext:p draw:notify-on-update-of-ranges="'sp3 CH2'.B1:'sp3 CH2'.B1 'sp3 CH2'.D1:'sp3 CH2'.D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978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 table:number-columns-repeated="5"/>
          <table:table-cell table:style-name="ce5"/>
          <table:table-cell table:style-name="Default"/>
          <table:table-cell table:style-name="ce5"/>
          <table:table-cell table:style-name="Default" table:number-columns-repeated="34"/>
          <table:table-cell table:number-columns-repeated="978"/>
        </table:table-row>
        <table:table-row table:style-name="ro1" table:number-rows-repeated="2">
          <table:table-cell table:style-name="Default" table:number-columns-repeated="46"/>
          <table:table-cell table:number-columns-repeated="978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74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3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2.78" calcext:value-type="float">
            <text:p>-12.78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2.82" calcext:value-type="float">
            <text:p>-12.82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2.001" calcext:value-type="float">
            <text:p>-12.001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0.417" calcext:value-type="float">
            <text:p>-10.417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1.543" calcext:value-type="float">
            <text:p>-11.543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1.029" calcext:value-type="float">
            <text:p>-11.029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6.3834999525" calcext:value-type="float">
            <text:p>-326.38349995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1594301623" calcext:value-type="float">
            <text:p>-118.15943016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3.9418778523" calcext:value-type="float">
            <text:p>-153.94187785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1293209598" calcext:value-type="float">
            <text:p>-134.12932095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65.4199234306" calcext:value-type="float">
            <text:p>-265.419923430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0.425259966" calcext:value-type="float">
            <text:p>-320.425259966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26.2018400418" calcext:value-type="float">
            <text:p>-326.2018400418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17.7121962702" calcext:value-type="float">
            <text:p>-117.7121962702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53.6864580093" calcext:value-type="float">
            <text:p>-153.6864580093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33.8998514257" calcext:value-type="float">
            <text:p>-133.8998514257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265.3047517739" calcext:value-type="float">
            <text:p>-265.3047517739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20.308252355" calcext:value-type="float">
            <text:p>-320.308252355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3"/>
          <table:table-cell table:style-name="ce2" table:formula="of:=[.H8]-[.H7]" office:value-type="float" office:value="0.415515178" calcext:value-type="float">
            <text:p>0.415515178</text:p>
          </table:table-cell>
          <table:table-cell table:style-name="ce2" table:formula="of:=[.H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N8]-[.N7]" office:value-type="float" office:value="0.181659910700034" calcext:value-type="float">
            <text:p>0.1816599107</text:p>
          </table:table-cell>
          <table:table-cell table:style-name="ce2" table:formula="of:=[.N9]*conv" office:value-type="float" office:value="4.9432176782943" calcext:value-type="float">
            <text:p>4.9432176783</text:p>
          </table:table-cell>
          <table:table-cell/>
          <table:table-cell table:style-name="ce1" table:number-columns-repeated="3"/>
          <table:table-cell table:style-name="ce2" table:formula="of:=[.T8]-[.T7]" office:value-type="float" office:value="0.447233892100002" calcext:value-type="float">
            <text:p>0.4472338921</text:p>
          </table:table-cell>
          <table:table-cell table:style-name="ce2" table:formula="of:=[.T9]*conv" office:value-type="float" office:value="12.1698533993647" calcext:value-type="float">
            <text:p>12.1698533994</text:p>
          </table:table-cell>
          <table:table-cell/>
          <table:table-cell table:style-name="ce1" table:number-columns-repeated="3"/>
          <table:table-cell table:style-name="ce2" table:formula="of:=[.Z8]-[.Z7]" office:value-type="float" office:value="0.255419842999999" calcext:value-type="float">
            <text:p>0.255419843</text:p>
          </table:table-cell>
          <table:table-cell table:style-name="ce2" table:formula="of:=[.Z9]*conv" office:value-type="float" office:value="6.95032755680259" calcext:value-type="float">
            <text:p>6.9503275568</text:p>
          </table:table-cell>
          <table:table-cell/>
          <table:table-cell table:style-name="ce1" table:number-columns-repeated="3"/>
          <table:table-cell table:style-name="ce2" table:formula="of:=[.AF8]-[.AF7]" office:value-type="float" office:value="0.229469534099991" calcext:value-type="float">
            <text:p>0.2294695341</text:p>
          </table:table-cell>
          <table:table-cell table:style-name="ce2" table:formula="of:=[.AF9]*conv" office:value-type="float" office:value="6.24418372343071" calcext:value-type="float">
            <text:p>6.2441837234</text:p>
          </table:table-cell>
          <table:table-cell/>
          <table:table-cell table:style-name="ce1" table:number-columns-repeated="3"/>
          <table:table-cell table:style-name="ce2" table:formula="of:=[.AL8]-[.AL7]" office:value-type="float" office:value="0.115171656699999" calcext:value-type="float">
            <text:p>0.1151716567</text:p>
          </table:table-cell>
          <table:table-cell table:style-name="ce2" table:formula="of:=[.AL9]*conv" office:value-type="float" office:value="3.13398023396569" calcext:value-type="float">
            <text:p>3.133980234</text:p>
          </table:table-cell>
          <table:table-cell/>
          <table:table-cell table:style-name="ce1" table:number-columns-repeated="3"/>
          <table:table-cell table:style-name="ce2" table:formula="of:=[.AR8]-[.AR7]" office:value-type="float" office:value="0.11700761100002" calcext:value-type="float">
            <text:p>0.117007611</text:p>
          </table:table-cell>
          <table:table-cell table:style-name="ce2" table:formula="of:=[.AR9]*conv" office:value-type="float" office:value="3.18393909234796" calcext:value-type="float">
            <text:p>3.1839390923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411958197062924" calcext:value-type="float">
            <text:p>0.4119581971</text:p>
          </table:table-cell>
          <table:table-cell table:style-name="ce19" table:formula="of:=[.H10]*conv" office:value-type="float" office:value="11.209952898206" calcext:value-type="float">
            <text:p>11.2099528982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4977393011037" calcext:value-type="float">
            <text:p>0.234977393</text:p>
          </table:table-cell>
          <table:table-cell table:style-name="ce19" table:formula="of:=[.N10]*conv" office:value-type="float" office:value="6.39406019003093" calcext:value-type="float">
            <text:p>6.39406019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75472698651367" calcext:value-type="float">
            <text:p>0.3754726987</text:p>
          </table:table-cell>
          <table:table-cell table:style-name="ce19" table:formula="of:=[.T10]*conv" office:value-type="float" office:value="10.217131972255" calcext:value-type="float">
            <text:p>10.2171319723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5096180811144" calcext:value-type="float">
            <text:p>0.3150961808</text:p>
          </table:table-cell>
          <table:table-cell table:style-name="ce19" table:formula="of:=[.Z10]*conv" office:value-type="float" office:value="8.57420333053356" calcext:value-type="float">
            <text:p>8.574203330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7769829295499" calcext:value-type="float">
            <text:p>0.277698293</text:p>
          </table:table-cell>
          <table:table-cell table:style-name="ce19" table:formula="of:=[.AF10]*conv" office:value-type="float" office:value="7.55655502459187" calcext:value-type="float">
            <text:p>7.5565550246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221754150079" calcext:value-type="float">
            <text:p>0.1572217542</text:p>
          </table:table-cell>
          <table:table-cell table:style-name="ce19" table:formula="of:=[.AL10]*conv" office:value-type="float" office:value="4.27822160394227" calcext:value-type="float">
            <text:p>4.2782216039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57574390024132" calcext:value-type="float">
            <text:p>0.15757439</text:p>
          </table:table-cell>
          <table:table-cell table:style-name="ce19" table:formula="of:=[.AR10]*conv" office:value-type="float" office:value="4.28781731429963" calcext:value-type="float">
            <text:p>4.2878173143</text:p>
          </table:table-cell>
          <table:table-cell table:style-name="ce21"/>
          <table:table-cell table:style-name="ce19" table:number-columns-repeated="973"/>
          <table:table-cell table:style-name="ce24"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6.014060804" calcext:value-type="float">
            <text:p>-326.0140608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7.7350898113" calcext:value-type="float">
            <text:p>-117.7350898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3.5890431247" calcext:value-type="float">
            <text:p>-153.589043124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3.8300831854" calcext:value-type="float">
            <text:p>-133.830083185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65.0821251919" calcext:value-type="float">
            <text:p>-265.082125191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0.0883307816" calcext:value-type="float">
            <text:p>-320.0883307816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3"/>
          <table:table-cell table:formula="of:=[.H11]-[.H7]" office:value-type="float" office:value="0.495612409099998" calcext:value-type="float">
            <text:p>0.4956124091</text:p>
          </table:table-cell>
          <table:table-cell table:formula="of:=[.H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N11]-[.N7]" office:value-type="float" office:value="0.369439148500021" calcext:value-type="float">
            <text:p>0.3694391485</text:p>
          </table:table-cell>
          <table:table-cell table:formula="of:=[.N12]*conv" office:value-type="float" office:value="10.0529507191867" calcext:value-type="float">
            <text:p>10.0529507192</text:p>
          </table:table-cell>
          <table:table-cell/>
          <table:table-cell table:style-name="ce1" table:number-columns-repeated="3"/>
          <table:table-cell table:formula="of:=[.T11]-[.T7]" office:value-type="float" office:value="0.424340350999998" calcext:value-type="float">
            <text:p>0.424340351</text:p>
          </table:table-cell>
          <table:table-cell table:formula="of:=[.T12]*conv" office:value-type="float" office:value="11.5468884499259" calcext:value-type="float">
            <text:p>11.5468884499</text:p>
          </table:table-cell>
          <table:table-cell/>
          <table:table-cell table:style-name="ce1" table:number-columns-repeated="3"/>
          <table:table-cell table:formula="of:=[.Z11]-[.Z7]" office:value-type="float" office:value="0.352834727599998" calcext:value-type="float">
            <text:p>0.3528347276</text:p>
          </table:table-cell>
          <table:table-cell table:formula="of:=[.Z12]*conv" office:value-type="float" office:value="9.6011214376763" calcext:value-type="float">
            <text:p>9.6011214377</text:p>
          </table:table-cell>
          <table:table-cell/>
          <table:table-cell table:style-name="ce1" table:number-columns-repeated="3"/>
          <table:table-cell table:formula="of:=[.AF11]-[.AF7]" office:value-type="float" office:value="0.299237774399984" calcext:value-type="float">
            <text:p>0.2992377744</text:p>
          </table:table-cell>
          <table:table-cell table:formula="of:=[.AF12]*conv" office:value-type="float" office:value="8.14267413612222" calcext:value-type="float">
            <text:p>8.1426741361</text:p>
          </table:table-cell>
          <table:table-cell/>
          <table:table-cell table:style-name="ce1" table:number-columns-repeated="3"/>
          <table:table-cell table:formula="of:=[.AL11]-[.AL7]" office:value-type="float" office:value="0.337798238700032" calcext:value-type="float">
            <text:p>0.3377982387</text:p>
          </table:table-cell>
          <table:table-cell table:formula="of:=[.AL12]*conv" office:value-type="float" office:value="9.19195775668934" calcext:value-type="float">
            <text:p>9.1919577567</text:p>
          </table:table-cell>
          <table:table-cell/>
          <table:table-cell table:style-name="ce1" table:number-columns-repeated="3"/>
          <table:table-cell table:formula="of:=[.AR11]-[.AR7]" office:value-type="float" office:value="0.336929184399992" calcext:value-type="float">
            <text:p>0.3369291844</text:p>
          </table:table-cell>
          <table:table-cell table:formula="of:=[.AR12]*conv" office:value-type="float" office:value="9.16830958597958" calcext:value-type="float">
            <text:p>9.168309586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3"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3"/>
          <table:table-cell table:style-name="ce13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8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4.108" calcext:value-type="float">
            <text:p>-14.108</text:p>
          </table:table-cell>
          <table:table-cell table:style-name="ce15" table:formula="of:=[.I6]-[.I15]" office:value-type="float" office:value="-0.783999999999999" calcext:value-type="float">
            <text:p>-0.784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3.148" calcext:value-type="float">
            <text:p>-13.148</text:p>
          </table:table-cell>
          <table:table-cell table:style-name="ce15" table:formula="of:=[.O6]-[.O15]" office:value-type="float" office:value="0.368" calcext:value-type="float">
            <text:p>0.368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82" calcext:value-type="float">
            <text:p>-12.82</text:p>
          </table:table-cell>
          <table:table-cell table:style-name="ce15" table:formula="of:=[.U6]-[.U15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094" calcext:value-type="float">
            <text:p>-12.094</text:p>
          </table:table-cell>
          <table:table-cell table:style-name="ce15" table:formula="of:=[.AA6]-[.AA15]" office:value-type="float" office:value="0.093" calcext:value-type="float">
            <text:p>0.093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0.232" calcext:value-type="float">
            <text:p>-10.232</text:p>
          </table:table-cell>
          <table:table-cell table:style-name="ce15" table:formula="of:=[.AG6]-[.AG15]" office:value-type="float" office:value="-0.185000000000001" calcext:value-type="float">
            <text:p>-0.185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1.579" calcext:value-type="float">
            <text:p>-11.579</text:p>
          </table:table-cell>
          <table:table-cell table:style-name="ce15" table:formula="of:=[.AM6]-[.AM15]" office:value-type="float" office:value="0.0360000000000014" calcext:value-type="float">
            <text:p>0.036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1.018" calcext:value-type="float">
            <text:p>-11.018</text:p>
          </table:table-cell>
          <table:table-cell table:style-name="ce15" table:formula="of:=[.AS6]-[.AS15]" office:value-type="float" office:value="-0.0109999999999992" calcext:value-type="float">
            <text:p>-0.01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9"/>
          <table:table-cell table:style-name="ce11"/>
          <table:table-cell table:number-columns-repeated="3"/>
          <table:table-cell office:value-type="string" calcext:value-type="string">
            <text:p>Singlet</text:p>
          </table:table-cell>
          <table:table-cell table:style-name="ce4" office:value-type="float" office:value="-3.0747797098" calcext:value-type="float">
            <text:p>-3.0747797098</text:p>
          </table:table-cell>
          <table:table-cell table:style-name="ce4"/>
          <table:table-cell table:style-name="ce11" table:formula="of:=ABS(([.J15]/[.I15])*100)" office:value-type="float" office:value="5.55713070598241" calcext:value-type="float">
            <text:p>5.55713070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9.3594006787" calcext:value-type="float">
            <text:p>-289.3594006787</text:p>
          </table:table-cell>
          <table:table-cell table:style-name="ce4"/>
          <table:table-cell table:style-name="ce11" table:formula="of:=ABS(([.P15]/[.O15])*100)" office:value-type="float" office:value="2.79890477639185" calcext:value-type="float">
            <text:p>2.798904776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81.1005713286" calcext:value-type="float">
            <text:p>-81.1005713286</text:p>
          </table:table-cell>
          <table:table-cell table:style-name="ce4"/>
          <table:table-cell table:style-name="ce11" table:formula="of:=ABS(([.V15]/[.U15])*10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16.8999662906" calcext:value-type="float">
            <text:p>-116.8999662906</text:p>
          </table:table-cell>
          <table:table-cell table:style-name="ce4"/>
          <table:table-cell table:style-name="ce11" table:formula="of:=ABS(([.AB15]/[.AA15])*100)" office:value-type="float" office:value="0.768976351910038" calcext:value-type="float">
            <text:p>0.768976351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97.0788449733" calcext:value-type="float">
            <text:p>-97.0788449733</text:p>
          </table:table-cell>
          <table:table-cell table:style-name="ce4"/>
          <table:table-cell table:style-name="ce11" table:formula="of:=ABS(([.AH15]/[.AG15])*100)" office:value-type="float" office:value="1.80805316653636" calcext:value-type="float">
            <text:p>1.808053166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28.389248275" calcext:value-type="float">
            <text:p>-228.389248275</text:p>
          </table:table-cell>
          <table:table-cell table:style-name="ce4"/>
          <table:table-cell table:style-name="ce11" table:formula="of:=ABS(([.AN15]/[.AM15])*100)" office:value-type="float" office:value="0.310907677692386" calcext:value-type="float">
            <text:p>0.31090767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3.3908771095" calcext:value-type="float">
            <text:p>-283.3908771095</text:p>
          </table:table-cell>
          <table:table-cell table:style-name="ce4"/>
          <table:table-cell table:style-name="ce11" table:formula="of:=ABS(([.AT15]/[.AS15])*100)" office:value-type="float" office:value="0.0998366309675007" calcext:value-type="float">
            <text:p>0.09983663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Triplet</text:p>
          </table:table-cell>
          <table:table-cell table:style-name="ce4" office:value-type="float" office:value="-2.7532263811" calcext:value-type="float">
            <text:p>-2.7532263811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289.1724042958" calcext:value-type="float">
            <text:p>-289.1724042958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80.7706015384" calcext:value-type="float">
            <text:p>-80.7706015384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116.6686335376" calcext:value-type="float">
            <text:p>-116.6686335376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96.8656007374" calcext:value-type="float">
            <text:p>-96.8656007374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228.2634349837" calcext:value-type="float">
            <text:p>-228.2634349837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283.2174417398" calcext:value-type="float">
            <text:p>-283.2174417398</text:p>
          </table:table-cell>
          <table:table-cell table:style-name="ce4" table:number-columns-repeated="975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formula="of:=[.H17]-[.H16]" office:value-type="float" office:value="0.3215533287" calcext:value-type="float">
            <text:p>0.3215533287</text:p>
          </table:table-cell>
          <table:table-cell table:style-name="ce13" table:formula="of:=[.H18]*conv" office:value-type="float" office:value="8.74991126451058" calcext:value-type="float">
            <text:p>8.7499112645</text:p>
          </table:table-cell>
          <table:table-cell table:style-name="ce15" table:formula="of:=[.I9]-[.I18]" office:value-type="float" office:value="2.55683200963335" calcext:value-type="float">
            <text:p>2.5568320096</text:p>
          </table:table-cell>
          <table:table-cell table:number-columns-repeated="3"/>
          <table:table-cell table:style-name="ce13" table:formula="of:=[.N17]-[.N16]" office:value-type="float" office:value="0.18699638290002" calcext:value-type="float">
            <text:p>0.1869963829</text:p>
          </table:table-cell>
          <table:table-cell table:style-name="ce13" table:formula="of:=[.N18]*conv" office:value-type="float" office:value="5.08843047520167" calcext:value-type="float">
            <text:p>5.0884304752</text:p>
          </table:table-cell>
          <table:table-cell table:style-name="ce15" table:formula="of:=[.O9]-[.O18]" office:value-type="float" office:value="-0.145212796907368" calcext:value-type="float">
            <text:p>-0.1452127969</text:p>
          </table:table-cell>
          <table:table-cell table:number-columns-repeated="3"/>
          <table:table-cell table:style-name="ce13" table:formula="of:=[.T17]-[.T16]" office:value-type="float" office:value="0.329969790199996" calcext:value-type="float">
            <text:p>0.3299697902</text:p>
          </table:table-cell>
          <table:table-cell table:style-name="ce13" table:formula="of:=[.T18]*conv" office:value-type="float" office:value="8.97893483451643" calcext:value-type="float">
            <text:p>8.9789348345</text:p>
          </table:table-cell>
          <table:table-cell table:style-name="ce15" table:formula="of:=[.U9]-[.U18]" office:value-type="float" office:value="3.19091856484823" calcext:value-type="float">
            <text:p>3.1909185648</text:p>
          </table:table-cell>
          <table:table-cell table:number-columns-repeated="3"/>
          <table:table-cell table:style-name="ce13" table:formula="of:=[.Z17]-[.Z16]" office:value-type="float" office:value="0.231332753000004" calcext:value-type="float">
            <text:p>0.231332753</text:p>
          </table:table-cell>
          <table:table-cell table:style-name="ce13" table:formula="of:=[.Z18]*conv" office:value-type="float" office:value="6.29488448932663" calcext:value-type="float">
            <text:p>6.2948844893</text:p>
          </table:table-cell>
          <table:table-cell table:style-name="ce15" table:formula="of:=[.AA9]-[.AA18]" office:value-type="float" office:value="0.655443067475963" calcext:value-type="float">
            <text:p>0.6554430675</text:p>
          </table:table-cell>
          <table:table-cell table:number-columns-repeated="3"/>
          <table:table-cell table:style-name="ce13" table:formula="of:=[.AF17]-[.AF16]" office:value-type="float" office:value="0.213244235899992" calcext:value-type="float">
            <text:p>0.2132442359</text:p>
          </table:table-cell>
          <table:table-cell table:style-name="ce13" table:formula="of:=[.AF18]*conv" office:value-type="float" office:value="5.8026708954834" calcext:value-type="float">
            <text:p>5.8026708955</text:p>
          </table:table-cell>
          <table:table-cell table:style-name="ce15" table:formula="of:=[.AG9]-[.AG18]" office:value-type="float" office:value="0.441512827947315" calcext:value-type="float">
            <text:p>0.4415128279</text:p>
          </table:table-cell>
          <table:table-cell table:number-columns-repeated="3"/>
          <table:table-cell table:style-name="ce13" table:formula="of:=[.AL17]-[.AL16]" office:value-type="float" office:value="0.125813291300005" calcext:value-type="float">
            <text:p>0.1258132913</text:p>
          </table:table-cell>
          <table:table-cell table:style-name="ce13" table:formula="of:=[.AL18]*conv" office:value-type="float" office:value="3.42355384477495" calcext:value-type="float">
            <text:p>3.4235538448</text:p>
          </table:table-cell>
          <table:table-cell table:style-name="ce15" table:formula="of:=[.AM9]-[.AM18]" office:value-type="float" office:value="-0.289573610809262" calcext:value-type="float">
            <text:p>-0.2895736108</text:p>
          </table:table-cell>
          <table:table-cell table:number-columns-repeated="3"/>
          <table:table-cell table:style-name="ce13" table:formula="of:=[.AR17]-[.AR16]" office:value-type="float" office:value="0.17343536970003" calcext:value-type="float">
            <text:p>0.1734353697</text:p>
          </table:table-cell>
          <table:table-cell table:style-name="ce13" table:formula="of:=[.AR18]*conv" office:value-type="float" office:value="4.71941653080717" calcext:value-type="float">
            <text:p>4.7194165308</text:p>
          </table:table-cell>
          <table:table-cell table:style-name="ce15" table:formula="of:=[.AS9]-[.AS18]" office:value-type="float" office:value="-1.53547743845921" calcext:value-type="float">
            <text:p>-1.5354774385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number-columns-repeated="2"/>
          <table:table-cell table:style-name="ce11" table:formula="of:=ABS(([.J18]/[.I18])*100)" office:value-type="float" office:value="29.2212335912914" calcext:value-type="float">
            <text:p>29.2212335913</text:p>
          </table:table-cell>
          <table:table-cell table:number-columns-repeated="3"/>
          <table:table-cell table:style-name="ce13" table:number-columns-repeated="2"/>
          <table:table-cell table:style-name="ce11" table:formula="of:=ABS(([.P18]/[.O18])*100)" office:value-type="float" office:value="2.85378364930126" calcext:value-type="float">
            <text:p>2.8537836493</text:p>
          </table:table-cell>
          <table:table-cell table:number-columns-repeated="3"/>
          <table:table-cell table:style-name="ce13" table:number-columns-repeated="2"/>
          <table:table-cell table:style-name="ce11" table:formula="of:=ABS(([.V18]/[.U18])*100)" office:value-type="float" office:value="35.5378296385651" calcext:value-type="float">
            <text:p>35.5378296386</text:p>
          </table:table-cell>
          <table:table-cell table:number-columns-repeated="3"/>
          <table:table-cell table:style-name="ce13" table:number-columns-repeated="2"/>
          <table:table-cell table:style-name="ce11" table:formula="of:=ABS(([.AB18]/[.AA18])*100)" office:value-type="float" office:value="10.4123128643156" calcext:value-type="float">
            <text:p>10.4123128643</text:p>
          </table:table-cell>
          <table:table-cell table:number-columns-repeated="3"/>
          <table:table-cell table:style-name="ce13" table:number-columns-repeated="2"/>
          <table:table-cell table:style-name="ce11" table:formula="of:=ABS(([.AH18]/[.AG18])*100)" office:value-type="float" office:value="7.60878629685811" calcext:value-type="float">
            <text:p>7.6087862969</text:p>
          </table:table-cell>
          <table:table-cell table:number-columns-repeated="3"/>
          <table:table-cell table:style-name="ce13" table:number-columns-repeated="2"/>
          <table:table-cell table:style-name="ce11" table:formula="of:=ABS(([.AN18]/[.AM18])*100)" office:value-type="float" office:value="8.4582753459891" calcext:value-type="float">
            <text:p>8.458275346</text:p>
          </table:table-cell>
          <table:table-cell table:number-columns-repeated="3"/>
          <table:table-cell table:style-name="ce13" table:number-columns-repeated="2"/>
          <table:table-cell table:style-name="ce11" table:formula="of:=ABS(([.AT18]/[.AS18])*100)" office:value-type="float" office:value="32.5353235603596" calcext:value-type="float">
            <text:p>32.5353235604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 table:style-name="ce20"/>
          <table:table-cell table:style-name="ce22" table:number-columns-repeated="3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69931238386026" calcext:value-type="float">
            <text:p>0.2699312384</text:p>
          </table:table-cell>
          <table:table-cell table:style-name="ce20" table:formula="of:=[.H20]*conv" office:value-type="float" office:value="7.3452027162833" calcext:value-type="float">
            <text:p>7.3452027163</text:p>
          </table:table-cell>
          <table:table-cell table:style-name="ce23" table:formula="of:=[.I10]-[.I20]" office:value-type="float" office:value="3.86475018192269" calcext:value-type="float">
            <text:p>3.8647501819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41210490417051" calcext:value-type="float">
            <text:p>0.2412104904</text:p>
          </table:table-cell>
          <table:table-cell table:style-name="ce20" table:formula="of:=[.N20]*conv" office:value-type="float" office:value="6.56367140017194" calcext:value-type="float">
            <text:p>6.5636714002</text:p>
          </table:table-cell>
          <table:table-cell table:style-name="ce23" table:formula="of:=[.O10]-[.O20]" office:value-type="float" office:value="-0.169611210141007" calcext:value-type="float">
            <text:p>-0.1696112101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316763129505105" calcext:value-type="float">
            <text:p>0.3167631295</text:p>
          </table:table-cell>
          <table:table-cell table:style-name="ce20" table:formula="of:=[.T20]*conv" office:value-type="float" office:value="8.61956331238671" calcext:value-type="float">
            <text:p>8.6195633124</text:p>
          </table:table-cell>
          <table:table-cell table:style-name="ce23" table:formula="of:=[.U10]-[.U20]" office:value-type="float" office:value="1.59756865986829" calcext:value-type="float">
            <text:p>1.5975686599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73321149340546" calcext:value-type="float">
            <text:p>0.2733211493</text:p>
          </table:table-cell>
          <table:table-cell table:style-name="ce20" table:formula="of:=[.Z20]*conv" office:value-type="float" office:value="7.43744688668753" calcext:value-type="float">
            <text:p>7.4374468867</text:p>
          </table:table-cell>
          <table:table-cell table:style-name="ce23" table:formula="of:=[.AA10]-[.AA20]" office:value-type="float" office:value="1.13675644384604" calcext:value-type="float">
            <text:p>1.1367564438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257626403007717" calcext:value-type="float">
            <text:p>0.257626403</text:p>
          </table:table-cell>
          <table:table-cell table:style-name="ce20" table:formula="of:=[.AF20]*conv" office:value-type="float" office:value="7.01037110959494" calcext:value-type="float">
            <text:p>7.0103711096</text:p>
          </table:table-cell>
          <table:table-cell table:style-name="ce23" table:formula="of:=[.AG10]-[.AG20]" office:value-type="float" office:value="0.546183914996932" calcext:value-type="float">
            <text:p>0.54618391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53962439924661" calcext:value-type="float">
            <text:p>0.1539624399</text:p>
          </table:table-cell>
          <table:table-cell table:style-name="ce20" table:formula="of:=[.AL20]*conv" office:value-type="float" office:value="4.1895311513481" calcext:value-type="float">
            <text:p>4.1895311513</text:p>
          </table:table-cell>
          <table:table-cell table:style-name="ce23" table:formula="of:=[.AM10]-[.AM20]" office:value-type="float" office:value="0.0886904525941654" calcext:value-type="float">
            <text:p>0.0886904526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 office:value-type="float" office:value="0.165853067344053" calcext:value-type="float">
            <text:p>0.1658530673</text:p>
          </table:table-cell>
          <table:table-cell table:style-name="ce20" table:formula="of:=[.AR20]*conv" office:value-type="float" office:value="4.51309158600342" calcext:value-type="float">
            <text:p>4.513091586</text:p>
          </table:table-cell>
          <table:table-cell table:style-name="ce23" table:formula="of:=[.AS10]-[.AS20]" office:value-type="float" office:value="-0.225274271703793" calcext:value-type="float">
            <text:p>-0.2252742717</text:p>
          </table:table-cell>
          <table:table-cell table:style-name="ce20" table:number-columns-repeated="973"/>
          <table:table-cell table:style-name="ce24"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number-columns-repeated="2"/>
          <table:table-cell table:style-name="ce11" table:formula="of:=ABS(([.J20]/[.I20])*100)" office:value-type="float" office:value="52.6159771377728" calcext:value-type="float">
            <text:p>52.6159771378</text:p>
          </table:table-cell>
          <table:table-cell table:number-columns-repeated="3"/>
          <table:table-cell table:style-name="ce13" table:number-columns-repeated="2"/>
          <table:table-cell table:style-name="ce11" table:formula="of:=ABS(([.P20]/[.O20])*100)" office:value-type="float" office:value="2.58409051581352" calcext:value-type="float">
            <text:p>2.5840905158</text:p>
          </table:table-cell>
          <table:table-cell table:number-columns-repeated="3"/>
          <table:table-cell table:style-name="ce13" table:number-columns-repeated="2"/>
          <table:table-cell table:style-name="ce11" table:formula="of:=ABS(([.V20]/[.U20])*100)" office:value-type="float" office:value="18.5342180568766" calcext:value-type="float">
            <text:p>18.5342180569</text:p>
          </table:table-cell>
          <table:table-cell table:number-columns-repeated="3"/>
          <table:table-cell table:style-name="ce13" table:number-columns-repeated="2"/>
          <table:table-cell table:style-name="ce11" table:formula="of:=ABS(([.AB20]/[.AA20])*100)" office:value-type="float" office:value="15.2842294024411" calcext:value-type="float">
            <text:p>15.2842294024</text:p>
          </table:table-cell>
          <table:table-cell table:number-columns-repeated="3"/>
          <table:table-cell table:style-name="ce13" table:number-columns-repeated="2"/>
          <table:table-cell table:style-name="ce11" table:formula="of:=ABS(([.AH20]/[.AG20])*100)" office:value-type="float" office:value="7.79108418738891" calcext:value-type="float">
            <text:p>7.7910841874</text:p>
          </table:table-cell>
          <table:table-cell table:number-columns-repeated="3"/>
          <table:table-cell table:style-name="ce13" table:number-columns-repeated="2"/>
          <table:table-cell table:style-name="ce11" table:formula="of:=ABS(([.AN20]/[.AM20])*100)" office:value-type="float" office:value="2.11695412661215" calcext:value-type="float">
            <text:p>2.1169541266</text:p>
          </table:table-cell>
          <table:table-cell table:number-columns-repeated="3"/>
          <table:table-cell table:style-name="ce13" table:number-columns-repeated="2"/>
          <table:table-cell table:style-name="ce11" table:formula="of:=ABS(([.AT20]/[.AS20])*100)" office:value-type="float" office:value="4.99157323557186" calcext:value-type="float">
            <text:p>4.9915732356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9"/>
          <table:table-cell table:style-name="ce11"/>
          <table:table-cell table:number-columns-repeated="3"/>
          <table:table-cell office:value-type="string" calcext:value-type="string">
            <text:p>cation</text:p>
          </table:table-cell>
          <table:table-cell table:style-name="ce4" office:value-type="float" office:value="-2.6285731518" calcext:value-type="float">
            <text:p>-2.6285731518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8.9759229373" calcext:value-type="float">
            <text:p>-288.9759229373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80.7099865047" calcext:value-type="float">
            <text:p>-80.7099865047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16.5620115256" calcext:value-type="float">
            <text:p>-116.5620115256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96.7918389437" calcext:value-type="float">
            <text:p>-96.7918389437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28.0502588357" calcext:value-type="float">
            <text:p>-228.0502588357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3.0707945692" calcext:value-type="float">
            <text:p>-283.0707945692</text:p>
          </table:table-cell>
          <table:table-cell table:style-name="ce4"/>
          <table:table-cell table:style-name="ce11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4" table:formula="of:=[.H22]-[.H16]" office:value-type="float" office:value="0.446206558" calcext:value-type="float">
            <text:p>0.446206558</text:p>
          </table:table-cell>
          <table:table-cell table:style-name="ce4" table:formula="of:=[.H23]*conv" office:value-type="float" office:value="12.1418982161596" calcext:value-type="float">
            <text:p>12.1418982162</text:p>
          </table:table-cell>
          <table:table-cell table:style-name="ce15" table:formula="of:=[.I12]-[.I23]" office:value-type="float" office:value="1.34440161083179" calcext:value-type="float">
            <text:p>1.3444016108</text:p>
          </table:table-cell>
          <table:table-cell table:number-columns-repeated="3"/>
          <table:table-cell table:style-name="ce4" table:formula="of:=[.N22]-[.N16]" office:value-type="float" office:value="0.383477741399986" calcext:value-type="float">
            <text:p>0.3834777414</text:p>
          </table:table-cell>
          <table:table-cell table:style-name="ce4" table:formula="of:=[.N23]*conv" office:value-type="float" office:value="10.4349602684266" calcext:value-type="float">
            <text:p>10.4349602684</text:p>
          </table:table-cell>
          <table:table-cell table:style-name="ce15" table:formula="of:=[.O12]-[.O23]" office:value-type="float" office:value="-0.382009549239916" calcext:value-type="float">
            <text:p>-0.3820095492</text:p>
          </table:table-cell>
          <table:table-cell table:number-columns-repeated="3"/>
          <table:table-cell table:style-name="ce4" table:formula="of:=[.T22]-[.T16]" office:value-type="float" office:value="0.390584823899999" calcext:value-type="float">
            <text:p>0.3905848239</text:p>
          </table:table-cell>
          <table:table-cell table:style-name="ce4" table:formula="of:=[.T23]*conv" office:value-type="float" office:value="10.6283538230077" calcext:value-type="float">
            <text:p>10.628353823</text:p>
          </table:table-cell>
          <table:table-cell table:style-name="ce15" table:formula="of:=[.U12]-[.U23]" office:value-type="float" office:value="0.918534626918229" calcext:value-type="float">
            <text:p>0.9185346269</text:p>
          </table:table-cell>
          <table:table-cell table:number-columns-repeated="3"/>
          <table:table-cell table:style-name="ce4" table:formula="of:=[.Z22]-[.Z16]" office:value-type="float" office:value="0.337954765000006" calcext:value-type="float">
            <text:p>0.337954765</text:p>
          </table:table-cell>
          <table:table-cell table:style-name="ce4" table:formula="of:=[.Z23]*conv" office:value-type="float" office:value="9.19621705402231" calcext:value-type="float">
            <text:p>9.196217054</text:p>
          </table:table-cell>
          <table:table-cell table:style-name="ce15" table:formula="of:=[.AA12]-[.AA23]" office:value-type="float" office:value="0.404904383653985" calcext:value-type="float">
            <text:p>0.4049043837</text:p>
          </table:table-cell>
          <table:table-cell table:number-columns-repeated="3"/>
          <table:table-cell table:style-name="ce4" table:formula="of:=[.AF22]-[.AF16]" office:value-type="float" office:value="0.287006029599993" calcext:value-type="float">
            <text:p>0.2870060296</text:p>
          </table:table-cell>
          <table:table-cell table:style-name="ce4" table:formula="of:=[.AF23]*conv" office:value-type="float" office:value="7.8098314252638" calcext:value-type="float">
            <text:p>7.8098314253</text:p>
          </table:table-cell>
          <table:table-cell table:style-name="ce15" table:formula="of:=[.AG12]-[.AG23]" office:value-type="float" office:value="0.332842710858416" calcext:value-type="float">
            <text:p>0.3328427109</text:p>
          </table:table-cell>
          <table:table-cell table:number-columns-repeated="3"/>
          <table:table-cell table:style-name="ce4" table:formula="of:=[.AL22]-[.AL16]" office:value-type="float" office:value="0.338989439300008" calcext:value-type="float">
            <text:p>0.3389894393</text:p>
          </table:table-cell>
          <table:table-cell table:style-name="ce4" table:formula="of:=[.AL23]*conv" office:value-type="float" office:value="9.22437197423192" calcext:value-type="float">
            <text:p>9.2243719742</text:p>
          </table:table-cell>
          <table:table-cell table:style-name="ce15" table:formula="of:=[.AM12]-[.AM23]" office:value-type="float" office:value="-0.0324142175425806" calcext:value-type="float">
            <text:p>-0.0324142175</text:p>
          </table:table-cell>
          <table:table-cell table:number-columns-repeated="3"/>
          <table:table-cell table:style-name="ce4" table:formula="of:=[.AR22]-[.AR16]" office:value-type="float" office:value="0.320082540300007" calcext:value-type="float">
            <text:p>0.3200825403</text:p>
          </table:table-cell>
          <table:table-cell table:style-name="ce4" table:formula="of:=[.AR23]*conv" office:value-type="float" office:value="8.70988907584023" calcext:value-type="float">
            <text:p>8.7098890758</text:p>
          </table:table-cell>
          <table:table-cell table:style-name="ce15" table:formula="of:=[.AS12]-[.AS23]" office:value-type="float" office:value="0.45842051013935" calcext:value-type="float">
            <text:p>0.458420510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 table:number-columns-repeated="3"/>
          <table:table-cell table:style-name="ce4" table:number-columns-repeated="2"/>
          <table:table-cell table:style-name="ce11" table:formula="of:=ABS(([.J23]/[.I23])*100)" office:value-type="float" office:value="11.0724170710189" calcext:value-type="float">
            <text:p>11.072417071</text:p>
          </table:table-cell>
          <table:table-cell table:number-columns-repeated="3"/>
          <table:table-cell table:style-name="ce4" table:number-columns-repeated="2"/>
          <table:table-cell table:style-name="ce11" table:formula="of:=ABS(([.P23]/[.O23])*100)" office:value-type="float" office:value="3.66086251804691" calcext:value-type="float">
            <text:p>3.660862518</text:p>
          </table:table-cell>
          <table:table-cell table:number-columns-repeated="3"/>
          <table:table-cell table:style-name="ce4" table:number-columns-repeated="2"/>
          <table:table-cell table:style-name="ce11" table:formula="of:=ABS(([.V23]/[.U23])*100)" office:value-type="float" office:value="8.64230380559815" calcext:value-type="float">
            <text:p>8.6423038056</text:p>
          </table:table-cell>
          <table:table-cell table:number-columns-repeated="3"/>
          <table:table-cell table:style-name="ce4" table:number-columns-repeated="2"/>
          <table:table-cell table:style-name="ce11" table:formula="of:=ABS(([.AB23]/[.AA23])*100)" office:value-type="float" office:value="4.40294505094228" calcext:value-type="float">
            <text:p>4.4029450509</text:p>
          </table:table-cell>
          <table:table-cell table:number-columns-repeated="3"/>
          <table:table-cell table:style-name="ce4" table:number-columns-repeated="2"/>
          <table:table-cell table:style-name="ce11" table:formula="of:=ABS(([.AH23]/[.AG23])*100)" office:value-type="float" office:value="4.26184244875904" calcext:value-type="float">
            <text:p>4.2618424488</text:p>
          </table:table-cell>
          <table:table-cell table:number-columns-repeated="3"/>
          <table:table-cell table:style-name="ce4" table:number-columns-repeated="2"/>
          <table:table-cell table:style-name="ce11" table:formula="of:=ABS(([.AN23]/[.AM23])*100)" office:value-type="float" office:value="0.351397554577471" calcext:value-type="float">
            <text:p>0.3513975546</text:p>
          </table:table-cell>
          <table:table-cell table:number-columns-repeated="3"/>
          <table:table-cell table:style-name="ce4" table:number-columns-repeated="2"/>
          <table:table-cell table:style-name="ce11" table:formula="of:=ABS(([.AT23]/[.AS23])*100)" office:value-type="float" office:value="5.26321869483885" calcext:value-type="float">
            <text:p>5.2632186948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 table:style-name="Default" table:number-columns-repeated="46"/>
          <table:table-cell table:number-columns-repeated="978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78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981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8.346" calcext:value-type="float">
            <text:p>-8.346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9.106" calcext:value-type="float">
            <text:p>-9.106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7.609" calcext:value-type="float">
            <text:p>-7.609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6.538" calcext:value-type="float">
            <text:p>-6.538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7.438" calcext:value-type="float">
            <text:p>-7.438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7.441" calcext:value-type="float">
            <text:p>-7.441</text:p>
          </table:table-cell>
          <table:table-cell table:number-columns-repeated="979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7.7066983053" calcext:value-type="float">
            <text:p>-327.706698305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8828443993" calcext:value-type="float">
            <text:p>-118.882844399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4.7207164455" calcext:value-type="float">
            <text:p>-154.720716445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8854355083" calcext:value-type="float">
            <text:p>-134.885435508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66.6345214916" calcext:value-type="float">
            <text:p>-266.634521491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1.9079482401" calcext:value-type="float">
            <text:p>-321.9079482401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40.0091124317" calcext:value-type="float">
            <text:p>-40.0091124317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27.5065579739" calcext:value-type="float">
            <text:p>-327.5065579739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18.4764568631" calcext:value-type="float">
            <text:p>-118.4764568631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54.4561679436" calcext:value-type="float">
            <text:p>-154.4561679436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34.6482770671" calcext:value-type="float">
            <text:p>-134.6482770671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266.5036181286" calcext:value-type="float">
            <text:p>-266.5036181286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21.7758397308" calcext:value-type="float">
            <text:p>-321.7758397308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3"/>
          <table:table-cell table:style-name="ce2" table:formula="of:=[.H30]-[.H29]" office:value-type="float" office:value="0.4090980191" calcext:value-type="float">
            <text:p>0.4090980191</text:p>
          </table:table-cell>
          <table:table-cell table:style-name="ce2" table:formula="of:=[.H31]*conv" office:value-type="float" office:value="11.1321234959184" calcext:value-type="float">
            <text:p>11.1321234959</text:p>
          </table:table-cell>
          <table:table-cell/>
          <table:table-cell table:style-name="ce1" table:number-columns-repeated="3"/>
          <table:table-cell table:style-name="ce2" table:formula="of:=[.N30]-[.N29]" office:value-type="float" office:value="0.200140331400007" calcext:value-type="float">
            <text:p>0.2001403314</text:p>
          </table:table-cell>
          <table:table-cell table:style-name="ce2" table:formula="of:=[.N31]*conv" office:value-type="float" office:value="5.44609551168302" calcext:value-type="float">
            <text:p>5.4460955117</text:p>
          </table:table-cell>
          <table:table-cell/>
          <table:table-cell table:style-name="ce1" table:number-columns-repeated="3"/>
          <table:table-cell table:style-name="ce2" table:formula="of:=[.T30]-[.T29]" office:value-type="float" office:value="0.4063875362" calcext:value-type="float">
            <text:p>0.4063875362</text:p>
          </table:table-cell>
          <table:table-cell table:style-name="ce2" table:formula="of:=[.T31]*conv" office:value-type="float" office:value="11.0583675035459" calcext:value-type="float">
            <text:p>11.0583675035</text:p>
          </table:table-cell>
          <table:table-cell/>
          <table:table-cell table:style-name="ce1" table:number-columns-repeated="3"/>
          <table:table-cell table:style-name="ce2" table:formula="of:=[.Z30]-[.Z29]" office:value-type="float" office:value="0.264548501899981" calcext:value-type="float">
            <text:p>0.2645485019</text:p>
          </table:table-cell>
          <table:table-cell table:style-name="ce2" table:formula="of:=[.Z31]*conv" office:value-type="float" office:value="7.19873100409936" calcext:value-type="float">
            <text:p>7.1987310041</text:p>
          </table:table-cell>
          <table:table-cell/>
          <table:table-cell table:style-name="ce1" table:number-columns-repeated="3"/>
          <table:table-cell table:style-name="ce2" table:formula="of:=[.AF30]-[.AF29]" office:value-type="float" office:value="0.237158441199995" calcext:value-type="float">
            <text:p>0.2371584412</text:p>
          </table:table-cell>
          <table:table-cell table:style-name="ce2" table:formula="of:=[.AF31]*conv" office:value-type="float" office:value="6.4534095309137" calcext:value-type="float">
            <text:p>6.4534095309</text:p>
          </table:table-cell>
          <table:table-cell/>
          <table:table-cell table:style-name="ce1" table:number-columns-repeated="3"/>
          <table:table-cell table:style-name="ce2" table:formula="of:=[.AL30]-[.AL29]" office:value-type="float" office:value="0.130903363000016" calcext:value-type="float">
            <text:p>0.130903363</text:p>
          </table:table-cell>
          <table:table-cell table:style-name="ce2" table:formula="of:=[.AL31]*conv" office:value-type="float" office:value="3.5620617429365" calcext:value-type="float">
            <text:p>3.5620617429</text:p>
          </table:table-cell>
          <table:table-cell/>
          <table:table-cell table:style-name="ce1" table:number-columns-repeated="3"/>
          <table:table-cell table:style-name="ce2" table:formula="of:=[.AR30]-[.AR29]" office:value-type="float" office:value="0.132108509299997" calcext:value-type="float">
            <text:p>0.1321085093</text:p>
          </table:table-cell>
          <table:table-cell table:style-name="ce2" table:formula="of:=[.AR31]*conv" office:value-type="float" office:value="3.59485544228403" calcext:value-type="float">
            <text:p>3.5948554423</text:p>
          </table:table-cell>
          <table:table-cell table:number-columns-repeated="979"/>
        </table:table-row>
        <table:table-row table:style-name="ro1">
          <table:table-cell table:style-name="ce19"/>
          <table:table-cell table:style-name="ce21" table:number-columns-repeated="3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407195642293938" calcext:value-type="float">
            <text:p>0.4071956423</text:p>
          </table:table-cell>
          <table:table-cell table:style-name="ce19" table:formula="of:=[.H32]*conv" office:value-type="float" office:value="11.0803571891848" calcext:value-type="float">
            <text:p>11.0803571892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99576744136264" calcext:value-type="float">
            <text:p>0.1995767441</text:p>
          </table:table-cell>
          <table:table-cell table:style-name="ce19" table:formula="of:=[.N32]*conv" office:value-type="float" office:value="5.43075952195" calcext:value-type="float">
            <text:p>5.430759522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3728779248519" calcext:value-type="float">
            <text:p>0.3372877925</text:p>
          </table:table-cell>
          <table:table-cell table:style-name="ce19" table:formula="of:=[.T32]*conv" office:value-type="float" office:value="9.17806780847073" calcext:value-type="float">
            <text:p>9.1780678085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310117046192091" calcext:value-type="float">
            <text:p>0.3101170462</text:p>
          </table:table-cell>
          <table:table-cell table:style-name="ce19" table:formula="of:=[.Z32]*conv" office:value-type="float" office:value="8.43871418393724" calcext:value-type="float">
            <text:p>8.4387141839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232694629626703" calcext:value-type="float">
            <text:p>0.2326946296</text:p>
          </table:table-cell>
          <table:table-cell table:style-name="ce19" table:formula="of:=[.AF32]*conv" office:value-type="float" office:value="6.33194303785732" calcext:value-type="float">
            <text:p>6.3319430379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0494110022776" calcext:value-type="float">
            <text:p>0.13049411</text:p>
          </table:table-cell>
          <table:table-cell table:style-name="ce19" table:formula="of:=[.AL32]*conv" office:value-type="float" office:value="3.55092540281507" calcext:value-type="float">
            <text:p>3.5509254028</text:p>
          </table:table-cell>
          <table:table-cell table:style-name="ce21"/>
          <table:table-cell table:style-name="ce19" table:number-columns-repeated="2"/>
          <table:table-cell table:style-name="ce19" office:value-type="string" calcext:value-type="string">
            <text:p>TDDFT</text:p>
          </table:table-cell>
          <table:table-cell table:style-name="ce19" office:value-type="float" office:value="0.132118727871068" calcext:value-type="float">
            <text:p>0.1321187279</text:p>
          </table:table-cell>
          <table:table-cell table:style-name="ce19" table:formula="of:=[.AR32]*conv" office:value-type="float" office:value="3.59513350375049" calcext:value-type="float">
            <text:p>3.5951335038</text:p>
          </table:table-cell>
          <table:table-cell table:style-name="ce21"/>
          <table:table-cell table:style-name="ce24" table:number-columns-repeated="978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8964345385" calcext:value-type="float">
            <text:p>-39.896434538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7.302612836" calcext:value-type="float">
            <text:p>-327.30261283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8.446084426" calcext:value-type="float">
            <text:p>-118.44608442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4.3385199219" calcext:value-type="float">
            <text:p>-154.338519921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4.5468638481" calcext:value-type="float">
            <text:p>-134.546863848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66.2751743271" calcext:value-type="float">
            <text:p>-266.275174327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1.5538165008" calcext:value-type="float">
            <text:p>-321.5538165008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3"/>
          <table:table-cell table:formula="of:=[.H33]-[.H29]" office:value-type="float" office:value="0.521775912299994" calcext:value-type="float">
            <text:p>0.5217759123</text:p>
          </table:table-cell>
          <table:table-cell table:formula="of:=[.H34]*conv" office:value-type="float" office:value="14.1982449724334" calcext:value-type="float">
            <text:p>14.1982449724</text:p>
          </table:table-cell>
          <table:table-cell/>
          <table:table-cell table:style-name="ce1" table:number-columns-repeated="3"/>
          <table:table-cell table:formula="of:=[.N33]-[.N29]" office:value-type="float" office:value="0.404085469300014" calcext:value-type="float">
            <text:p>0.4040854693</text:p>
          </table:table-cell>
          <table:table-cell table:formula="of:=[.N34]*conv" office:value-type="float" office:value="10.9957250759856" calcext:value-type="float">
            <text:p>10.995725076</text:p>
          </table:table-cell>
          <table:table-cell/>
          <table:table-cell table:style-name="ce1" table:number-columns-repeated="3"/>
          <table:table-cell table:formula="of:=[.T33]-[.T29]" office:value-type="float" office:value="0.436759973299999" calcext:value-type="float">
            <text:p>0.4367599733</text:p>
          </table:table-cell>
          <table:table-cell table:formula="of:=[.T34]*conv" office:value-type="float" office:value="11.884843567676" calcext:value-type="float">
            <text:p>11.8848435677</text:p>
          </table:table-cell>
          <table:table-cell/>
          <table:table-cell table:style-name="ce1" table:number-columns-repeated="3"/>
          <table:table-cell table:formula="of:=[.Z33]-[.Z29]" office:value-type="float" office:value="0.382196523599987" calcext:value-type="float">
            <text:p>0.3821965236</text:p>
          </table:table-cell>
          <table:table-cell table:formula="of:=[.Z34]*conv" office:value-type="float" office:value="10.4000965582426" calcext:value-type="float">
            <text:p>10.4000965582</text:p>
          </table:table-cell>
          <table:table-cell/>
          <table:table-cell table:style-name="ce1" table:number-columns-repeated="3"/>
          <table:table-cell table:formula="of:=[.AF33]-[.AF29]" office:value-type="float" office:value="0.338571660199989" calcext:value-type="float">
            <text:p>0.3385716602</text:p>
          </table:table-cell>
          <table:table-cell table:formula="of:=[.AF34]*conv" office:value-type="float" office:value="9.21300362650524" calcext:value-type="float">
            <text:p>9.2130036265</text:p>
          </table:table-cell>
          <table:table-cell/>
          <table:table-cell table:style-name="ce1" table:number-columns-repeated="3"/>
          <table:table-cell table:formula="of:=[.AL33]-[.AL29]" office:value-type="float" office:value="0.359347164500036" calcext:value-type="float">
            <text:p>0.3593471645</text:p>
          </table:table-cell>
          <table:table-cell table:formula="of:=[.AL34]*conv" office:value-type="float" office:value="9.77833386219524" calcext:value-type="float">
            <text:p>9.7783338622</text:p>
          </table:table-cell>
          <table:table-cell/>
          <table:table-cell table:style-name="ce1" table:number-columns-repeated="3"/>
          <table:table-cell table:formula="of:=[.AR33]-[.AR29]" office:value-type="float" office:value="0.354131739299987" calcext:value-type="float">
            <text:p>0.3541317393</text:p>
          </table:table-cell>
          <table:table-cell table:formula="of:=[.AR34]*conv" office:value-type="float" office:value="9.63641492174571" calcext:value-type="float">
            <text:p>9.6364149217</text:p>
          </table:table-cell>
          <table:table-cell table:number-columns-repeated="979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3"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3"/>
          <table:table-cell table:style-name="ce13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8"/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I28]-[.I37]" office:value-type="float" office:value="-10.924" calcext:value-type="float">
            <text:p>-10.924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O28]-[.O37]" office:value-type="float" office:value="-8.346" calcext:value-type="float">
            <text:p>-8.346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U28]-[.U37]" office:value-type="float" office:value="-9.106" calcext:value-type="float">
            <text:p>-9.106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A28]-[.AA37]" office:value-type="float" office:value="-7.609" calcext:value-type="float">
            <text:p>-7.609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G28]-[.AG37]" office:value-type="float" office:value="-6.538" calcext:value-type="float">
            <text:p>-6.538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M28]-[.AM37]" office:value-type="float" office:value="-7.438" calcext:value-type="float">
            <text:p>-7.438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S28]-[.AS37]" office:value-type="float" office:value="-7.441" calcext:value-type="float">
            <text:p>-7.441</text:p>
          </table:table-cell>
          <table:table-cell table:number-columns-repeated="978"/>
        </table:table-row>
        <table:table-row table:style-name="ro1">
          <table:table-cell/>
          <table:table-cell table:style-name="ce9"/>
          <table:table-cell table:style-name="ce11"/>
          <table:table-cell table:number-columns-repeated="3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J37]/[.I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P37]/[.O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V37]/[.U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B37]/[.AA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H37]/[.AG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N37]/[.AM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T37]/[.AS37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formula="of:=[.H39]-[.H38]" office:value-type="float" office:value="0" calcext:value-type="float">
            <text:p>0</text:p>
          </table:table-cell>
          <table:table-cell table:style-name="ce13" table:formula="of:=[.H40]*conv" office:value-type="float" office:value="0" calcext:value-type="float">
            <text:p>0</text:p>
          </table:table-cell>
          <table:table-cell table:style-name="ce15" table:formula="of:=[.I31]-[.I40]" office:value-type="float" office:value="11.1321234959184" calcext:value-type="float">
            <text:p>11.1321234959</text:p>
          </table:table-cell>
          <table:table-cell table:number-columns-repeated="3"/>
          <table:table-cell table:style-name="ce13" table:formula="of:=[.N39]-[.N38]" office:value-type="float" office:value="0" calcext:value-type="float">
            <text:p>0</text:p>
          </table:table-cell>
          <table:table-cell table:style-name="ce13" table:formula="of:=[.N40]*conv" office:value-type="float" office:value="0" calcext:value-type="float">
            <text:p>0</text:p>
          </table:table-cell>
          <table:table-cell table:style-name="ce15" table:formula="of:=[.O31]-[.O40]" office:value-type="float" office:value="5.44609551168302" calcext:value-type="float">
            <text:p>5.4460955117</text:p>
          </table:table-cell>
          <table:table-cell table:number-columns-repeated="3"/>
          <table:table-cell table:style-name="ce13" table:formula="of:=[.T39]-[.T38]" office:value-type="float" office:value="0" calcext:value-type="float">
            <text:p>0</text:p>
          </table:table-cell>
          <table:table-cell table:style-name="ce13" table:formula="of:=[.T40]*conv" office:value-type="float" office:value="0" calcext:value-type="float">
            <text:p>0</text:p>
          </table:table-cell>
          <table:table-cell table:style-name="ce15" table:formula="of:=[.U31]-[.U40]" office:value-type="float" office:value="11.0583675035459" calcext:value-type="float">
            <text:p>11.0583675035</text:p>
          </table:table-cell>
          <table:table-cell table:number-columns-repeated="3"/>
          <table:table-cell table:style-name="ce13" table:formula="of:=[.Z39]-[.Z38]" office:value-type="float" office:value="0" calcext:value-type="float">
            <text:p>0</text:p>
          </table:table-cell>
          <table:table-cell table:style-name="ce13" table:formula="of:=[.Z40]*conv" office:value-type="float" office:value="0" calcext:value-type="float">
            <text:p>0</text:p>
          </table:table-cell>
          <table:table-cell table:style-name="ce15" table:formula="of:=[.AA31]-[.AA40]" office:value-type="float" office:value="7.19873100409936" calcext:value-type="float">
            <text:p>7.1987310041</text:p>
          </table:table-cell>
          <table:table-cell table:number-columns-repeated="3"/>
          <table:table-cell table:style-name="ce13" table:formula="of:=[.AF39]-[.AF38]" office:value-type="float" office:value="0" calcext:value-type="float">
            <text:p>0</text:p>
          </table:table-cell>
          <table:table-cell table:style-name="ce13" table:formula="of:=[.AF40]*conv" office:value-type="float" office:value="0" calcext:value-type="float">
            <text:p>0</text:p>
          </table:table-cell>
          <table:table-cell table:style-name="ce15" table:formula="of:=[.AG31]-[.AG40]" office:value-type="float" office:value="6.4534095309137" calcext:value-type="float">
            <text:p>6.4534095309</text:p>
          </table:table-cell>
          <table:table-cell table:number-columns-repeated="3"/>
          <table:table-cell table:style-name="ce13" table:formula="of:=[.AL39]-[.AL38]" office:value-type="float" office:value="0" calcext:value-type="float">
            <text:p>0</text:p>
          </table:table-cell>
          <table:table-cell table:style-name="ce13" table:formula="of:=[.AL40]*conv" office:value-type="float" office:value="0" calcext:value-type="float">
            <text:p>0</text:p>
          </table:table-cell>
          <table:table-cell table:style-name="ce15" table:formula="of:=[.AM31]-[.AM40]" office:value-type="float" office:value="3.5620617429365" calcext:value-type="float">
            <text:p>3.5620617429</text:p>
          </table:table-cell>
          <table:table-cell table:number-columns-repeated="3"/>
          <table:table-cell table:style-name="ce13" table:formula="of:=[.AR39]-[.AR38]" office:value-type="float" office:value="0" calcext:value-type="float">
            <text:p>0</text:p>
          </table:table-cell>
          <table:table-cell table:style-name="ce13" table:formula="of:=[.AR40]*conv" office:value-type="float" office:value="0" calcext:value-type="float">
            <text:p>0</text:p>
          </table:table-cell>
          <table:table-cell table:style-name="ce15" table:formula="of:=[.AS31]-[.AS40]" office:value-type="float" office:value="3.59485544228403" calcext:value-type="float">
            <text:p>3.5948554423</text:p>
          </table:table-cell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number-columns-repeated="2"/>
          <table:table-cell table:style-name="ce11" table:formula="of:=ABS(([.J40]/[.I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P40]/[.O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V40]/[.U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B40]/[.AA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H40]/[.AG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N40]/[.AM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T40]/[.AS40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 table:style-name="ce20"/>
          <table:table-cell table:style-name="ce22" table:number-columns-repeated="3"/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/>
          <table:table-cell table:style-name="ce20" table:formula="of:=[.H42]*conv" office:value-type="float" office:value="0" calcext:value-type="float">
            <text:p>0</text:p>
          </table:table-cell>
          <table:table-cell table:style-name="ce23" table:formula="of:=[.I32]-[.I42]" office:value-type="float" office:value="11.0803571891848" calcext:value-type="float">
            <text:p>11.0803571892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/>
          <table:table-cell table:style-name="ce20" table:formula="of:=[.N42]*conv" office:value-type="float" office:value="0" calcext:value-type="float">
            <text:p>0</text:p>
          </table:table-cell>
          <table:table-cell table:style-name="ce23" table:formula="of:=[.O32]-[.O42]" office:value-type="float" office:value="5.43075952195" calcext:value-type="float">
            <text:p>5.430759522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/>
          <table:table-cell table:style-name="ce20" table:formula="of:=[.T42]*conv" office:value-type="float" office:value="0" calcext:value-type="float">
            <text:p>0</text:p>
          </table:table-cell>
          <table:table-cell table:style-name="ce23" table:formula="of:=[.U32]-[.U42]" office:value-type="float" office:value="9.17806780847073" calcext:value-type="float">
            <text:p>9.1780678085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/>
          <table:table-cell table:style-name="ce20" table:formula="of:=[.Z42]*conv" office:value-type="float" office:value="0" calcext:value-type="float">
            <text:p>0</text:p>
          </table:table-cell>
          <table:table-cell table:style-name="ce23" table:formula="of:=[.AA32]-[.AA42]" office:value-type="float" office:value="8.43871418393724" calcext:value-type="float">
            <text:p>8.4387141839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/>
          <table:table-cell table:style-name="ce20" table:formula="of:=[.AF42]*conv" office:value-type="float" office:value="0" calcext:value-type="float">
            <text:p>0</text:p>
          </table:table-cell>
          <table:table-cell table:style-name="ce23" table:formula="of:=[.AG32]-[.AG42]" office:value-type="float" office:value="6.33194303785732" calcext:value-type="float">
            <text:p>6.3319430379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/>
          <table:table-cell table:style-name="ce20" table:formula="of:=[.AL42]*conv" office:value-type="float" office:value="0" calcext:value-type="float">
            <text:p>0</text:p>
          </table:table-cell>
          <table:table-cell table:style-name="ce23" table:formula="of:=[.AM32]-[.AM42]" office:value-type="float" office:value="3.55092540281507" calcext:value-type="float">
            <text:p>3.5509254028</text:p>
          </table:table-cell>
          <table:table-cell table:style-name="ce20" table:number-columns-repeated="2"/>
          <table:table-cell table:style-name="ce20" office:value-type="string" calcext:value-type="string">
            <text:p>TDDFT</text:p>
          </table:table-cell>
          <table:table-cell table:style-name="ce20"/>
          <table:table-cell table:style-name="ce20" table:formula="of:=[.AR42]*conv" office:value-type="float" office:value="0" calcext:value-type="float">
            <text:p>0</text:p>
          </table:table-cell>
          <table:table-cell table:style-name="ce23" table:formula="of:=[.AS32]-[.AS42]" office:value-type="float" office:value="3.59513350375049" calcext:value-type="float">
            <text:p>3.5951335038</text:p>
          </table:table-cell>
          <table:table-cell table:style-name="ce24" table:number-columns-repeated="978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number-columns-repeated="2"/>
          <table:table-cell table:style-name="ce11" table:formula="of:=ABS(([.J42]/[.I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P42]/[.O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V42]/[.U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B42]/[.AA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H42]/[.AG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N42]/[.AM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T42]/[.AS42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/>
          <table:table-cell table:style-name="ce9"/>
          <table:table-cell table:style-name="ce11"/>
          <table:table-cell table:number-columns-repeated="3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5"/>
          <table:table-cell table:style-name="ce4" table:formula="of:=[.H44]-[.H38]" office:value-type="float" office:value="0" calcext:value-type="float">
            <text:p>0</text:p>
          </table:table-cell>
          <table:table-cell table:style-name="ce4" table:formula="of:=[.H45]*conv" office:value-type="float" office:value="0" calcext:value-type="float">
            <text:p>0</text:p>
          </table:table-cell>
          <table:table-cell table:style-name="ce15" table:formula="of:=[.I34]-[.I45]" office:value-type="float" office:value="14.1982449724334" calcext:value-type="float">
            <text:p>14.1982449724</text:p>
          </table:table-cell>
          <table:table-cell table:number-columns-repeated="3"/>
          <table:table-cell table:style-name="ce4" table:formula="of:=[.N44]-[.N38]" office:value-type="float" office:value="0" calcext:value-type="float">
            <text:p>0</text:p>
          </table:table-cell>
          <table:table-cell table:style-name="ce4" table:formula="of:=[.N45]*conv" office:value-type="float" office:value="0" calcext:value-type="float">
            <text:p>0</text:p>
          </table:table-cell>
          <table:table-cell table:style-name="ce15" table:formula="of:=[.O34]-[.O45]" office:value-type="float" office:value="10.9957250759856" calcext:value-type="float">
            <text:p>10.995725076</text:p>
          </table:table-cell>
          <table:table-cell table:number-columns-repeated="3"/>
          <table:table-cell table:style-name="ce4" table:formula="of:=[.T44]-[.T38]" office:value-type="float" office:value="0" calcext:value-type="float">
            <text:p>0</text:p>
          </table:table-cell>
          <table:table-cell table:style-name="ce4" table:formula="of:=[.T45]*conv" office:value-type="float" office:value="0" calcext:value-type="float">
            <text:p>0</text:p>
          </table:table-cell>
          <table:table-cell table:style-name="ce15" table:formula="of:=[.U34]-[.U45]" office:value-type="float" office:value="11.884843567676" calcext:value-type="float">
            <text:p>11.8848435677</text:p>
          </table:table-cell>
          <table:table-cell table:number-columns-repeated="3"/>
          <table:table-cell table:style-name="ce4" table:formula="of:=[.Z44]-[.Z38]" office:value-type="float" office:value="0" calcext:value-type="float">
            <text:p>0</text:p>
          </table:table-cell>
          <table:table-cell table:style-name="ce4" table:formula="of:=[.Z45]*conv" office:value-type="float" office:value="0" calcext:value-type="float">
            <text:p>0</text:p>
          </table:table-cell>
          <table:table-cell table:style-name="ce15" table:formula="of:=[.AA34]-[.AA45]" office:value-type="float" office:value="10.4000965582426" calcext:value-type="float">
            <text:p>10.4000965582</text:p>
          </table:table-cell>
          <table:table-cell table:number-columns-repeated="3"/>
          <table:table-cell table:style-name="ce4" table:formula="of:=[.AF44]-[.AF38]" office:value-type="float" office:value="0" calcext:value-type="float">
            <text:p>0</text:p>
          </table:table-cell>
          <table:table-cell table:style-name="ce4" table:formula="of:=[.AF45]*conv" office:value-type="float" office:value="0" calcext:value-type="float">
            <text:p>0</text:p>
          </table:table-cell>
          <table:table-cell table:style-name="ce15" table:formula="of:=[.AG34]-[.AG45]" office:value-type="float" office:value="9.21300362650524" calcext:value-type="float">
            <text:p>9.2130036265</text:p>
          </table:table-cell>
          <table:table-cell table:number-columns-repeated="3"/>
          <table:table-cell table:style-name="ce4" table:formula="of:=[.AL44]-[.AL38]" office:value-type="float" office:value="0" calcext:value-type="float">
            <text:p>0</text:p>
          </table:table-cell>
          <table:table-cell table:style-name="ce4" table:formula="of:=[.AL45]*conv" office:value-type="float" office:value="0" calcext:value-type="float">
            <text:p>0</text:p>
          </table:table-cell>
          <table:table-cell table:style-name="ce15" table:formula="of:=[.AM34]-[.AM45]" office:value-type="float" office:value="9.77833386219524" calcext:value-type="float">
            <text:p>9.7783338622</text:p>
          </table:table-cell>
          <table:table-cell table:number-columns-repeated="3"/>
          <table:table-cell table:style-name="ce4" table:formula="of:=[.AR44]-[.AR38]" office:value-type="float" office:value="0" calcext:value-type="float">
            <text:p>0</text:p>
          </table:table-cell>
          <table:table-cell table:style-name="ce4" table:formula="of:=[.AR45]*conv" office:value-type="float" office:value="0" calcext:value-type="float">
            <text:p>0</text:p>
          </table:table-cell>
          <table:table-cell table:style-name="ce15" table:formula="of:=[.AS34]-[.AS45]" office:value-type="float" office:value="9.63641492174571" calcext:value-type="float">
            <text:p>9.6364149217</text:p>
          </table:table-cell>
          <table:table-cell table:number-columns-repeated="978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 table:number-columns-repeated="3"/>
          <table:table-cell table:style-name="ce4" table:number-columns-repeated="2"/>
          <table:table-cell table:style-name="ce11" table:formula="of:=ABS(([.J45]/[.I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P45]/[.O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V45]/[.U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AB45]/[.AA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AH45]/[.AG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AN45]/[.AM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AT45]/[.AS45])*100)" office:value-type="string" office:string-value="" calcext:value-type="error">
            <text:p>#DIV/0!</text:p>
          </table:table-cell>
          <table:table-cell table:number-columns-repeated="978"/>
        </table:table-row>
      </table:table>
      <table:table table:name="sp2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990" table:default-cell-style-name="Default"/>
        <table:table-row table:style-name="ro1">
          <table:table-cell table:style-name="ce1"/>
          <table:table-cell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33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e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e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H2NH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mine</text:p>
          </table:table-cell>
          <table:table-cell table:style-name="ce1" table:number-columns-repeated="3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1.576" calcext:value-type="float">
            <text:p>-11.576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8.256" calcext:value-type="float">
            <text:p>-8.256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93.94788642841" calcext:value-type="float">
            <text:p>-93.947886428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32.94810976287" calcext:value-type="float">
            <text:p>-132.9481097629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93.80684755326" calcext:value-type="float">
            <text:p>-93.806847553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32.81708829531" calcext:value-type="float">
            <text:p>-132.8170882953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8]-[.G7]" office:value-type="float" office:value="0" calcext:value-type="float">
            <text:p>0</text:p>
          </table:table-cell>
          <table:table-cell table:style-name="ce2" table:formula="of:=[.G9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M8]-[.M7]" office:value-type="float" office:value="0" calcext:value-type="float">
            <text:p>0</text:p>
          </table:table-cell>
          <table:table-cell table:style-name="ce2" table:formula="of:=[.M9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S8]-[.S7]" office:value-type="float" office:value="0" calcext:value-type="float">
            <text:p>0</text:p>
          </table:table-cell>
          <table:table-cell table:style-name="ce2" table:formula="of:=[.S9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Y8]-[.Y7]" office:value-type="float" office:value="0.141038875150002" calcext:value-type="float">
            <text:p>0.1410388752</text:p>
          </table:table-cell>
          <table:table-cell table:style-name="ce2" table:formula="of:=[.Y9]*conv" office:value-type="float" office:value="3.83786306115421" calcext:value-type="float">
            <text:p>3.8378630612</text:p>
          </table:table-cell>
          <table:table-cell table:style-name="ce7"/>
          <table:table-cell table:style-name="ce1" table:number-columns-repeated="3"/>
          <table:table-cell table:style-name="ce2" table:formula="of:=[.AE8]-[.AE7]" office:value-type="float" office:value="0.131021467560004" calcext:value-type="float">
            <text:p>0.1310214676</text:p>
          </table:table-cell>
          <table:table-cell table:style-name="ce2" table:formula="of:=[.AE9]*conv" office:value-type="float" office:value="3.56527553152954" calcext:value-type="float">
            <text:p>3.5652755315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10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M10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S10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75916016287649" calcext:value-type="float">
            <text:p>0.1759160163</text:p>
          </table:table-cell>
          <table:table-cell table:style-name="ce2" table:formula="of:=[.Y10]*conv" office:value-type="float" office:value="4.78691835891148" calcext:value-type="float">
            <text:p>4.7869183589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41648461429295" calcext:value-type="float">
            <text:p>0.1416484614</text:p>
          </table:table-cell>
          <table:table-cell table:style-name="ce2" table:formula="of:=[.AE10]*conv" office:value-type="float" office:value="3.85445074778596" calcext:value-type="float">
            <text:p>3.8544507478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93.60777126886" calcext:value-type="float">
            <text:p>-93.6077712689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32.69513174477" calcext:value-type="float">
            <text:p>-132.6951317448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11]-[.G7]" office:value-type="float" office:value="0" calcext:value-type="float">
            <text:p>0</text:p>
          </table:table-cell>
          <table:table-cell table:style-name="ce1" table:formula="of:=[.G12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M11]-[.M7]" office:value-type="float" office:value="0" calcext:value-type="float">
            <text:p>0</text:p>
          </table:table-cell>
          <table:table-cell table:style-name="ce1" table:formula="of:=[.M12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S11]-[.S7]" office:value-type="float" office:value="0" calcext:value-type="float">
            <text:p>0</text:p>
          </table:table-cell>
          <table:table-cell table:style-name="ce1" table:formula="of:=[.S12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Y11]-[.Y7]" office:value-type="float" office:value="0.340115159549995" calcext:value-type="float">
            <text:p>0.3401151595</text:p>
          </table:table-cell>
          <table:table-cell table:style-name="ce1" table:formula="of:=[.Y12]*conv" office:value-type="float" office:value="9.25500438079377" calcext:value-type="float">
            <text:p>9.2550043808</text:p>
          </table:table-cell>
          <table:table-cell table:style-name="ce7"/>
          <table:table-cell table:style-name="ce1" table:number-columns-repeated="3"/>
          <table:table-cell table:style-name="ce1" table:formula="of:=[.AE11]-[.AE7]" office:value-type="float" office:value="0.252978018099981" calcext:value-type="float">
            <text:p>0.2529780181</text:p>
          </table:table-cell>
          <table:table-cell table:style-name="ce1" table:formula="of:=[.AE12]*conv" office:value-type="float" office:value="6.88388212056654" calcext:value-type="float">
            <text:p>6.8838821206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e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M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eno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H2NH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Amine</text:p>
          </table:table-cell>
          <table:table-cell table:style-name="ce4"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H6]-[.H15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N6]-[.N15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T6]-[.T15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592" calcext:value-type="float">
            <text:p>-12.592</text:p>
          </table:table-cell>
          <table:table-cell table:style-name="ce15" table:formula="of:=[.Z6]-[.Z15]" office:value-type="float" office:value="1.016" calcext:value-type="float">
            <text:p>1.016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8.514" calcext:value-type="float">
            <text:p>-8.514</text:p>
          </table:table-cell>
          <table:table-cell table:style-name="ce15" table:formula="of:=[.AF6]-[.AF15]" office:value-type="float" office:value="0.257999999999999" calcext:value-type="float">
            <text:p>0.258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I15]/[.H15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O15]/[.N15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U15]/[.T15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57.26884929667" calcext:value-type="float">
            <text:p>-57.2688492967</text:p>
          </table:table-cell>
          <table:table-cell table:style-name="ce4"/>
          <table:table-cell table:style-name="ce11" table:formula="of:=ABS(([.AA15]/[.Z15])*100)" office:value-type="float" office:value="8.06861499364676" calcext:value-type="float">
            <text:p>8.0686149936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96.16380473979" calcext:value-type="float">
            <text:p>-96.1638047398</text:p>
          </table:table-cell>
          <table:table-cell table:style-name="ce4"/>
          <table:table-cell table:style-name="ce11" table:formula="of:=ABS(([.AG15]/[.AF15])*100)" office:value-type="float" office:value="3.03030303030302" calcext:value-type="float">
            <text:p>3.0303030303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57.11740746326" calcext:value-type="float">
            <text:p>-57.1174074633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96.03711124256" calcext:value-type="float">
            <text:p>-96.0371112426</text:p>
          </table:table-cell>
          <table:table-cell table:style-name="ce4" table:number-columns-repeated="2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17]-[.G16]" office:value-type="float" office:value="0" calcext:value-type="float">
            <text:p>0</text:p>
          </table:table-cell>
          <table:table-cell table:style-name="ce13" table:formula="of:=[.G18]*conv" office:value-type="float" office:value="0" calcext:value-type="float">
            <text:p>0</text:p>
          </table:table-cell>
          <table:table-cell table:style-name="ce15" table:formula="of:=[.H9]-[.H18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M17]-[.M16]" office:value-type="float" office:value="0" calcext:value-type="float">
            <text:p>0</text:p>
          </table:table-cell>
          <table:table-cell table:style-name="ce13" table:formula="of:=[.M18]*conv" office:value-type="float" office:value="0" calcext:value-type="float">
            <text:p>0</text:p>
          </table:table-cell>
          <table:table-cell table:style-name="ce15" table:formula="of:=[.N9]-[.N18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S17]-[.S16]" office:value-type="float" office:value="0" calcext:value-type="float">
            <text:p>0</text:p>
          </table:table-cell>
          <table:table-cell table:style-name="ce13" table:formula="of:=[.S18]*conv" office:value-type="float" office:value="0" calcext:value-type="float">
            <text:p>0</text:p>
          </table:table-cell>
          <table:table-cell table:style-name="ce15" table:formula="of:=[.T9]-[.T18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Y17]-[.Y16]" office:value-type="float" office:value="0.151441833409997" calcext:value-type="float">
            <text:p>0.1514418334</text:p>
          </table:table-cell>
          <table:table-cell table:style-name="ce13" table:formula="of:=[.Y18]*conv" office:value-type="float" office:value="4.12094195830438" calcext:value-type="float">
            <text:p>4.1209419583</text:p>
          </table:table-cell>
          <table:table-cell table:style-name="ce15" table:formula="of:=[.Z9]-[.Z18]" office:value-type="float" office:value="-0.283078897150173" calcext:value-type="float">
            <text:p>-0.2830788972</text:p>
          </table:table-cell>
          <table:table-cell/>
          <table:table-cell table:style-name="ce4" table:number-columns-repeated="2"/>
          <table:table-cell table:style-name="ce13" table:formula="of:=[.AE17]-[.AE16]" office:value-type="float" office:value="0.126693497229994" calcext:value-type="float">
            <text:p>0.1266934972</text:p>
          </table:table-cell>
          <table:table-cell table:style-name="ce13" table:formula="of:=[.AE18]*conv" office:value-type="float" office:value="3.44750546677504" calcext:value-type="float">
            <text:p>3.4475054668</text:p>
          </table:table-cell>
          <table:table-cell table:style-name="ce15" table:formula="of:=[.AF9]-[.AF18]" office:value-type="float" office:value="0.117770064754497" calcext:value-type="float">
            <text:p>0.1177700648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18]/[.H18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18]/[.N18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18]/[.T18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18]/[.Z18])*100)" office:value-type="float" office:value="6.86927649101493" calcext:value-type="float">
            <text:p>6.869276491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18]/[.AF18])*100)" office:value-type="float" office:value="3.41609508351742" calcext:value-type="float">
            <text:p>3.4160950835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20]*conv" office:value-type="float" office:value="0" calcext:value-type="float">
            <text:p>0</text:p>
          </table:table-cell>
          <table:table-cell table:style-name="ce15" table:formula="of:=[.H10]-[.H2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M20]*conv" office:value-type="float" office:value="0" calcext:value-type="float">
            <text:p>0</text:p>
          </table:table-cell>
          <table:table-cell table:style-name="ce15" table:formula="of:=[.N10]-[.N2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S20]*conv" office:value-type="float" office:value="0" calcext:value-type="float">
            <text:p>0</text:p>
          </table:table-cell>
          <table:table-cell table:style-name="ce15" table:formula="of:=[.T10]-[.T20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58289599376551" calcext:value-type="float">
            <text:p>0.1582895994</text:p>
          </table:table-cell>
          <table:table-cell table:style-name="ce13" table:formula="of:=[.Y20]*conv" office:value-type="float" office:value="4.30727915098628" calcext:value-type="float">
            <text:p>4.307279151</text:p>
          </table:table-cell>
          <table:table-cell table:style-name="ce15" table:formula="of:=[.Z10]-[.Z20]" office:value-type="float" office:value="0.479639207925198" calcext:value-type="float">
            <text:p>0.4796392079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33447083340256" calcext:value-type="float">
            <text:p>0.1334470833</text:p>
          </table:table-cell>
          <table:table-cell table:style-name="ce13" table:formula="of:=[.AE20]*conv" office:value-type="float" office:value="3.63127989517525" calcext:value-type="float">
            <text:p>3.6312798952</text:p>
          </table:table-cell>
          <table:table-cell table:style-name="ce15" table:formula="of:=[.AF10]-[.AF20]" office:value-type="float" office:value="0.223170852610711" calcext:value-type="float">
            <text:p>0.2231708526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20]/[.H20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20]/[.N20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20]/[.T2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20]/[.Z20])*100)" office:value-type="float" office:value="11.1355496384619" calcext:value-type="float">
            <text:p>11.1355496385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20]/[.AF20])*100)" office:value-type="float" office:value="6.14579043899176" calcext:value-type="float">
            <text:p>6.145790439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56.85698003684" calcext:value-type="float">
            <text:p>-56.8569800368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95.89840913973" calcext:value-type="float">
            <text:p>-95.8984091397</text:p>
          </table:table-cell>
          <table:table-cell table:style-name="ce4"/>
          <table:table-cell table:style-name="ce11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22]-[.G16]" office:value-type="float" office:value="0" calcext:value-type="float">
            <text:p>0</text:p>
          </table:table-cell>
          <table:table-cell table:style-name="ce4" table:formula="of:=[.G23]*conv" office:value-type="float" office:value="0" calcext:value-type="float">
            <text:p>0</text:p>
          </table:table-cell>
          <table:table-cell table:style-name="ce15" table:formula="of:=[.H11]-[.H23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M22]-[.M16]" office:value-type="float" office:value="0" calcext:value-type="float">
            <text:p>0</text:p>
          </table:table-cell>
          <table:table-cell table:style-name="ce4" table:formula="of:=[.M23]*conv" office:value-type="float" office:value="0" calcext:value-type="float">
            <text:p>0</text:p>
          </table:table-cell>
          <table:table-cell table:style-name="ce15" table:formula="of:=[.N11]-[.N23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S22]-[.S16]" office:value-type="float" office:value="0" calcext:value-type="float">
            <text:p>0</text:p>
          </table:table-cell>
          <table:table-cell table:style-name="ce4" table:formula="of:=[.S23]*conv" office:value-type="float" office:value="0" calcext:value-type="float">
            <text:p>0</text:p>
          </table:table-cell>
          <table:table-cell table:style-name="ce15" table:formula="of:=[.T11]-[.T23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Y22]-[.Y16]" office:value-type="float" office:value="0.411869259829999" calcext:value-type="float">
            <text:p>0.4118692598</text:p>
          </table:table-cell>
          <table:table-cell table:style-name="ce4" table:formula="of:=[.Y23]*conv" office:value-type="float" office:value="11.2075327929645" calcext:value-type="float">
            <text:p>11.207532793</text:p>
          </table:table-cell>
          <table:table-cell table:style-name="ce15" table:formula="of:=[.Z12]-[.Z23]" office:value-type="float" office:value="-1.95252841217073" calcext:value-type="float">
            <text:p>-1.9525284122</text:p>
          </table:table-cell>
          <table:table-cell/>
          <table:table-cell table:style-name="ce4" table:number-columns-repeated="2"/>
          <table:table-cell table:style-name="ce4" table:formula="of:=[.AE22]-[.AE16]" office:value-type="float" office:value="0.265395600059989" calcext:value-type="float">
            <text:p>0.2653956001</text:p>
          </table:table-cell>
          <table:table-cell table:style-name="ce4" table:formula="of:=[.AE23]*conv" office:value-type="float" office:value="7.22178171784059" calcext:value-type="float">
            <text:p>7.2217817178</text:p>
          </table:table-cell>
          <table:table-cell table:style-name="ce15" table:formula="of:=[.AF12]-[.AF23]" office:value-type="float" office:value="-0.33789959727405" calcext:value-type="float">
            <text:p>-0.3378995973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23]/[.H23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O23]/[.N23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U23]/[.T23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A23]/[.Z23])*100)" office:value-type="float" office:value="17.4215721536539" calcext:value-type="float">
            <text:p>17.4215721537</text:p>
          </table:table-cell>
          <table:table-cell/>
          <table:table-cell table:style-name="ce4" table:number-columns-repeated="4"/>
          <table:table-cell table:style-name="ce11" table:formula="of:=ABS(([.AG23]/[.AF23])*100)" office:value-type="float" office:value="4.67889518786351" calcext:value-type="float">
            <text:p>4.6788951879</text:p>
          </table:table-cell>
          <table:table-cell table:number-columns-repeated="99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33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e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e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H2NH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mine</text:p>
          </table:table-cell>
          <table:table-cell table:style-name="ce1" table:number-columns-repeated="3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591" calcext:value-type="float">
            <text:p>-7.591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5.554" calcext:value-type="float">
            <text:p>-5.554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94.43063144298" calcext:value-type="float">
            <text:p>-94.43063144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33.66693127788" calcext:value-type="float">
            <text:p>-133.6669312779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94.27131080423" calcext:value-type="float">
            <text:p>-94.271310804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33.51353549658" calcext:value-type="float">
            <text:p>-133.5135354966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30]-[.G29]" office:value-type="float" office:value="0" calcext:value-type="float">
            <text:p>0</text:p>
          </table:table-cell>
          <table:table-cell table:style-name="ce2" table:formula="of:=[.G31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M30]-[.M29]" office:value-type="float" office:value="0" calcext:value-type="float">
            <text:p>0</text:p>
          </table:table-cell>
          <table:table-cell table:style-name="ce2" table:formula="of:=[.M31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S30]-[.S29]" office:value-type="float" office:value="0" calcext:value-type="float">
            <text:p>0</text:p>
          </table:table-cell>
          <table:table-cell table:style-name="ce2" table:formula="of:=[.S31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Y30]-[.Y29]" office:value-type="float" office:value="0.159320638750003" calcext:value-type="float">
            <text:p>0.1593206388</text:p>
          </table:table-cell>
          <table:table-cell table:style-name="ce2" table:formula="of:=[.Y31]*conv" office:value-type="float" office:value="4.33533515981194" calcext:value-type="float">
            <text:p>4.3353351598</text:p>
          </table:table-cell>
          <table:table-cell table:style-name="ce7"/>
          <table:table-cell table:style-name="ce1" table:number-columns-repeated="3"/>
          <table:table-cell table:style-name="ce2" table:formula="of:=[.AE30]-[.AE29]" office:value-type="float" office:value="0.153395781299992" calcext:value-type="float">
            <text:p>0.1533957813</text:p>
          </table:table-cell>
          <table:table-cell table:style-name="ce2" table:formula="of:=[.AE31]*conv" office:value-type="float" office:value="4.17411158563198" calcext:value-type="float">
            <text:p>4.1741115856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32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M32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S32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553133830861" calcext:value-type="float">
            <text:p>0.1555313383</text:p>
          </table:table-cell>
          <table:table-cell table:style-name="ce2" table:formula="of:=[.Y32]*conv" office:value-type="float" office:value="4.23222304851516" calcext:value-type="float">
            <text:p>4.2322230485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4272251589739" calcext:value-type="float">
            <text:p>0.1542722516</text:p>
          </table:table-cell>
          <table:table-cell table:style-name="ce2" table:formula="of:=[.AE32]*conv" office:value-type="float" office:value="4.19796155568912" calcext:value-type="float">
            <text:p>4.1979615557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94.04585470133" calcext:value-type="float">
            <text:p>-94.045854701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33.37302781782" calcext:value-type="float">
            <text:p>-133.3730278178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33]-[.G29]" office:value-type="float" office:value="0" calcext:value-type="float">
            <text:p>0</text:p>
          </table:table-cell>
          <table:table-cell table:style-name="ce1" table:formula="of:=[.G34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M33]-[.M29]" office:value-type="float" office:value="0" calcext:value-type="float">
            <text:p>0</text:p>
          </table:table-cell>
          <table:table-cell table:style-name="ce1" table:formula="of:=[.M34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S33]-[.S29]" office:value-type="float" office:value="0" calcext:value-type="float">
            <text:p>0</text:p>
          </table:table-cell>
          <table:table-cell table:style-name="ce1" table:formula="of:=[.S34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Y33]-[.Y29]" office:value-type="float" office:value="0.384776741650001" calcext:value-type="float">
            <text:p>0.3847767417</text:p>
          </table:table-cell>
          <table:table-cell table:style-name="ce1" table:formula="of:=[.Y34]*conv" office:value-type="float" office:value="10.4703078636953" calcext:value-type="float">
            <text:p>10.4703078637</text:p>
          </table:table-cell>
          <table:table-cell table:style-name="ce7"/>
          <table:table-cell table:style-name="ce1" table:number-columns-repeated="3"/>
          <table:table-cell table:style-name="ce1" table:formula="of:=[.AE33]-[.AE29]" office:value-type="float" office:value="0.293903460059994" calcext:value-type="float">
            <text:p>0.2939034601</text:p>
          </table:table-cell>
          <table:table-cell table:style-name="ce1" table:formula="of:=[.AE34]*conv" office:value-type="float" office:value="7.99752005757289" calcext:value-type="float">
            <text:p>7.9975200576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e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M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eno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H2NH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Amine</text:p>
          </table:table-cell>
          <table:table-cell table:style-name="ce4"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H28]-[.H37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N28]-[.N37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T28]-[.T37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9.82" calcext:value-type="float">
            <text:p>-9.82</text:p>
          </table:table-cell>
          <table:table-cell table:style-name="ce15" table:formula="of:=[.Z28]-[.Z37]" office:value-type="float" office:value="2.229" calcext:value-type="float">
            <text:p>2.229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5.973" calcext:value-type="float">
            <text:p>-5.973</text:p>
          </table:table-cell>
          <table:table-cell table:style-name="ce15" table:formula="of:=[.AF28]-[.AF37]" office:value-type="float" office:value="0.419" calcext:value-type="float">
            <text:p>0.419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I37]/[.H37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O37]/[.N37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U37]/[.T37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57.60378868766" calcext:value-type="float">
            <text:p>-57.6037886877</text:p>
          </table:table-cell>
          <table:table-cell table:style-name="ce4"/>
          <table:table-cell table:style-name="ce11" table:formula="of:=ABS(([.AA37]/[.Z37])*100)" office:value-type="float" office:value="22.6985743380855" calcext:value-type="float">
            <text:p>22.6985743381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96.75080349406" calcext:value-type="float">
            <text:p>-96.7508034941</text:p>
          </table:table-cell>
          <table:table-cell table:style-name="ce4"/>
          <table:table-cell table:style-name="ce11" table:formula="of:=ABS(([.AG37]/[.AF37])*100)" office:value-type="float" office:value="7.01490038506612" calcext:value-type="float">
            <text:p>7.0149003851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57.42097851425" calcext:value-type="float">
            <text:p>-57.4209785143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96.61500246166" calcext:value-type="float">
            <text:p>-96.6150024617</text:p>
          </table:table-cell>
          <table:table-cell table:style-name="ce4" table:number-columns-repeated="2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39]-[.G38]" office:value-type="float" office:value="0" calcext:value-type="float">
            <text:p>0</text:p>
          </table:table-cell>
          <table:table-cell table:style-name="ce13" table:formula="of:=[.G40]*conv" office:value-type="float" office:value="0" calcext:value-type="float">
            <text:p>0</text:p>
          </table:table-cell>
          <table:table-cell table:style-name="ce15" table:formula="of:=[.H31]-[.H40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M39]-[.M38]" office:value-type="float" office:value="0" calcext:value-type="float">
            <text:p>0</text:p>
          </table:table-cell>
          <table:table-cell table:style-name="ce13" table:formula="of:=[.M40]*conv" office:value-type="float" office:value="0" calcext:value-type="float">
            <text:p>0</text:p>
          </table:table-cell>
          <table:table-cell table:style-name="ce15" table:formula="of:=[.N31]-[.N40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S39]-[.S38]" office:value-type="float" office:value="0" calcext:value-type="float">
            <text:p>0</text:p>
          </table:table-cell>
          <table:table-cell table:style-name="ce13" table:formula="of:=[.S40]*conv" office:value-type="float" office:value="0" calcext:value-type="float">
            <text:p>0</text:p>
          </table:table-cell>
          <table:table-cell table:style-name="ce15" table:formula="of:=[.T31]-[.T40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Y39]-[.Y38]" office:value-type="float" office:value="0.182810173409997" calcext:value-type="float">
            <text:p>0.1828101734</text:p>
          </table:table-cell>
          <table:table-cell table:style-name="ce13" table:formula="of:=[.Y40]*conv" office:value-type="float" office:value="4.97451791917112" calcext:value-type="float">
            <text:p>4.9745179192</text:p>
          </table:table-cell>
          <table:table-cell table:style-name="ce15" table:formula="of:=[.Z31]-[.Z40]" office:value-type="float" office:value="-0.639182759359178" calcext:value-type="float">
            <text:p>-0.6391827594</text:p>
          </table:table-cell>
          <table:table-cell/>
          <table:table-cell table:style-name="ce4" table:number-columns-repeated="2"/>
          <table:table-cell table:style-name="ce13" table:formula="of:=[.AE39]-[.AE38]" office:value-type="float" office:value="0.135801032399996" calcext:value-type="float">
            <text:p>0.1358010324</text:p>
          </table:table-cell>
          <table:table-cell table:style-name="ce13" table:formula="of:=[.AE40]*conv" office:value-type="float" office:value="3.69533410813326" calcext:value-type="float">
            <text:p>3.6953341081</text:p>
          </table:table-cell>
          <table:table-cell table:style-name="ce15" table:formula="of:=[.AF31]-[.AF40]" office:value-type="float" office:value="0.478777477498723" calcext:value-type="float">
            <text:p>0.4787774775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40]/[.H40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40]/[.N40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40]/[.T4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40]/[.Z40])*100)" office:value-type="float" office:value="12.8491397507255" calcext:value-type="float">
            <text:p>12.8491397507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40]/[.AF40])*100)" office:value-type="float" office:value="12.9562703530638" calcext:value-type="float">
            <text:p>12.9562703531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42]*conv" office:value-type="float" office:value="0" calcext:value-type="float">
            <text:p>0</text:p>
          </table:table-cell>
          <table:table-cell table:style-name="ce15" table:formula="of:=[.H32]-[.H4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M42]*conv" office:value-type="float" office:value="0" calcext:value-type="float">
            <text:p>0</text:p>
          </table:table-cell>
          <table:table-cell table:style-name="ce15" table:formula="of:=[.N32]-[.N4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S42]*conv" office:value-type="float" office:value="0" calcext:value-type="float">
            <text:p>0</text:p>
          </table:table-cell>
          <table:table-cell table:style-name="ce15" table:formula="of:=[.T32]-[.T42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83695496445766" calcext:value-type="float">
            <text:p>0.1836954964</text:p>
          </table:table-cell>
          <table:table-cell table:style-name="ce13" table:formula="of:=[.Y42]*conv" office:value-type="float" office:value="4.99860878470414" calcext:value-type="float">
            <text:p>4.9986087847</text:p>
          </table:table-cell>
          <table:table-cell table:style-name="ce15" table:formula="of:=[.Z32]-[.Z42]" office:value-type="float" office:value="-0.76638573618898" calcext:value-type="float">
            <text:p>-0.7663857362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4997663125596" calcext:value-type="float">
            <text:p>0.1499766313</text:p>
          </table:table-cell>
          <table:table-cell table:style-name="ce13" table:formula="of:=[.AE42]*conv" office:value-type="float" office:value="4.08107177912066" calcext:value-type="float">
            <text:p>4.0810717791</text:p>
          </table:table-cell>
          <table:table-cell table:style-name="ce15" table:formula="of:=[.AF32]-[.AF42]" office:value-type="float" office:value="0.116889776568462" calcext:value-type="float">
            <text:p>0.1168897766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42]/[.H42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42]/[.N42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42]/[.T4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42]/[.Z42])*100)" office:value-type="float" office:value="15.3319807410042" calcext:value-type="float">
            <text:p>15.331980741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42]/[.AF42])*100)" office:value-type="float" office:value="2.86419310648948" calcext:value-type="float">
            <text:p>2.8641931065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57.12609456795" calcext:value-type="float">
            <text:p>-57.126094568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96.43855195882" calcext:value-type="float">
            <text:p>-96.4385519588</text:p>
          </table:table-cell>
          <table:table-cell table:style-name="ce4"/>
          <table:table-cell table:style-name="ce11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44]-[.G38]" office:value-type="float" office:value="0" calcext:value-type="float">
            <text:p>0</text:p>
          </table:table-cell>
          <table:table-cell table:style-name="ce4" table:formula="of:=[.G45]*conv" office:value-type="float" office:value="0" calcext:value-type="float">
            <text:p>0</text:p>
          </table:table-cell>
          <table:table-cell table:style-name="ce15" table:formula="of:=[.H33]-[.H45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M44]-[.M38]" office:value-type="float" office:value="0" calcext:value-type="float">
            <text:p>0</text:p>
          </table:table-cell>
          <table:table-cell table:style-name="ce4" table:formula="of:=[.M45]*conv" office:value-type="float" office:value="0" calcext:value-type="float">
            <text:p>0</text:p>
          </table:table-cell>
          <table:table-cell table:style-name="ce15" table:formula="of:=[.N33]-[.N45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S44]-[.S38]" office:value-type="float" office:value="0" calcext:value-type="float">
            <text:p>0</text:p>
          </table:table-cell>
          <table:table-cell table:style-name="ce4" table:formula="of:=[.S45]*conv" office:value-type="float" office:value="0" calcext:value-type="float">
            <text:p>0</text:p>
          </table:table-cell>
          <table:table-cell table:style-name="ce15" table:formula="of:=[.T33]-[.T45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Y44]-[.Y38]" office:value-type="float" office:value="0.477694119710002" calcext:value-type="float">
            <text:p>0.4776941197</text:p>
          </table:table-cell>
          <table:table-cell table:style-name="ce4" table:formula="of:=[.Y45]*conv" office:value-type="float" office:value="12.9987183648179" calcext:value-type="float">
            <text:p>12.9987183648</text:p>
          </table:table-cell>
          <table:table-cell table:style-name="ce15" table:formula="of:=[.Z34]-[.Z45]" office:value-type="float" office:value="-2.52841050112255" calcext:value-type="float">
            <text:p>-2.5284105011</text:p>
          </table:table-cell>
          <table:table-cell/>
          <table:table-cell table:style-name="ce4" table:number-columns-repeated="2"/>
          <table:table-cell table:style-name="ce4" table:formula="of:=[.AE44]-[.AE38]" office:value-type="float" office:value="0.312251535239994" calcext:value-type="float">
            <text:p>0.3122515352</text:p>
          </table:table-cell>
          <table:table-cell table:style-name="ce4" table:formula="of:=[.AE45]*conv" office:value-type="float" office:value="8.49679658613079" calcext:value-type="float">
            <text:p>8.4967965861</text:p>
          </table:table-cell>
          <table:table-cell table:style-name="ce15" table:formula="of:=[.AF34]-[.AF45]" office:value-type="float" office:value="-0.499276528557901" calcext:value-type="float">
            <text:p>-0.4992765286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45]/[.H45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O45]/[.N45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U45]/[.T45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A45]/[.Z45])*100)" office:value-type="float" office:value="19.4512291916864" calcext:value-type="float">
            <text:p>19.4512291917</text:p>
          </table:table-cell>
          <table:table-cell/>
          <table:table-cell table:style-name="ce4" table:number-columns-repeated="4"/>
          <table:table-cell table:style-name="ce11" table:formula="of:=ABS(([.AG45]/[.AF45])*100)" office:value-type="float" office:value="5.876056034728" calcext:value-type="float">
            <text:p>5.8760560347</text:p>
          </table:table-cell>
          <table:table-cell table:number-columns-repeated="99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" office:value-type="string" calcext:value-type="string">
            <text:p>PBE</text:p>
          </table:table-cell>
          <table:table-cell table:style-name="ce1" table:number-columns-repeated="33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e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e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H2NH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mine</text:p>
          </table:table-cell>
          <table:table-cell table:style-name="ce1" table:number-columns-repeated="3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4.322" calcext:value-type="float">
            <text:p>-4.322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33.6513369659" calcext:value-type="float">
            <text:p>-133.6513369659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33.49399633619" calcext:value-type="float">
            <text:p>-133.4939963362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52]-[.G51]" office:value-type="float" office:value="0" calcext:value-type="float">
            <text:p>0</text:p>
          </table:table-cell>
          <table:table-cell table:style-name="ce2" table:formula="of:=[.G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M52]-[.M51]" office:value-type="float" office:value="0" calcext:value-type="float">
            <text:p>0</text:p>
          </table:table-cell>
          <table:table-cell table:style-name="ce2" table:formula="of:=[.M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S52]-[.S51]" office:value-type="float" office:value="0" calcext:value-type="float">
            <text:p>0</text:p>
          </table:table-cell>
          <table:table-cell table:style-name="ce2" table:formula="of:=[.S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Y52]-[.Y51]" office:value-type="float" office:value="0" calcext:value-type="float">
            <text:p>0</text:p>
          </table:table-cell>
          <table:table-cell table:style-name="ce2" table:formula="of:=[.Y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AE52]-[.AE51]" office:value-type="float" office:value="0.157340629709978" calcext:value-type="float">
            <text:p>0.1573406297</text:p>
          </table:table-cell>
          <table:table-cell table:style-name="ce2" table:formula="of:=[.AE53]*conv" office:value-type="float" office:value="4.28145637251033" calcext:value-type="float">
            <text:p>4.2814563725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M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S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Y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653814567125" calcext:value-type="float">
            <text:p>0.1565381457</text:p>
          </table:table-cell>
          <table:table-cell table:style-name="ce2" table:formula="of:=[.AE54]*conv" office:value-type="float" office:value="4.25961967077739" calcext:value-type="float">
            <text:p>4.2596196708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33.35869893643" calcext:value-type="float">
            <text:p>-133.3586989364</text:p>
          </table:table-cell>
          <table:table-cell table:style-name="ce1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55]-[.G51]" office:value-type="float" office:value="0" calcext:value-type="float">
            <text:p>0</text:p>
          </table:table-cell>
          <table:table-cell table:style-name="ce1" table:formula="of:=[.G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M55]-[.M51]" office:value-type="float" office:value="0" calcext:value-type="float">
            <text:p>0</text:p>
          </table:table-cell>
          <table:table-cell table:style-name="ce1" table:formula="of:=[.M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S55]-[.S51]" office:value-type="float" office:value="0" calcext:value-type="float">
            <text:p>0</text:p>
          </table:table-cell>
          <table:table-cell table:style-name="ce1" table:formula="of:=[.S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Y55]-[.Y51]" office:value-type="float" office:value="0" calcext:value-type="float">
            <text:p>0</text:p>
          </table:table-cell>
          <table:table-cell table:style-name="ce1" table:formula="of:=[.Y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AE55]-[.AE51]" office:value-type="float" office:value="0.292638029469998" calcext:value-type="float">
            <text:p>0.2926380295</text:p>
          </table:table-cell>
          <table:table-cell table:style-name="ce1" table:formula="of:=[.AE56]*conv" office:value-type="float" office:value="7.96308593923045" calcext:value-type="float">
            <text:p>7.9630859392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3" office:value-type="string" calcext:value-type="string">
            <text:p>PBE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e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M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eno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H2NH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Amine</text:p>
          </table:table-cell>
          <table:table-cell table:style-name="ce4"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H50]-[.H59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N50]-[.N59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T50]-[.T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Z50]-[.Z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4.815" calcext:value-type="float">
            <text:p>-4.815</text:p>
          </table:table-cell>
          <table:table-cell table:style-name="ce15" table:formula="of:=[.AF50]-[.AF59]" office:value-type="float" office:value="0.493" calcext:value-type="float">
            <text:p>0.493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I59]/[.H59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O59]/[.N59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U59]/[.T59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A59]/[.Z59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96.75993783993" calcext:value-type="float">
            <text:p>-96.7599378399</text:p>
          </table:table-cell>
          <table:table-cell table:style-name="ce4"/>
          <table:table-cell table:style-name="ce11" table:formula="of:=ABS(([.AG59]/[.AF59])*100)" office:value-type="float" office:value="10.2388369678089" calcext:value-type="float">
            <text:p>10.2388369678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96.62829254722" calcext:value-type="float">
            <text:p>-96.6282925472</text:p>
          </table:table-cell>
          <table:table-cell table:style-name="ce4" table:number-columns-repeated="2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61]-[.G60]" office:value-type="float" office:value="0" calcext:value-type="float">
            <text:p>0</text:p>
          </table:table-cell>
          <table:table-cell table:style-name="ce13" table:formula="of:=[.G62]*conv" office:value-type="float" office:value="0" calcext:value-type="float">
            <text:p>0</text:p>
          </table:table-cell>
          <table:table-cell table:style-name="ce15" table:formula="of:=[.H53]-[.H62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M61]-[.M60]" office:value-type="float" office:value="0" calcext:value-type="float">
            <text:p>0</text:p>
          </table:table-cell>
          <table:table-cell table:style-name="ce13" table:formula="of:=[.M62]*conv" office:value-type="float" office:value="0" calcext:value-type="float">
            <text:p>0</text:p>
          </table:table-cell>
          <table:table-cell table:style-name="ce15" table:formula="of:=[.N53]-[.N62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S61]-[.S60]" office:value-type="float" office:value="0" calcext:value-type="float">
            <text:p>0</text:p>
          </table:table-cell>
          <table:table-cell table:style-name="ce13" table:formula="of:=[.S62]*conv" office:value-type="float" office:value="0" calcext:value-type="float">
            <text:p>0</text:p>
          </table:table-cell>
          <table:table-cell table:style-name="ce15" table:formula="of:=[.T53]-[.T62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Y61]-[.Y60]" office:value-type="float" office:value="0" calcext:value-type="float">
            <text:p>0</text:p>
          </table:table-cell>
          <table:table-cell table:style-name="ce13" table:formula="of:=[.Y62]*conv" office:value-type="float" office:value="0" calcext:value-type="float">
            <text:p>0</text:p>
          </table:table-cell>
          <table:table-cell table:style-name="ce15" table:formula="of:=[.Z53]-[.Z62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AE61]-[.AE60]" office:value-type="float" office:value="0.131645292710004" calcext:value-type="float">
            <text:p>0.1316452927</text:p>
          </table:table-cell>
          <table:table-cell table:style-name="ce13" table:formula="of:=[.AE62]*conv" office:value-type="float" office:value="3.58225067754698" calcext:value-type="float">
            <text:p>3.5822506775</text:p>
          </table:table-cell>
          <table:table-cell table:style-name="ce15" table:formula="of:=[.AF53]-[.AF62]" office:value-type="float" office:value="0.699205694963355" calcext:value-type="float">
            <text:p>0.699205695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62]/[.H62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62]/[.N62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62]/[.T6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62]/[.Z6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62]/[.AF62])*100)" office:value-type="float" office:value="19.5186143545418" calcext:value-type="float">
            <text:p>19.5186143545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64]*conv" office:value-type="float" office:value="0" calcext:value-type="float">
            <text:p>0</text:p>
          </table:table-cell>
          <table:table-cell table:style-name="ce15" table:formula="of:=[.H54]-[.H6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M64]*conv" office:value-type="float" office:value="0" calcext:value-type="float">
            <text:p>0</text:p>
          </table:table-cell>
          <table:table-cell table:style-name="ce15" table:formula="of:=[.N54]-[.N6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S64]*conv" office:value-type="float" office:value="0" calcext:value-type="float">
            <text:p>0</text:p>
          </table:table-cell>
          <table:table-cell table:style-name="ce15" table:formula="of:=[.T54]-[.T64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Y64]*conv" office:value-type="float" office:value="0" calcext:value-type="float">
            <text:p>0</text:p>
          </table:table-cell>
          <table:table-cell table:style-name="ce15" table:formula="of:=[.Z54]-[.Z64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46709072715075" calcext:value-type="float">
            <text:p>0.1467090727</text:p>
          </table:table-cell>
          <table:table-cell table:style-name="ce13" table:formula="of:=[.AE64]*conv" office:value-type="float" office:value="3.99215698728835" calcext:value-type="float">
            <text:p>3.9921569873</text:p>
          </table:table-cell>
          <table:table-cell table:style-name="ce15" table:formula="of:=[.AF54]-[.AF64]" office:value-type="float" office:value="0.267462683489038" calcext:value-type="float">
            <text:p>0.2674626835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64]/[.H64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64]/[.N64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64]/[.T64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64]/[.Z64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64]/[.AF64])*100)" office:value-type="float" office:value="6.69970355225711" calcext:value-type="float">
            <text:p>6.6997035523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96.44621970846" calcext:value-type="float">
            <text:p>-96.4462197085</text:p>
          </table:table-cell>
          <table:table-cell table:style-name="ce4"/>
          <table:table-cell table:style-name="ce11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66]-[.G60]" office:value-type="float" office:value="0" calcext:value-type="float">
            <text:p>0</text:p>
          </table:table-cell>
          <table:table-cell table:style-name="ce4" table:formula="of:=[.G67]*conv" office:value-type="float" office:value="0" calcext:value-type="float">
            <text:p>0</text:p>
          </table:table-cell>
          <table:table-cell table:style-name="ce15" table:formula="of:=[.H55]-[.H67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M66]-[.M60]" office:value-type="float" office:value="0" calcext:value-type="float">
            <text:p>0</text:p>
          </table:table-cell>
          <table:table-cell table:style-name="ce4" table:formula="of:=[.M67]*conv" office:value-type="float" office:value="0" calcext:value-type="float">
            <text:p>0</text:p>
          </table:table-cell>
          <table:table-cell table:style-name="ce15" table:formula="of:=[.N55]-[.N67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S66]-[.S60]" office:value-type="float" office:value="0" calcext:value-type="float">
            <text:p>0</text:p>
          </table:table-cell>
          <table:table-cell table:style-name="ce4" table:formula="of:=[.S67]*conv" office:value-type="float" office:value="0" calcext:value-type="float">
            <text:p>0</text:p>
          </table:table-cell>
          <table:table-cell table:style-name="ce15" table:formula="of:=[.T55]-[.T67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Y66]-[.Y60]" office:value-type="float" office:value="0" calcext:value-type="float">
            <text:p>0</text:p>
          </table:table-cell>
          <table:table-cell table:style-name="ce4" table:formula="of:=[.Y67]*conv" office:value-type="float" office:value="0" calcext:value-type="float">
            <text:p>0</text:p>
          </table:table-cell>
          <table:table-cell table:style-name="ce15" table:formula="of:=[.Z56]-[.Z67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AE66]-[.AE60]" office:value-type="float" office:value="0.313718131469997" calcext:value-type="float">
            <text:p>0.3137181315</text:p>
          </table:table-cell>
          <table:table-cell table:style-name="ce4" table:formula="of:=[.AE67]*conv" office:value-type="float" office:value="8.53670470005165" calcext:value-type="float">
            <text:p>8.5367047001</text:p>
          </table:table-cell>
          <table:table-cell table:style-name="ce15" table:formula="of:=[.AF56]-[.AF67]" office:value-type="float" office:value="-0.573618760821195" calcext:value-type="float">
            <text:p>-0.5736187608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67]/[.H67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O67]/[.N67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U67]/[.T67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A67]/[.Z67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G67]/[.AF67])*100)" office:value-type="float" office:value="6.71944012327994" calcext:value-type="float">
            <text:p>6.7194401233</text:p>
          </table:table-cell>
          <table:table-cell table:number-columns-repeated="99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6" office:value-type="string" calcext:value-type="string">
            <text:p>GEOMETRY OPTIMISATION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6" office:value-type="string" calcext:value-type="string">
            <text:p>HF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ene</text:p>
          </table:table-cell>
          <table:table-cell table:style-name="ce6" table:number-columns-repeated="2"/>
          <table:table-cell table:style-name="ce6" office:value-type="string" calcext:value-type="string">
            <text:p>Methanal</text:p>
          </table:table-cell>
          <table:table-cell table:style-name="ce6" table:number-columns-repeated="2"/>
          <table:table-cell table:style-name="ce6" office:value-type="string" calcext:value-type="string">
            <text:p>Ethenol</text:p>
          </table:table-cell>
          <table:table-cell table:style-name="ce6" table:number-columns-repeated="2"/>
          <table:table-cell table:style-name="ce6" office:value-type="string" calcext:value-type="string">
            <text:p>CH2NH</text:p>
          </table:table-cell>
          <table:table-cell table:style-name="ce6" table:number-columns-repeated="2"/>
          <table:table-cell table:style-name="ce6" office:value-type="string" calcext:value-type="string">
            <text:p>Amine</text:p>
          </table:table-cell>
          <table:table-cell table:style-name="ce6"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N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/>
          <table:table-cell office:value-type="float" office:value="3.01763" calcext:value-type="float">
            <text:p>3.01763</text:p>
          </table:table-cell>
          <table:table-cell table:number-columns-repeated="2"/>
          <table:table-cell table:style-name="Default" office:value-type="float" office:value="2.22639" calcext:value-type="float">
            <text:p>2.22639</text:p>
          </table:table-cell>
          <table:table-cell table:style-name="Default"/>
          <table:table-cell/>
          <table:table-cell office:value-type="float" office:value="2.49473" calcext:value-type="float">
            <text:p>2.49473</text:p>
          </table:table-cell>
          <table:table-cell table:number-columns-repeated="2"/>
          <table:table-cell table:style-name="Default" office:value-type="float" office:value="2.87239" calcext:value-type="float">
            <text:p>2.87239</text:p>
          </table:table-cell>
          <table:table-cell table:style-name="Default"/>
          <table:table-cell/>
          <table:table-cell office:value-type="float" office:value="2.51475" calcext:value-type="float">
            <text:p>2.5147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/>
          <table:table-cell office:value-type="float" office:value="3.15645" calcext:value-type="float">
            <text:p>3.15645</text:p>
          </table:table-cell>
          <table:table-cell table:style-name="ce14" table:formula="of:=[.G75]-[.G76]" office:value-type="float" office:value="-0.13882" calcext:value-type="float">
            <text:p>-0.13882</text:p>
          </table:table-cell>
          <table:table-cell/>
          <table:table-cell table:style-name="Default" office:value-type="float" office:value="2.0206" calcext:value-type="float">
            <text:p>2.0206</text:p>
          </table:table-cell>
          <table:table-cell table:style-name="ce14" table:formula="of:=[.J75]-[.J76]" office:value-type="float" office:value="0.20579" calcext:value-type="float">
            <text:p>0.20579</text:p>
          </table:table-cell>
          <table:table-cell/>
          <table:table-cell office:value-type="float" office:value="2.51957" calcext:value-type="float">
            <text:p>2.51957</text:p>
          </table:table-cell>
          <table:table-cell table:style-name="ce14" table:formula="of:=[.M75]-[.M76]" office:value-type="float" office:value="-0.0248399999999998" calcext:value-type="float">
            <text:p>-0.02484</text:p>
          </table:table-cell>
          <table:table-cell/>
          <table:table-cell table:style-name="Default" office:value-type="float" office:value="2.25015" calcext:value-type="float">
            <text:p>2.25015</text:p>
          </table:table-cell>
          <table:table-cell table:style-name="ce14" table:formula="of:=[.P75]-[.P76]" office:value-type="float" office:value="0.62224" calcext:value-type="float">
            <text:p>0.62224</text:p>
          </table:table-cell>
          <table:table-cell/>
          <table:table-cell office:value-type="float" office:value="2.53578" calcext:value-type="float">
            <text:p>2.53578</text:p>
          </table:table-cell>
          <table:table-cell table:style-name="ce14" table:formula="of:=[.S75]-[.S76]" office:value-type="float" office:value="-0.0210299999999997" calcext:value-type="float">
            <text:p>-0.02103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76]/[.G76])*100)" office:value-type="float" office:value="4.3979787419411" calcext:value-type="float">
            <text:p>4.3979787419</text:p>
          </table:table-cell>
          <table:table-cell/>
          <table:table-cell table:style-name="Default"/>
          <table:table-cell table:style-name="ce12" table:formula="of:=ABS(([.K76]/[.J76])*100)" office:value-type="float" office:value="10.1845986340691" calcext:value-type="float">
            <text:p>10.1845986341</text:p>
          </table:table-cell>
          <table:table-cell table:number-columns-repeated="2"/>
          <table:table-cell table:style-name="ce12" table:formula="of:=ABS(([.N76]/[.M76])*100)" office:value-type="float" office:value="0.985882511698415" calcext:value-type="float">
            <text:p>0.9858825117</text:p>
          </table:table-cell>
          <table:table-cell/>
          <table:table-cell table:style-name="Default"/>
          <table:table-cell table:style-name="ce12" table:formula="of:=ABS(([.Q76]/[.P76])*100)" office:value-type="float" office:value="27.6532675599404" calcext:value-type="float">
            <text:p>27.6532675599</text:p>
          </table:table-cell>
          <table:table-cell table:number-columns-repeated="2"/>
          <table:table-cell table:style-name="ce12" table:formula="of:=ABS(([.T76]/[.S76])*100)" office:value-type="float" office:value="0.829330620164196" calcext:value-type="float">
            <text:p>0.8293306202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/>
          <table:table-cell office:value-type="string" calcext:value-type="string">
            <text:p>121.671 -&gt; 114.267 degrees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6" office:value-type="string" calcext:value-type="string">
            <text:p>PBE0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ene</text:p>
          </table:table-cell>
          <table:table-cell table:style-name="ce6" table:number-columns-repeated="2"/>
          <table:table-cell table:style-name="ce6" office:value-type="string" calcext:value-type="string">
            <text:p>Methanal</text:p>
          </table:table-cell>
          <table:table-cell table:style-name="ce6" table:number-columns-repeated="2"/>
          <table:table-cell table:style-name="ce6" office:value-type="string" calcext:value-type="string">
            <text:p>Ethenol</text:p>
          </table:table-cell>
          <table:table-cell table:style-name="ce6" table:number-columns-repeated="2"/>
          <table:table-cell table:style-name="ce6" office:value-type="string" calcext:value-type="string">
            <text:p>CH2NH</text:p>
          </table:table-cell>
          <table:table-cell table:style-name="ce6" table:number-columns-repeated="2"/>
          <table:table-cell table:style-name="ce6" office:value-type="string" calcext:value-type="string">
            <text:p>Amine</text:p>
          </table:table-cell>
          <table:table-cell table:style-name="ce6"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N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 table:number-columns-repeated="2"/>
          <table:table-cell table:style-name="ce14" table:formula="of:=[.G84]-[.G85]" office:value-type="float" office:value="0" calcext:value-type="float">
            <text:p>0</text:p>
          </table:table-cell>
          <table:table-cell/>
          <table:table-cell table:style-name="Default"/>
          <table:table-cell table:style-name="ce14" table:formula="of:=[.J84]-[.J85]" office:value-type="float" office:value="0" calcext:value-type="float">
            <text:p>0</text:p>
          </table:table-cell>
          <table:table-cell table:number-columns-repeated="2"/>
          <table:table-cell table:style-name="ce14" table:formula="of:=[.M84]-[.M85]" office:value-type="float" office:value="0" calcext:value-type="float">
            <text:p>0</text:p>
          </table:table-cell>
          <table:table-cell/>
          <table:table-cell table:style-name="Default"/>
          <table:table-cell table:style-name="ce14" table:formula="of:=[.P84]-[.P85]" office:value-type="float" office:value="0" calcext:value-type="float">
            <text:p>0</text:p>
          </table:table-cell>
          <table:table-cell table:number-columns-repeated="2"/>
          <table:table-cell table:style-name="ce14" table:formula="of:=[.S84]-[.S8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85]/[.G85])*100)" office:value-type="string" office:string-value="" calcext:value-type="error">
            <text:p>#DIV/0!</text:p>
          </table:table-cell>
          <table:table-cell/>
          <table:table-cell table:style-name="Default"/>
          <table:table-cell table:style-name="ce12" table:formula="of:=ABS(([.K85]/[.J85])*100)" office:value-type="string" office:string-value="" calcext:value-type="error">
            <text:p>#DIV/0!</text:p>
          </table:table-cell>
          <table:table-cell table:number-columns-repeated="2"/>
          <table:table-cell table:style-name="ce12" table:formula="of:=ABS(([.N85]/[.M85])*100)" office:value-type="string" office:string-value="" calcext:value-type="error">
            <text:p>#DIV/0!</text:p>
          </table:table-cell>
          <table:table-cell/>
          <table:table-cell table:style-name="Default"/>
          <table:table-cell table:style-name="ce12" table:formula="of:=ABS(([.Q85]/[.P85])*100)" office:value-type="string" office:string-value="" calcext:value-type="error">
            <text:p>#DIV/0!</text:p>
          </table:table-cell>
          <table:table-cell table:number-columns-repeated="2"/>
          <table:table-cell table:style-name="ce12" table:formula="of:=ABS(([.T85]/[.S85])*100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6" office:value-type="string" calcext:value-type="string">
            <text:p>PBE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ene</text:p>
          </table:table-cell>
          <table:table-cell table:style-name="ce6" table:number-columns-repeated="2"/>
          <table:table-cell table:style-name="ce6" office:value-type="string" calcext:value-type="string">
            <text:p>Methanal</text:p>
          </table:table-cell>
          <table:table-cell table:style-name="ce6" table:number-columns-repeated="2"/>
          <table:table-cell table:style-name="ce6" office:value-type="string" calcext:value-type="string">
            <text:p>Ethenol</text:p>
          </table:table-cell>
          <table:table-cell table:style-name="ce6" table:number-columns-repeated="2"/>
          <table:table-cell table:style-name="ce6" office:value-type="string" calcext:value-type="string">
            <text:p>CH2NH</text:p>
          </table:table-cell>
          <table:table-cell table:style-name="ce6" table:number-columns-repeated="2"/>
          <table:table-cell table:style-name="ce6" office:value-type="string" calcext:value-type="string">
            <text:p>Amine</text:p>
          </table:table-cell>
          <table:table-cell table:style-name="ce6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N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 table:number-columns-repeated="2"/>
          <table:table-cell table:style-name="ce14" table:formula="of:=[.G93]-[.G94]" office:value-type="float" office:value="0" calcext:value-type="float">
            <text:p>0</text:p>
          </table:table-cell>
          <table:table-cell/>
          <table:table-cell table:style-name="Default"/>
          <table:table-cell table:style-name="ce14" table:formula="of:=[.J93]-[.J94]" office:value-type="float" office:value="0" calcext:value-type="float">
            <text:p>0</text:p>
          </table:table-cell>
          <table:table-cell table:number-columns-repeated="2"/>
          <table:table-cell table:style-name="ce14" table:formula="of:=[.M93]-[.M94]" office:value-type="float" office:value="0" calcext:value-type="float">
            <text:p>0</text:p>
          </table:table-cell>
          <table:table-cell/>
          <table:table-cell table:style-name="Default"/>
          <table:table-cell table:style-name="ce14" table:formula="of:=[.P93]-[.P94]" office:value-type="float" office:value="0" calcext:value-type="float">
            <text:p>0</text:p>
          </table:table-cell>
          <table:table-cell table:number-columns-repeated="2"/>
          <table:table-cell table:style-name="ce14" table:formula="of:=[.S93]-[.S9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94]/[.G94])*100)" office:value-type="string" office:string-value="" calcext:value-type="error">
            <text:p>#DIV/0!</text:p>
          </table:table-cell>
          <table:table-cell/>
          <table:table-cell table:style-name="Default"/>
          <table:table-cell table:style-name="ce12" table:formula="of:=ABS(([.K94]/[.J94])*100)" office:value-type="string" office:string-value="" calcext:value-type="error">
            <text:p>#DIV/0!</text:p>
          </table:table-cell>
          <table:table-cell table:number-columns-repeated="2"/>
          <table:table-cell table:style-name="ce12" table:formula="of:=ABS(([.N94]/[.M94])*100)" office:value-type="string" office:string-value="" calcext:value-type="error">
            <text:p>#DIV/0!</text:p>
          </table:table-cell>
          <table:table-cell/>
          <table:table-cell table:style-name="Default"/>
          <table:table-cell table:style-name="ce12" table:formula="of:=ABS(([.Q94]/[.P94])*100)" office:value-type="string" office:string-value="" calcext:value-type="error">
            <text:p>#DIV/0!</text:p>
          </table:table-cell>
          <table:table-cell table:number-columns-repeated="2"/>
          <table:table-cell table:style-name="ce12" table:formula="of:=ABS(([.T94]/[.S94])*100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09:10:31.980310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5.1.6.2$Linux_X86_64 LibreOffice_project/10m0$Build-2</meta:generator>
    <dc:date>2018-03-06T09:31:25.694427812</dc:date>
    <meta:editing-duration>PT4H46M6S</meta:editing-duration>
    <meta:editing-cycles>29</meta:editing-cycles>
    <meta:document-statistic meta:table-count="3" meta:cell-count="238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7">
                <text:p>6.16280663588037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7">
                <text:p>4.99403498510657</text:p>
              </table:table-cell>
              <table:table-cell office:value-type="float" office:value="4.48150590766002">
                <text:p>4.48150590766002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94cm" svg:y="0.316cm" chart:style-name="ch2">
          <text:p>PBE0 TDDFT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2:'sp3 CH3'.H32 'sp3 CH3'.N32:'sp3 CH3'.N32 'sp3 CH3'.T32:'sp3 CH3'.T32 'sp3 CH3'.Z32:'sp3 CH3'.Z32 'sp3 CH3'.AF32:'sp3 CH3'.AF32 'sp3 CH3'.AL32:'sp3 CH3'.AL32 'sp3 CH3'.AR32:'sp3 CH3'.AR32 'sp3 CH3'.AX32:'sp3 CH3'.AX32 'sp3 CH3'.BD32:'sp3 CH3'.BD32 'sp3 CH3'.D1:'sp3 CH3'.D1 'sp3 CH3'.H42:'sp3 CH3'.H42 'sp3 CH3'.N42:'sp3 CH3'.N42 'sp3 CH3'.T42:'sp3 CH3'.T42 'sp3 CH3'.Z42:'sp3 CH3'.Z42 'sp3 CH3'.AF42:'sp3 CH3'.AF42 'sp3 CH3'.AL42:'sp3 CH3'.AL42 'sp3 CH3'.AR42:'sp3 CH3'.AR42 'sp3 CH3'.AX42:'sp3 CH3'.AX42 'sp3 CH3'.BD42:'sp3 CH3'.BD42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2:'sp3 CH3'.H32 'sp3 CH3'.N32:'sp3 CH3'.N32 'sp3 CH3'.T32:'sp3 CH3'.T32 'sp3 CH3'.Z32:'sp3 CH3'.Z32 'sp3 CH3'.AF32:'sp3 CH3'.AF32 'sp3 CH3'.AL32:'sp3 CH3'.AL32 'sp3 CH3'.AR32:'sp3 CH3'.AR32 'sp3 CH3'.AX32:'sp3 CH3'.AX32 'sp3 CH3'.BD32:'sp3 CH3'.BD32" chart:label-cell-address="'sp3 CH3'.B1:'sp3 CH3'.B1" chart:class="chart:bar">
            <chart:data-point chart:repeated="9"/>
          </chart:series>
          <chart:series chart:style-name="ch10" chart:values-cell-range-address="'sp3 CH3'.H42:'sp3 CH3'.H42 'sp3 CH3'.N42:'sp3 CH3'.N42 'sp3 CH3'.T42:'sp3 CH3'.T42 'sp3 CH3'.Z42:'sp3 CH3'.Z42 'sp3 CH3'.AF42:'sp3 CH3'.AF42 'sp3 CH3'.AL42:'sp3 CH3'.AL42 'sp3 CH3'.AR42:'sp3 CH3'.AR42 'sp3 CH3'.AX42:'sp3 CH3'.AX42 'sp3 CH3'.BD42:'sp3 CH3'.BD42" chart:label-cell-address="'sp3 CH3'.D1:'sp3 CH3'.D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9.52704159162076">
                <text:p>9.52704159162076</text:p>
                <draw:g>
                  <svg:desc>'sp3 CH3'.H32:'sp3 CH3'.H32 'sp3 CH3'.N32:'sp3 CH3'.N32 'sp3 CH3'.T32:'sp3 CH3'.T32 'sp3 CH3'.Z32:'sp3 CH3'.Z32 'sp3 CH3'.AF32:'sp3 CH3'.AF32 'sp3 CH3'.AL32:'sp3 CH3'.AL32 'sp3 CH3'.AR32:'sp3 CH3'.AR32 'sp3 CH3'.AX32:'sp3 CH3'.AX32 'sp3 CH3'.BD32:'sp3 CH3'.BD32</svg:desc>
                </draw:g>
              </table:table-cell>
              <table:table-cell office:value-type="float" office:value="6.99754526279379">
                <text:p>6.99754526279379</text:p>
              </table:table-cell>
              <table:table-cell office:value-type="float" office:value="6.23708743282447">
                <text:p>6.23708743282447</text:p>
              </table:table-cell>
              <table:table-cell office:value-type="float" office:value="5.42268584982107">
                <text:p>5.42268584982107</text:p>
              </table:table-cell>
              <table:table-cell office:value-type="float" office:value="3.3689099116827">
                <text:p>3.3689099116827</text:p>
              </table:table-cell>
              <table:table-cell office:value-type="float" office:value="11.0803571891848">
                <text:p>11.0803571891848</text:p>
              </table:table-cell>
              <table:table-cell office:value-type="float" office:value="3.59477321542428">
                <text:p>3.59477321542428</text:p>
              </table:table-cell>
              <table:table-cell office:value-type="float" office:value="5.31184007569861">
                <text:p>5.31184007569861</text:p>
              </table:table-cell>
              <table:table-cell office:value-type="float" office:value="5.49255840874646">
                <text:p>5.49255840874646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9.74192370435606">
                <text:p>9.74192370435606</text:p>
                <draw:g>
                  <svg:desc>'sp3 CH3'.H42:'sp3 CH3'.H42 'sp3 CH3'.N42:'sp3 CH3'.N42 'sp3 CH3'.T42:'sp3 CH3'.T42 'sp3 CH3'.Z42:'sp3 CH3'.Z42 'sp3 CH3'.AF42:'sp3 CH3'.AF42 'sp3 CH3'.AL42:'sp3 CH3'.AL42 'sp3 CH3'.AR42:'sp3 CH3'.AR42 'sp3 CH3'.AX42:'sp3 CH3'.AX42 'sp3 CH3'.BD42:'sp3 CH3'.BD42</svg:desc>
                </draw:g>
              </table:table-cell>
              <table:table-cell office:value-type="float" office:value="7.53598361794206">
                <text:p>7.53598361794206</text:p>
              </table:table-cell>
              <table:table-cell office:value-type="float" office:value="6.42030172819162">
                <text:p>6.42030172819162</text:p>
              </table:table-cell>
              <table:table-cell office:value-type="float" office:value="4.99200474234918">
                <text:p>4.99200474234918</text:p>
              </table:table-cell>
              <table:table-cell office:value-type="float" office:value="3.80407409963292">
                <text:p>3.80407409963292</text:p>
              </table:table-cell>
              <table:table-cell office:value-type="float" office:value="9.99743700696669">
                <text:p>9.99743700696669</text:p>
              </table:table-cell>
              <table:table-cell office:value-type="float" office:value="3.31327545047102">
                <text:p>3.31327545047102</text:p>
              </table:table-cell>
              <table:table-cell office:value-type="float" office:value="4.5863957319279">
                <text:p>4.58639573192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PBE0 IE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4:'sp3 CH3'.H34 'sp3 CH3'.N34:'sp3 CH3'.N34 'sp3 CH3'.T34:'sp3 CH3'.T34 'sp3 CH3'.Z34:'sp3 CH3'.Z34 'sp3 CH3'.AF34:'sp3 CH3'.AF34 'sp3 CH3'.AL34:'sp3 CH3'.AL34 'sp3 CH3'.AR34:'sp3 CH3'.AR34 'sp3 CH3'.AX34:'sp3 CH3'.AX34 'sp3 CH3'.BD34:'sp3 CH3'.BD34 'sp3 CH3'.D1:'sp3 CH3'.D1 'sp3 CH3'.H45:'sp3 CH3'.H45 'sp3 CH3'.N45:'sp3 CH3'.N45 'sp3 CH3'.T45:'sp3 CH3'.T45 'sp3 CH3'.Z45:'sp3 CH3'.Z45 'sp3 CH3'.AF45:'sp3 CH3'.AF45 'sp3 CH3'.AL45:'sp3 CH3'.AL45 'sp3 CH3'.AR45:'sp3 CH3'.AR45 'sp3 CH3'.AX45:'sp3 CH3'.AX45 'sp3 CH3'.BD45:'sp3 CH3'.BD45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4:'sp3 CH3'.H34 'sp3 CH3'.N34:'sp3 CH3'.N34 'sp3 CH3'.T34:'sp3 CH3'.T34 'sp3 CH3'.Z34:'sp3 CH3'.Z34 'sp3 CH3'.AF34:'sp3 CH3'.AF34 'sp3 CH3'.AL34:'sp3 CH3'.AL34 'sp3 CH3'.AR34:'sp3 CH3'.AR34 'sp3 CH3'.AX34:'sp3 CH3'.AX34 'sp3 CH3'.BD34:'sp3 CH3'.BD34" chart:label-cell-address="'sp3 CH3'.B1:'sp3 CH3'.B1" chart:class="chart:bar">
            <chart:data-point chart:repeated="9"/>
          </chart:series>
          <chart:series chart:style-name="ch10" chart:values-cell-range-address="'sp3 CH3'.H45:'sp3 CH3'.H45 'sp3 CH3'.N45:'sp3 CH3'.N45 'sp3 CH3'.T45:'sp3 CH3'.T45 'sp3 CH3'.Z45:'sp3 CH3'.Z45 'sp3 CH3'.AF45:'sp3 CH3'.AF45 'sp3 CH3'.AL45:'sp3 CH3'.AL45 'sp3 CH3'.AR45:'sp3 CH3'.AR45 'sp3 CH3'.AX45:'sp3 CH3'.AX45 'sp3 CH3'.BD45:'sp3 CH3'.BD45" chart:label-cell-address="'sp3 CH3'.D1:'sp3 CH3'.D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3.0575413450342">
                <text:p>13.0575413450342</text:p>
                <draw:g>
                  <svg:desc>'sp3 CH3'.H34:'sp3 CH3'.H34 'sp3 CH3'.N34:'sp3 CH3'.N34 'sp3 CH3'.T34:'sp3 CH3'.T34 'sp3 CH3'.Z34:'sp3 CH3'.Z34 'sp3 CH3'.AF34:'sp3 CH3'.AF34 'sp3 CH3'.AL34:'sp3 CH3'.AL34 'sp3 CH3'.AR34:'sp3 CH3'.AR34 'sp3 CH3'.AX34:'sp3 CH3'.AX34 'sp3 CH3'.BD34:'sp3 CH3'.BD34</svg:desc>
                </draw:g>
              </table:table-cell>
              <table:table-cell office:value-type="float" office:value="10.6980873196776">
                <text:p>10.6980873196776</text:p>
              </table:table-cell>
              <table:table-cell office:value-type="float" office:value="9.37552192788368">
                <text:p>9.37552192788368</text:p>
              </table:table-cell>
              <table:table-cell office:value-type="float" office:value="10.6491911393321">
                <text:p>10.6491911393321</text:p>
              </table:table-cell>
              <table:table-cell office:value-type="float" office:value="9.23267412600929">
                <text:p>9.23267412600929</text:p>
              </table:table-cell>
              <table:table-cell office:value-type="float" office:value="14.1982449724334">
                <text:p>14.1982449724334</text:p>
              </table:table-cell>
              <table:table-cell office:value-type="float" office:value="10.0762818854293">
                <text:p>10.0762818854293</text:p>
              </table:table-cell>
              <table:table-cell office:value-type="float" office:value="8.94608669961236">
                <text:p>8.94608669961236</text:p>
              </table:table-cell>
              <table:table-cell office:value-type="float" office:value="8.56321879309641">
                <text:p>8.56321879309641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3.6624428438263">
                <text:p>13.6624428438263</text:p>
                <draw:g>
                  <svg:desc>'sp3 CH3'.H45:'sp3 CH3'.H45 'sp3 CH3'.N45:'sp3 CH3'.N45 'sp3 CH3'.T45:'sp3 CH3'.T45 'sp3 CH3'.Z45:'sp3 CH3'.Z45 'sp3 CH3'.AF45:'sp3 CH3'.AF45 'sp3 CH3'.AL45:'sp3 CH3'.AL45 'sp3 CH3'.AR45:'sp3 CH3'.AR45 'sp3 CH3'.AX45:'sp3 CH3'.AX45 'sp3 CH3'.BD45:'sp3 CH3'.BD45</svg:desc>
                </draw:g>
              </table:table-cell>
              <table:table-cell office:value-type="float" office:value="13.6071238436597">
                <text:p>13.6071238436597</text:p>
              </table:table-cell>
              <table:table-cell office:value-type="float" office:value="9.83133041722531">
                <text:p>9.83133041722531</text:p>
              </table:table-cell>
              <table:table-cell office:value-type="float" office:value="10.7661784596313">
                <text:p>10.7661784596313</text:p>
              </table:table-cell>
              <table:table-cell office:value-type="float" office:value="9.27733246873613">
                <text:p>9.27733246873613</text:p>
              </table:table-cell>
              <table:table-cell office:value-type="float" office:value="15.4432805773227">
                <text:p>15.4432805773227</text:p>
              </table:table-cell>
              <table:table-cell office:value-type="float" office:value="10.1330599058814">
                <text:p>10.1330599058814</text:p>
              </table:table-cell>
              <table:table-cell office:value-type="float" office:value="8.83040819030486">
                <text:p>8.830408190304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Pseudo</text:p>
                <draw:g>
                  <svg:desc>'sp3 CH3'.D1:'sp3 CH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</table:table-row>
            <table:table-row>
              <table:table-cell office:value-type="string">
                <text:p>Methanol</text:p>
              </table:table-cell>
              <table:table-cell office:value-type="float" office:value="9.79628390096018">
                <text:p>9.79628390096018</text:p>
              </table:table-cell>
              <table:table-cell office:value-type="float" office:value="NaN">
                <text:p>NaN</text:p>
              </table:table-cell>
              <table:table-cell office:value-type="float" office:value="12.3452551647525">
                <text:p>12.3452551647525</text:p>
              </table:table-cell>
            </table:table-row>
            <table:table-row>
              <table:table-cell office:value-type="string">
                <text:p>Methylamine</text:p>
              </table:table-cell>
              <table:table-cell office:value-type="float" office:value="8.28986550272997">
                <text:p>8.28986550272997</text:p>
              </table:table-cell>
              <table:table-cell office:value-type="float" office:value="NaN">
                <text:p>NaN</text:p>
              </table:table-cell>
              <table:table-cell office:value-type="float" office:value="8.51221870523644">
                <text:p>8.51221870523644</text:p>
              </table:table-cell>
            </table:table-row>
            <table:table-row>
              <table:table-cell office:value-type="string">
                <text:p>Acetic Acid</text:p>
              </table:table-cell>
              <table:table-cell office:value-type="float" office:value="9.57997595242274">
                <text:p>9.57997595242274</text:p>
              </table:table-cell>
              <table:table-cell office:value-type="float" office:value="NaN">
                <text:p>NaN</text:p>
              </table:table-cell>
              <table:table-cell office:value-type="float" office:value="9.47327842669269">
                <text:p>9.47327842669269</text:p>
              </table:table-cell>
            </table:table-row>
            <table:table-row>
              <table:table-cell office:value-type="string">
                <text:p>Aspirin</text:p>
              </table:table-cell>
              <table:table-cell office:value-type="float" office:value="9.49181630755597">
                <text:p>9.49181630755597</text:p>
              </table:table-cell>
              <table:table-cell office:value-type="float" office:value="NaN">
                <text:p>NaN</text:p>
              </table:table-cell>
              <table:table-cell office:value-type="float" office:value="9.4379774050706">
                <text:p>9.4379774050706</text:p>
              </table:table-cell>
            </table:table-row>
            <table:table-row>
              <table:table-cell office:value-type="string">
                <text:p>Methane</text:p>
              </table:table-cell>
              <table:table-cell office:value-type="float" office:value="13.4862998269913">
                <text:p>13.4862998269913</text:p>
              </table:table-cell>
              <table:table-cell office:value-type="float" office:value="NaN">
                <text:p>NaN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8cm" svg:height="9cm" xlink:href=".." xlink:type="simple" chart:class="chart:bar" chart:style-name="ch1">
        <chart:title svg:x="7.112cm" svg:y="0.316cm" chart:style-name="ch2">
          <text:p>HF TDDFT</text:p>
        </chart:title>
        <chart:legend chart:legend-position="end" svg:x="14.033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both" svg:x="1.341cm" svg:y="1.275cm" svg:width="12.362cm" svg:height="7.545cm">
          <chartooo:coordinate-region svg:x="2.253cm" svg:y="1.475cm" svg:width="11.45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0:'sp3 CH2'.I10 'sp3 CH2'.O10:'sp3 CH2'.O10 'sp3 CH2'.U10:'sp3 CH2'.U10 'sp3 CH2'.AA10:'sp3 CH2'.AA10 'sp3 CH2'.AG10:'sp3 CH2'.AG10 'sp3 CH2'.AM10:'sp3 CH2'.AM10 'sp3 CH2'.AS10:'sp3 CH2'.AS10 'sp3 CH2'.D1:'sp3 CH2'.D1 'sp3 CH2'.I20:'sp3 CH2'.I20 'sp3 CH2'.O20:'sp3 CH2'.O20 'sp3 CH2'.U20:'sp3 CH2'.U20 'sp3 CH2'.AA20:'sp3 CH2'.AA20 'sp3 CH2'.AG20:'sp3 CH2'.AG20 'sp3 CH2'.AM20:'sp3 CH2'.AM20 'sp3 CH2'.AS20:'sp3 CH2'.AS20" chart:data-source-has-labels="both" svg:x="1.331cm" svg:y="1.275cm" svg:width="11.874cm" svg:height="7.545cm">
          <chartooo:coordinate-region svg:x="1.952cm" svg:y="1.275cm" svg:width="11.253cm" svg:height="4.943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0:'sp3 CH2'.I10 'sp3 CH2'.O10:'sp3 CH2'.O10 'sp3 CH2'.U10:'sp3 CH2'.U10 'sp3 CH2'.AA10:'sp3 CH2'.AA10 'sp3 CH2'.AG10:'sp3 CH2'.AG10 'sp3 CH2'.AM10:'sp3 CH2'.AM10 'sp3 CH2'.AS10:'sp3 CH2'.AS10" chart:label-cell-address="'sp3 CH2'.B1:'sp3 CH2'.B1" chart:class="chart:bar">
            <chart:data-point chart:repeated="7"/>
          </chart:series>
          <chart:series chart:style-name="ch10" chart:values-cell-range-address="'sp3 CH2'.I20:'sp3 CH2'.I20 'sp3 CH2'.O20:'sp3 CH2'.O20 'sp3 CH2'.U20:'sp3 CH2'.U20 'sp3 CH2'.AA20:'sp3 CH2'.AA20 'sp3 CH2'.AG20:'sp3 CH2'.AG20 'sp3 CH2'.AM20:'sp3 CH2'.AM20 'sp3 CH2'.AS20:'sp3 CH2'.AS20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209952898206">
                <text:p>11.209952898206</text:p>
                <draw:g>
                  <svg:desc>'sp3 CH2'.I10:'sp3 CH2'.I10 'sp3 CH2'.O10:'sp3 CH2'.O10 'sp3 CH2'.U10:'sp3 CH2'.U10 'sp3 CH2'.AA10:'sp3 CH2'.AA10 'sp3 CH2'.AG10:'sp3 CH2'.AG10 'sp3 CH2'.AM10:'sp3 CH2'.AM10 'sp3 CH2'.AS10:'sp3 CH2'.AS10</svg:desc>
                </draw:g>
              </table:table-cell>
              <table:table-cell office:value-type="float" office:value="6.39406019003093">
                <text:p>6.39406019003093</text:p>
              </table:table-cell>
              <table:table-cell office:value-type="float" office:value="10.217131972255">
                <text:p>10.217131972255</text:p>
              </table:table-cell>
              <table:table-cell office:value-type="float" office:value="8.57420333053356">
                <text:p>8.57420333053356</text:p>
              </table:table-cell>
              <table:table-cell office:value-type="float" office:value="7.55655502459187">
                <text:p>7.55655502459187</text:p>
              </table:table-cell>
              <table:table-cell office:value-type="float" office:value="4.27822160394227">
                <text:p>4.27822160394227</text:p>
              </table:table-cell>
              <table:table-cell office:value-type="float" office:value="4.28781731429963">
                <text:p>4.28781731429963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7.3452027162833">
                <text:p>7.3452027162833</text:p>
                <draw:g>
                  <svg:desc>'sp3 CH2'.I20:'sp3 CH2'.I20 'sp3 CH2'.O20:'sp3 CH2'.O20 'sp3 CH2'.U20:'sp3 CH2'.U20 'sp3 CH2'.AA20:'sp3 CH2'.AA20 'sp3 CH2'.AG20:'sp3 CH2'.AG20 'sp3 CH2'.AM20:'sp3 CH2'.AM20 'sp3 CH2'.AS20:'sp3 CH2'.AS20</svg:desc>
                </draw:g>
              </table:table-cell>
              <table:table-cell office:value-type="float" office:value="6.56367140017194">
                <text:p>6.56367140017194</text:p>
              </table:table-cell>
              <table:table-cell office:value-type="float" office:value="8.61956331238671">
                <text:p>8.61956331238671</text:p>
              </table:table-cell>
              <table:table-cell office:value-type="float" office:value="7.43744688668753">
                <text:p>7.43744688668753</text:p>
              </table:table-cell>
              <table:table-cell office:value-type="float" office:value="7.01037110959494">
                <text:p>7.01037110959494</text:p>
              </table:table-cell>
              <table:table-cell office:value-type="float" office:value="4.1895311513481">
                <text:p>4.1895311513481</text:p>
              </table:table-cell>
              <table:table-cell office:value-type="float" office:value="4.51309158600342">
                <text:p>4.513091586003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2:'sp3 CH2'.I12 'sp3 CH2'.O12:'sp3 CH2'.O12 'sp3 CH2'.U12:'sp3 CH2'.U12 'sp3 CH2'.AA12:'sp3 CH2'.AA12 'sp3 CH2'.AG12:'sp3 CH2'.AG12 'sp3 CH2'.AM12:'sp3 CH2'.AM12 'sp3 CH2'.AS12:'sp3 CH2'.AS12 'sp3 CH2'.D1:'sp3 CH2'.D1 'sp3 CH2'.I23:'sp3 CH2'.I23 'sp3 CH2'.O23:'sp3 CH2'.O23 'sp3 CH2'.U23:'sp3 CH2'.U23 'sp3 CH2'.AA23:'sp3 CH2'.AA23 'sp3 CH2'.AG23:'sp3 CH2'.AG23 'sp3 CH2'.AM23:'sp3 CH2'.AM23 'sp3 CH2'.AS23:'sp3 CH2'.AS23" chart:data-source-has-labels="both" svg:x="1.331cm" svg:y="1.275cm" svg:width="11.874cm" svg:height="7.545cm">
          <chartooo:coordinate-region svg:x="1.952cm" svg:y="1.275cm" svg:width="11.253cm" svg:height="4.944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2:'sp3 CH2'.I12 'sp3 CH2'.O12:'sp3 CH2'.O12 'sp3 CH2'.U12:'sp3 CH2'.U12 'sp3 CH2'.AA12:'sp3 CH2'.AA12 'sp3 CH2'.AG12:'sp3 CH2'.AG12 'sp3 CH2'.AM12:'sp3 CH2'.AM12 'sp3 CH2'.AS12:'sp3 CH2'.AS12" chart:label-cell-address="'sp3 CH2'.B1:'sp3 CH2'.B1" chart:class="chart:bar">
            <chart:data-point chart:repeated="7"/>
          </chart:series>
          <chart:series chart:style-name="ch10" chart:values-cell-range-address="'sp3 CH2'.I23:'sp3 CH2'.I23 'sp3 CH2'.O23:'sp3 CH2'.O23 'sp3 CH2'.U23:'sp3 CH2'.U23 'sp3 CH2'.AA23:'sp3 CH2'.AA23 'sp3 CH2'.AG23:'sp3 CH2'.AG23 'sp3 CH2'.AM23:'sp3 CH2'.AM23 'sp3 CH2'.AS23:'sp3 CH2'.AS23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3.4862998269913">
                <text:p>13.4862998269913</text:p>
                <draw:g>
                  <svg:desc>'sp3 CH2'.I12:'sp3 CH2'.I12 'sp3 CH2'.O12:'sp3 CH2'.O12 'sp3 CH2'.U12:'sp3 CH2'.U12 'sp3 CH2'.AA12:'sp3 CH2'.AA12 'sp3 CH2'.AG12:'sp3 CH2'.AG12 'sp3 CH2'.AM12:'sp3 CH2'.AM12 'sp3 CH2'.AS12:'sp3 CH2'.AS12</svg:desc>
                </draw:g>
              </table:table-cell>
              <table:table-cell office:value-type="float" office:value="10.0529507191867">
                <text:p>10.0529507191867</text:p>
              </table:table-cell>
              <table:table-cell office:value-type="float" office:value="11.5468884499259">
                <text:p>11.5468884499259</text:p>
              </table:table-cell>
              <table:table-cell office:value-type="float" office:value="9.6011214376763">
                <text:p>9.6011214376763</text:p>
              </table:table-cell>
              <table:table-cell office:value-type="float" office:value="8.14267413612222">
                <text:p>8.14267413612222</text:p>
              </table:table-cell>
              <table:table-cell office:value-type="float" office:value="9.19195775668934">
                <text:p>9.19195775668934</text:p>
              </table:table-cell>
              <table:table-cell office:value-type="float" office:value="9.16830958597958">
                <text:p>9.16830958597958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12.1418982161596">
                <text:p>12.1418982161596</text:p>
                <draw:g>
                  <svg:desc>'sp3 CH2'.I23:'sp3 CH2'.I23 'sp3 CH2'.O23:'sp3 CH2'.O23 'sp3 CH2'.U23:'sp3 CH2'.U23 'sp3 CH2'.AA23:'sp3 CH2'.AA23 'sp3 CH2'.AG23:'sp3 CH2'.AG23 'sp3 CH2'.AM23:'sp3 CH2'.AM23 'sp3 CH2'.AS23:'sp3 CH2'.AS23</svg:desc>
                </draw:g>
              </table:table-cell>
              <table:table-cell office:value-type="float" office:value="10.4349602684266">
                <text:p>10.4349602684266</text:p>
              </table:table-cell>
              <table:table-cell office:value-type="float" office:value="10.6283538230077">
                <text:p>10.6283538230077</text:p>
              </table:table-cell>
              <table:table-cell office:value-type="float" office:value="9.19621705402231">
                <text:p>9.19621705402231</text:p>
              </table:table-cell>
              <table:table-cell office:value-type="float" office:value="7.8098314252638">
                <text:p>7.8098314252638</text:p>
              </table:table-cell>
              <table:table-cell office:value-type="float" office:value="9.22437197423192">
                <text:p>9.22437197423192</text:p>
              </table:table-cell>
              <table:table-cell office:value-type="float" office:value="8.70988907584023">
                <text:p>8.709889075840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6:'sp3 CH2'.I6 'sp3 CH2'.O6:'sp3 CH2'.O6 'sp3 CH2'.U6:'sp3 CH2'.U6 'sp3 CH2'.AA6:'sp3 CH2'.AA6 'sp3 CH2'.AG6:'sp3 CH2'.AG6 'sp3 CH2'.AM6:'sp3 CH2'.AM6 'sp3 CH2'.AS6:'sp3 CH2'.AS6 'sp3 CH2'.D1:'sp3 CH2'.D1 'sp3 CH2'.I15:'sp3 CH2'.I15 'sp3 CH2'.O15:'sp3 CH2'.O15 'sp3 CH2'.U15:'sp3 CH2'.U15 'sp3 CH2'.AA15:'sp3 CH2'.AA15 'sp3 CH2'.AG15:'sp3 CH2'.AG15 'sp3 CH2'.AM15:'sp3 CH2'.AM15 'sp3 CH2'.AS15:'sp3 CH2'.AS15" chart:data-source-has-labels="both" svg:x="1.331cm" svg:y="1.275cm" svg:width="11.874cm" svg:height="7.545cm">
          <chartooo:coordinate-region svg:x="2.058cm" svg:y="1.474cm" svg:width="11.147cm" svg:height="5.094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6:'sp3 CH2'.I6 'sp3 CH2'.O6:'sp3 CH2'.O6 'sp3 CH2'.U6:'sp3 CH2'.U6 'sp3 CH2'.AA6:'sp3 CH2'.AA6 'sp3 CH2'.AG6:'sp3 CH2'.AG6 'sp3 CH2'.AM6:'sp3 CH2'.AM6 'sp3 CH2'.AS6:'sp3 CH2'.AS6" chart:label-cell-address="'sp3 CH2'.B1:'sp3 CH2'.B1" chart:class="chart:bar">
            <chart:data-point chart:repeated="7"/>
          </chart:series>
          <chart:series chart:style-name="ch10" chart:values-cell-range-address="'sp3 CH2'.I15:'sp3 CH2'.I15 'sp3 CH2'.O15:'sp3 CH2'.O15 'sp3 CH2'.U15:'sp3 CH2'.U15 'sp3 CH2'.AA15:'sp3 CH2'.AA15 'sp3 CH2'.AG15:'sp3 CH2'.AG15 'sp3 CH2'.AM15:'sp3 CH2'.AM15 'sp3 CH2'.AS15:'sp3 CH2'.AS15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-14.892">
                <text:p>-14.892</text:p>
                <draw:g>
                  <svg:desc>'sp3 CH2'.I6:'sp3 CH2'.I6 'sp3 CH2'.O6:'sp3 CH2'.O6 'sp3 CH2'.U6:'sp3 CH2'.U6 'sp3 CH2'.AA6:'sp3 CH2'.AA6 'sp3 CH2'.AG6:'sp3 CH2'.AG6 'sp3 CH2'.AM6:'sp3 CH2'.AM6 'sp3 CH2'.AS6:'sp3 CH2'.AS6</svg:desc>
                </draw:g>
              </table:table-cell>
              <table:table-cell office:value-type="float" office:value="-12.78">
                <text:p>-12.78</text:p>
              </table:table-cell>
              <table:table-cell office:value-type="float" office:value="-12.82">
                <text:p>-12.82</text:p>
              </table:table-cell>
              <table:table-cell office:value-type="float" office:value="-12.001">
                <text:p>-12.001</text:p>
              </table:table-cell>
              <table:table-cell office:value-type="float" office:value="-10.417">
                <text:p>-10.417</text:p>
              </table:table-cell>
              <table:table-cell office:value-type="float" office:value="-11.543">
                <text:p>-11.543</text:p>
              </table:table-cell>
              <table:table-cell office:value-type="float" office:value="-11.029">
                <text:p>-11.029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-14.108">
                <text:p>-14.108</text:p>
                <draw:g>
                  <svg:desc>'sp3 CH2'.I15:'sp3 CH2'.I15 'sp3 CH2'.O15:'sp3 CH2'.O15 'sp3 CH2'.U15:'sp3 CH2'.U15 'sp3 CH2'.AA15:'sp3 CH2'.AA15 'sp3 CH2'.AG15:'sp3 CH2'.AG15 'sp3 CH2'.AM15:'sp3 CH2'.AM15 'sp3 CH2'.AS15:'sp3 CH2'.AS15</svg:desc>
                </draw:g>
              </table:table-cell>
              <table:table-cell office:value-type="float" office:value="-13.148">
                <text:p>-13.148</text:p>
              </table:table-cell>
              <table:table-cell office:value-type="float" office:value="-12.82">
                <text:p>-12.82</text:p>
              </table:table-cell>
              <table:table-cell office:value-type="float" office:value="-12.094">
                <text:p>-12.094</text:p>
              </table:table-cell>
              <table:table-cell office:value-type="float" office:value="-10.232">
                <text:p>-10.232</text:p>
              </table:table-cell>
              <table:table-cell office:value-type="float" office:value="-11.579">
                <text:p>-11.579</text:p>
              </table:table-cell>
              <table:table-cell office:value-type="float" office:value="-11.018">
                <text:p>-11.0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3cm" svg:y="0.316cm" chart:style-name="ch2">
          <text:p>PBE0 s-t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1:'sp3 CH3'.H31 'sp3 CH3'.N31:'sp3 CH3'.N31 'sp3 CH3'.T31:'sp3 CH3'.T31 'sp3 CH3'.Z31:'sp3 CH3'.Z31 'sp3 CH3'.AF31:'sp3 CH3'.AF31 'sp3 CH3'.AL31:'sp3 CH3'.AL31 'sp3 CH3'.AR31:'sp3 CH3'.AR31 'sp3 CH3'.AX31:'sp3 CH3'.AX31 'sp3 CH3'.BD31:'sp3 CH3'.BD31 'sp3 CH3'.D1:'sp3 CH3'.D1 'sp3 CH3'.H40:'sp3 CH3'.H40 'sp3 CH3'.N40:'sp3 CH3'.N40 'sp3 CH3'.T40:'sp3 CH3'.T40 'sp3 CH3'.Z40:'sp3 CH3'.Z40 'sp3 CH3'.AF40:'sp3 CH3'.AF40 'sp3 CH3'.AL40:'sp3 CH3'.AL40 'sp3 CH3'.AR40:'sp3 CH3'.AR40 'sp3 CH3'.AX40:'sp3 CH3'.AX40 'sp3 CH3'.BD40:'sp3 CH3'.BD40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1:'sp3 CH3'.H31 'sp3 CH3'.N31:'sp3 CH3'.N31 'sp3 CH3'.T31:'sp3 CH3'.T31 'sp3 CH3'.Z31:'sp3 CH3'.Z31 'sp3 CH3'.AF31:'sp3 CH3'.AF31 'sp3 CH3'.AL31:'sp3 CH3'.AL31 'sp3 CH3'.AR31:'sp3 CH3'.AR31 'sp3 CH3'.AX31:'sp3 CH3'.AX31 'sp3 CH3'.BD31:'sp3 CH3'.BD31" chart:label-cell-address="'sp3 CH3'.B1:'sp3 CH3'.B1" chart:class="chart:bar">
            <chart:data-point chart:repeated="9"/>
          </chart:series>
          <chart:series chart:style-name="ch10" chart:values-cell-range-address="'sp3 CH3'.H40:'sp3 CH3'.H40 'sp3 CH3'.N40:'sp3 CH3'.N40 'sp3 CH3'.T40:'sp3 CH3'.T40 'sp3 CH3'.Z40:'sp3 CH3'.Z40 'sp3 CH3'.AF40:'sp3 CH3'.AF40 'sp3 CH3'.AL40:'sp3 CH3'.AL40 'sp3 CH3'.AR40:'sp3 CH3'.AR40 'sp3 CH3'.AX40:'sp3 CH3'.AX40 'sp3 CH3'.BD40:'sp3 CH3'.BD40" chart:label-cell-address="'sp3 CH3'.D1:'sp3 CH3'.D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7302917701002">
                <text:p>10.7302917701002</text:p>
                <draw:g>
                  <svg:desc>'sp3 CH3'.H31:'sp3 CH3'.H31 'sp3 CH3'.N31:'sp3 CH3'.N31 'sp3 CH3'.T31:'sp3 CH3'.T31 'sp3 CH3'.Z31:'sp3 CH3'.Z31 'sp3 CH3'.AF31:'sp3 CH3'.AF31 'sp3 CH3'.AL31:'sp3 CH3'.AL31 'sp3 CH3'.AR31:'sp3 CH3'.AR31 'sp3 CH3'.AX31:'sp3 CH3'.AX31 'sp3 CH3'.BD31:'sp3 CH3'.BD31</svg:desc>
                </draw:g>
              </table:table-cell>
              <table:table-cell office:value-type="float" office:value="8.95672326436227">
                <text:p>8.95672326436227</text:p>
              </table:table-cell>
              <table:table-cell office:value-type="float" office:value="6.37475382127327">
                <text:p>6.37475382127327</text:p>
              </table:table-cell>
              <table:table-cell office:value-type="float" office:value="5.4447156767977">
                <text:p>5.4447156767977</text:p>
              </table:table-cell>
              <table:table-cell office:value-type="float" office:value="3.84232157983893">
                <text:p>3.84232157983893</text:p>
              </table:table-cell>
              <table:table-cell office:value-type="float" office:value="11.1321234959184">
                <text:p>11.1321234959184</text:p>
              </table:table-cell>
              <table:table-cell office:value-type="float" office:value="3.59090653705055">
                <text:p>3.59090653705055</text:p>
              </table:table-cell>
              <table:table-cell office:value-type="float" office:value="5.69236717313238">
                <text:p>5.69236717313238</text:p>
              </table:table-cell>
              <table:table-cell office:value-type="float" office:value="5.80613415859144">
                <text:p>5.8061341585914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3353245173903">
                <text:p>10.3353245173903</text:p>
                <draw:g>
                  <svg:desc>'sp3 CH3'.H40:'sp3 CH3'.H40 'sp3 CH3'.N40:'sp3 CH3'.N40 'sp3 CH3'.T40:'sp3 CH3'.T40 'sp3 CH3'.Z40:'sp3 CH3'.Z40 'sp3 CH3'.AF40:'sp3 CH3'.AF40 'sp3 CH3'.AL40:'sp3 CH3'.AL40 'sp3 CH3'.AR40:'sp3 CH3'.AR40 'sp3 CH3'.AX40:'sp3 CH3'.AX40 'sp3 CH3'.BD40:'sp3 CH3'.BD40</svg:desc>
                </draw:g>
              </table:table-cell>
              <table:table-cell office:value-type="float" office:value="9.807992491675">
                <text:p>9.807992491675</text:p>
              </table:table-cell>
              <table:table-cell office:value-type="float" office:value="6.57362889429174">
                <text:p>6.57362889429174</text:p>
              </table:table-cell>
              <table:table-cell office:value-type="float" office:value="4.96993577481561">
                <text:p>4.96993577481561</text:p>
              </table:table-cell>
              <table:table-cell office:value-type="float" office:value="3.8642377676897">
                <text:p>3.8642377676897</text:p>
              </table:table-cell>
              <table:table-cell office:value-type="float" office:value="10.6559239569587">
                <text:p>10.6559239569587</text:p>
              </table:table-cell>
              <table:table-cell office:value-type="float" office:value="3.28931940747265">
                <text:p>3.28931940747265</text:p>
              </table:table-cell>
              <table:table-cell office:value-type="float" office:value="5.18040881583593">
                <text:p>5.180408815835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HF delta s-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9:'sp3 CH2'.I9 'sp3 CH2'.O9:'sp3 CH2'.O9 'sp3 CH2'.U9:'sp3 CH2'.U9 'sp3 CH2'.AA9:'sp3 CH2'.AA9 'sp3 CH2'.AG9:'sp3 CH2'.AG9 'sp3 CH2'.AM9:'sp3 CH2'.AM9 'sp3 CH2'.AS9:'sp3 CH2'.AS9 'sp3 CH2'.D1:'sp3 CH2'.D1 'sp3 CH2'.I18:'sp3 CH2'.I18 'sp3 CH2'.O18:'sp3 CH2'.O18 'sp3 CH2'.U18:'sp3 CH2'.U18 'sp3 CH2'.AA18:'sp3 CH2'.AA18 'sp3 CH2'.AG18:'sp3 CH2'.AG18 'sp3 CH2'.AM18:'sp3 CH2'.AM18 'sp3 CH2'.AS18:'sp3 CH2'.AS18" chart:data-source-has-labels="both" svg:x="1.331cm" svg:y="1.275cm" svg:width="11.874cm" svg:height="7.545cm">
          <chartooo:coordinate-region svg:x="1.952cm" svg:y="1.275cm" svg:width="11.253cm" svg:height="4.943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9:'sp3 CH2'.I9 'sp3 CH2'.O9:'sp3 CH2'.O9 'sp3 CH2'.U9:'sp3 CH2'.U9 'sp3 CH2'.AA9:'sp3 CH2'.AA9 'sp3 CH2'.AG9:'sp3 CH2'.AG9 'sp3 CH2'.AM9:'sp3 CH2'.AM9 'sp3 CH2'.AS9:'sp3 CH2'.AS9" chart:label-cell-address="'sp3 CH2'.B1:'sp3 CH2'.B1" chart:class="chart:bar">
            <chart:data-point chart:repeated="7"/>
          </chart:series>
          <chart:series chart:style-name="ch10" chart:values-cell-range-address="'sp3 CH2'.I18:'sp3 CH2'.I18 'sp3 CH2'.O18:'sp3 CH2'.O18 'sp3 CH2'.U18:'sp3 CH2'.U18 'sp3 CH2'.AA18:'sp3 CH2'.AA18 'sp3 CH2'.AG18:'sp3 CH2'.AG18 'sp3 CH2'.AM18:'sp3 CH2'.AM18 'sp3 CH2'.AS18:'sp3 CH2'.AS18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3067432741439">
                <text:p>11.3067432741439</text:p>
                <draw:g>
                  <svg:desc>'sp3 CH2'.I9:'sp3 CH2'.I9 'sp3 CH2'.O9:'sp3 CH2'.O9 'sp3 CH2'.U9:'sp3 CH2'.U9 'sp3 CH2'.AA9:'sp3 CH2'.AA9 'sp3 CH2'.AG9:'sp3 CH2'.AG9 'sp3 CH2'.AM9:'sp3 CH2'.AM9 'sp3 CH2'.AS9:'sp3 CH2'.AS9</svg:desc>
                </draw:g>
              </table:table-cell>
              <table:table-cell office:value-type="float" office:value="4.9432176782943">
                <text:p>4.9432176782943</text:p>
              </table:table-cell>
              <table:table-cell office:value-type="float" office:value="12.1698533993647">
                <text:p>12.1698533993647</text:p>
              </table:table-cell>
              <table:table-cell office:value-type="float" office:value="6.95032755680259">
                <text:p>6.95032755680259</text:p>
              </table:table-cell>
              <table:table-cell office:value-type="float" office:value="6.24418372343071">
                <text:p>6.24418372343071</text:p>
              </table:table-cell>
              <table:table-cell office:value-type="float" office:value="3.13398023396569">
                <text:p>3.13398023396569</text:p>
              </table:table-cell>
              <table:table-cell office:value-type="float" office:value="3.18393909234796">
                <text:p>3.18393909234796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8.74991126451058">
                <text:p>8.74991126451058</text:p>
                <draw:g>
                  <svg:desc>'sp3 CH2'.I18:'sp3 CH2'.I18 'sp3 CH2'.O18:'sp3 CH2'.O18 'sp3 CH2'.U18:'sp3 CH2'.U18 'sp3 CH2'.AA18:'sp3 CH2'.AA18 'sp3 CH2'.AG18:'sp3 CH2'.AG18 'sp3 CH2'.AM18:'sp3 CH2'.AM18 'sp3 CH2'.AS18:'sp3 CH2'.AS18</svg:desc>
                </draw:g>
              </table:table-cell>
              <table:table-cell office:value-type="float" office:value="5.08843047520167">
                <text:p>5.08843047520167</text:p>
              </table:table-cell>
              <table:table-cell office:value-type="float" office:value="8.97893483451643">
                <text:p>8.97893483451643</text:p>
              </table:table-cell>
              <table:table-cell office:value-type="float" office:value="6.29488448932663">
                <text:p>6.29488448932663</text:p>
              </table:table-cell>
              <table:table-cell office:value-type="float" office:value="5.8026708954834">
                <text:p>5.8026708954834</text:p>
              </table:table-cell>
              <table:table-cell office:value-type="float" office:value="3.42355384477495">
                <text:p>3.42355384477495</text:p>
              </table:table-cell>
              <table:table-cell office:value-type="float" office:value="4.71941653080717">
                <text:p>4.719416530807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